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Arial1" svg:font-family="Arial" style:font-family-generic="swiss"/>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34" style:family="table">
      <style:table-properties style:width="19.736cm" fo:margin-left="0.025cm" fo:margin-right="0.007cm" table:align="margins" fo:background-color="transparent">
        <style:background-image/>
      </style:table-properties>
    </style:style>
    <style:style style:name="Table34.A" style:family="table-column">
      <style:table-column-properties style:column-width="9.86cm" style:rel-column-width="32741*"/>
    </style:style>
    <style:style style:name="Table34.B" style:family="table-column">
      <style:table-column-properties style:column-width="9.876cm" style:rel-column-width="32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left="0.199cm" fo:padding-right="0.199cm" fo:padding-top="0.101cm" fo:padding-bottom="0.101cm" fo:border="0.002cm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199cm" fo:padding-right="0.199cm" fo:padding-top="0.101cm" fo:padding-bottom="0.101cm" fo:border-left="none" fo:border-right="none" fo:border-top="none" fo:border-bottom="0.002cm solid #000000">
        <style:background-image/>
      </style:table-cell-properties>
    </style:style>
    <style:style style:name="Table34.A3"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34.A4"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4.B4"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4.A16" style:family="table-cell">
      <style:table-cell-properties style:vertical-align="middle" fo:background-color="transparent" fo:padding-left="0.25cm" fo:padding-right="0.25cm" fo:padding-top="0.101cm" fo:padding-bottom="0.101cm" fo:border-left="none" fo:border-right="none" fo:border-top="none" fo:border-bottom="0.002cm solid #000000">
        <style:background-image/>
      </style:table-cell-properties>
    </style:style>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3" style:family="table">
      <style:table-properties style:width="14.762cm" fo:margin-left="2.54cm" fo:margin-right="2.466cm" table:align="margins" fo:background-color="transparent">
        <style:background-image/>
      </style:table-properties>
    </style:style>
    <style:style style:name="Table33.A" style:family="table-column">
      <style:table-column-properties style:column-width="2.877cm" style:rel-column-width="12771*"/>
    </style:style>
    <style:style style:name="Table33.B" style:family="table-column">
      <style:table-column-properties style:column-width="1.6cm" style:rel-column-width="7102*"/>
    </style:style>
    <style:style style:name="Table33.C" style:family="table-column">
      <style:table-column-properties style:column-width="10.285cm" style:rel-column-width="45662*"/>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3.C1" style:family="table-cell">
      <style:table-cell-properties fo:background-color="transparent" fo:padding-left="0.199cm" fo:padding-right="0.199cm" fo:padding-top="0.101cm" fo:padding-bottom="0.101cm" fo:border="0.002cm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 style:family="table">
      <style:table-properties style:width="16.729cm" fo:margin-left="1.614cm" fo:margin-right="1.425cm" table:align="margins" fo:background-color="transparent">
        <style:background-image/>
      </style:table-properties>
    </style:style>
    <style:style style:name="Table8.A" style:family="table-column">
      <style:table-column-properties style:column-width="1.647cm" style:rel-column-width="6453*"/>
    </style:style>
    <style:style style:name="Table8.B" style:family="table-column">
      <style:table-column-properties style:column-width="2.125cm" style:rel-column-width="8326*"/>
    </style:style>
    <style:style style:name="Table8.C" style:family="table-column">
      <style:table-column-properties style:column-width="12.956cm"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5.296cm" fo:margin-left="2.309cm" fo:margin-right="2.163cm" table:align="margins" fo:background-color="transparent">
        <style:background-image/>
      </style:table-properties>
    </style:style>
    <style:style style:name="Table6.A" style:family="table-column">
      <style:table-column-properties style:column-width="2.993cm" style:rel-column-width="12824*"/>
    </style:style>
    <style:style style:name="Table6.B" style:family="table-column">
      <style:table-column-properties style:column-width="1.72cm" style:rel-column-width="7368*"/>
    </style:style>
    <style:style style:name="Table6.C" style:family="table-column">
      <style:table-column-properties style:column-width="10.583cm"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7.336cm" fo:margin-left="1.383cm" fo:margin-right="1.05cm" table:align="margins" fo:background-color="transparent">
        <style:background-image/>
      </style:table-properties>
    </style:style>
    <style:style style:name="Table7.A" style:family="table-column">
      <style:table-column-properties style:column-width="5.131cm" style:rel-column-width="19397*"/>
    </style:style>
    <style:style style:name="Table7.B" style:family="table-column">
      <style:table-column-properties style:column-width="1.6cm" style:rel-column-width="6048*"/>
    </style:style>
    <style:style style:name="Table7.C" style:family="table-column">
      <style:table-column-properties style:column-width="10.605cm"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907cm" style:rel-column-width="14337*"/>
    </style:style>
    <style:style style:name="Table19.B" style:family="table-column">
      <style:table-column-properties style:column-width="1.577cm" style:rel-column-width="7777*"/>
    </style:style>
    <style:style style:name="Table19.C" style:family="table-column">
      <style:table-column-properties style:column-width="8.804cm" style:rel-column-width="43421*"/>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5.614cm" fo:margin-left="2.078cm" fo:margin-right="2.076cm" table:align="margins" fo:background-color="transparent">
        <style:background-image/>
      </style:table-properties>
    </style:style>
    <style:style style:name="Table22.A" style:family="table-column">
      <style:table-column-properties style:column-width="3.902cm" style:rel-column-width="16376*"/>
    </style:style>
    <style:style style:name="Table22.B" style:family="table-column">
      <style:table-column-properties style:column-width="1.6cm" style:rel-column-width="6714*"/>
    </style:style>
    <style:style style:name="Table22.C" style:family="table-column">
      <style:table-column-properties style:column-width="10.112cm" style:rel-column-width="42445*"/>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5.614cm" fo:margin-left="2.078cm" fo:margin-right="2.076cm" table:align="margins" fo:background-color="transparent">
        <style:background-image/>
      </style:table-properties>
    </style:style>
    <style:style style:name="Table23.A" style:family="table-column">
      <style:table-column-properties style:column-width="3.902cm" style:rel-column-width="16376*"/>
    </style:style>
    <style:style style:name="Table23.B" style:family="table-column">
      <style:table-column-properties style:column-width="1.6cm" style:rel-column-width="6714*"/>
    </style:style>
    <style:style style:name="Table23.C" style:family="table-column">
      <style:table-column-properties style:column-width="10.112cm" style:rel-column-width="42445*"/>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5.614cm" fo:margin-left="2.078cm" fo:margin-right="2.076cm" table:align="margins" fo:background-color="transparent">
        <style:background-image/>
      </style:table-properties>
    </style:style>
    <style:style style:name="Table24.A" style:family="table-column">
      <style:table-column-properties style:column-width="3.902cm" style:rel-column-width="16376*"/>
    </style:style>
    <style:style style:name="Table24.B" style:family="table-column">
      <style:table-column-properties style:column-width="1.6cm" style:rel-column-width="6714*"/>
    </style:style>
    <style:style style:name="Table24.C" style:family="table-column">
      <style:table-column-properties style:column-width="10.112cm" style:rel-column-width="42445*"/>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8.115cm" fo:margin-left="0.79cm" fo:margin-right="0.863cm" table:align="margins" fo:background-color="transparent">
        <style:background-image/>
      </style:table-properties>
    </style:style>
    <style:style style:name="Table25.A" style:family="table-column">
      <style:table-column-properties style:column-width="5.189cm" style:rel-column-width="18773*"/>
    </style:style>
    <style:style style:name="Table25.B" style:family="table-column">
      <style:table-column-properties style:column-width="1.6cm" style:rel-column-width="5787*"/>
    </style:style>
    <style:style style:name="Table25.C" style:family="table-column">
      <style:table-column-properties style:column-width="11.326cm" style:rel-column-width="40975*"/>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6" style:family="table">
      <style:table-properties style:width="19.706cm" fo:margin-left="0.025cm" fo:margin-right="-0.023cm" table:align="margins" fo:background-color="transparent" style:shadow="#cccccc 0.06cm 0.06cm">
        <style:background-image/>
      </style:table-properties>
    </style:style>
    <style:style style:name="Table36.A" style:family="table-column">
      <style:table-column-properties style:column-width="4.983cm" style:rel-column-width="16573*"/>
    </style:style>
    <style:style style:name="Table36.B" style:family="table-column">
      <style:table-column-properties style:column-width="1.767cm" style:rel-column-width="5877*"/>
    </style:style>
    <style:style style:name="Table36.C" style:family="table-column">
      <style:table-column-properties style:column-width="12.956cm"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left="0.199cm" fo:padding-right="0.199cm" fo:padding-top="0.101cm" fo:padding-bottom="0.101cm" fo:border="0.002cm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7" style:family="table">
      <style:table-properties style:width="19.706cm" fo:margin-left="0.025cm" fo:margin-right="-0.023cm" table:align="margins" fo:background-color="transparent" style:shadow="#cccccc 0.06cm 0.06cm">
        <style:background-image/>
      </style:table-properties>
    </style:style>
    <style:style style:name="Table37.A" style:family="table-column">
      <style:table-column-properties style:column-width="4.983cm" style:rel-column-width="16573*"/>
    </style:style>
    <style:style style:name="Table37.B" style:family="table-column">
      <style:table-column-properties style:column-width="1.767cm" style:rel-column-width="5877*"/>
    </style:style>
    <style:style style:name="Table37.C" style:family="table-column">
      <style:table-column-properties style:column-width="12.956cm" style:rel-column-width="43085*"/>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7.C1" style:family="table-cell">
      <style:table-cell-properties fo:background-color="transparent" fo:padding-left="0.199cm" fo:padding-right="0.199cm" fo:padding-top="0.101cm" fo:padding-bottom="0.101cm" fo:border="0.002cm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0" style:family="table">
      <style:table-properties style:width="19.706cm" fo:margin-left="0.025cm" fo:margin-right="-0.023cm" table:align="margins" fo:background-color="transparent" style:shadow="#cccccc 0.06cm 0.06cm">
        <style:background-image/>
      </style:table-properties>
    </style:style>
    <style:style style:name="Table40.A" style:family="table-column">
      <style:table-column-properties style:column-width="4.983cm" style:rel-column-width="16573*"/>
    </style:style>
    <style:style style:name="Table40.B" style:family="table-column">
      <style:table-column-properties style:column-width="1.767cm" style:rel-column-width="5877*"/>
    </style:style>
    <style:style style:name="Table40.C" style:family="table-column">
      <style:table-column-properties style:column-width="12.956cm"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0.C1" style:family="table-cell">
      <style:table-cell-properties fo:background-color="transparent" fo:padding-left="0.199cm" fo:padding-right="0.199cm" fo:padding-top="0.101cm" fo:padding-bottom="0.101cm" fo:border="0.002cm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9" style:family="table">
      <style:table-properties style:width="19.706cm" fo:margin-left="0.025cm" fo:margin-right="-0.023cm" table:align="margins" fo:background-color="transparent" style:shadow="#cccccc 0.06cm 0.06cm">
        <style:background-image/>
      </style:table-properties>
    </style:style>
    <style:style style:name="Table39.A" style:family="table-column">
      <style:table-column-properties style:column-width="4.983cm" style:rel-column-width="16573*"/>
    </style:style>
    <style:style style:name="Table39.B" style:family="table-column">
      <style:table-column-properties style:column-width="1.767cm" style:rel-column-width="5877*"/>
    </style:style>
    <style:style style:name="Table39.C" style:family="table-column">
      <style:table-column-properties style:column-width="12.956cm" style:rel-column-width="43085*"/>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9.C1" style:family="table-cell">
      <style:table-cell-properties fo:background-color="transparent" fo:padding-left="0.199cm" fo:padding-right="0.199cm" fo:padding-top="0.101cm" fo:padding-bottom="0.101cm" fo:border="0.002cm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2" style:family="table">
      <style:table-properties style:width="18.651cm" fo:margin-left="0.674cm" fo:margin-right="0.443cm" table:align="margins"/>
    </style:style>
    <style:style style:name="Table32.A" style:family="table-column">
      <style:table-column-properties style:column-width="18.651cm" style:rel-column-width="65535*"/>
    </style:style>
    <style:style style:name="Table3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8" style:family="table">
      <style:table-properties style:width="18.651cm" fo:margin-left="0.674cm" fo:margin-right="0.443cm" table:align="margins"/>
    </style:style>
    <style:style style:name="Table28.A" style:family="table-column">
      <style:table-column-properties style:column-width="18.651cm" style:rel-column-width="65535*"/>
    </style:style>
    <style:style style:name="Table28.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0" style:family="table">
      <style:table-properties style:width="18.641cm" fo:margin-left="0.69cm" fo:margin-right="0.437cm" table:align="margins" fo:background-color="transparent">
        <style:background-image/>
      </style:table-properties>
    </style:style>
    <style:style style:name="Table30.A" style:family="table-column">
      <style:table-column-properties style:column-width="10.345cm" style:rel-column-width="36370*"/>
    </style:style>
    <style:style style:name="Table30.B" style:family="table-column">
      <style:table-column-properties style:column-width="8.296cm" style:rel-column-width="29165*"/>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left="0.199cm" fo:padding-right="0.199cm" fo:padding-top="0.101cm" fo:padding-bottom="0.101cm" fo:border="0.002cm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0.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6" style:family="table">
      <style:table-properties style:width="19.706cm" fo:margin-left="0.025cm" fo:margin-right="-0.023cm" table:align="margins" fo:background-color="transparent" style:shadow="#cccccc 0.06cm 0.06cm">
        <style:background-image/>
      </style:table-properties>
    </style:style>
    <style:style style:name="Table26.A" style:family="table-column">
      <style:table-column-properties style:column-width="4.983cm" style:rel-column-width="16573*"/>
    </style:style>
    <style:style style:name="Table26.B" style:family="table-column">
      <style:table-column-properties style:column-width="1.767cm" style:rel-column-width="5877*"/>
    </style:style>
    <style:style style:name="Table26.C" style:family="table-column">
      <style:table-column-properties style:column-width="12.956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706cm" fo:margin-left="0.025cm" fo:margin-right="-0.023cm" table:align="margins" fo:background-color="transparent" style:shadow="#cccccc 0.06cm 0.06cm">
        <style:background-image/>
      </style:table-properties>
    </style:style>
    <style:style style:name="Table27.A" style:family="table-column">
      <style:table-column-properties style:column-width="4.983cm" style:rel-column-width="16573*"/>
    </style:style>
    <style:style style:name="Table27.B" style:family="table-column">
      <style:table-column-properties style:column-width="1.767cm" style:rel-column-width="5877*"/>
    </style:style>
    <style:style style:name="Table27.C" style:family="table-column">
      <style:table-column-properties style:column-width="12.956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1" style:family="table">
      <style:table-properties style:width="18.651cm" fo:margin-left="0.674cm" fo:margin-right="0.443cm" table:align="margins"/>
    </style:style>
    <style:style style:name="Table31.A" style:family="table-column">
      <style:table-column-properties style:column-width="18.651cm" style:rel-column-width="65535*"/>
    </style:style>
    <style:style style:name="Table3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29" style:family="table">
      <style:table-properties style:width="19.706cm" fo:margin-left="0.025cm" fo:margin-right="-0.023cm" table:align="margins" fo:background-color="transparent" style:shadow="#cccccc 0.06cm 0.06cm">
        <style:background-image/>
      </style:table-properties>
    </style:style>
    <style:style style:name="Table29.A" style:family="table-column">
      <style:table-column-properties style:column-width="4.983cm" style:rel-column-width="16573*"/>
    </style:style>
    <style:style style:name="Table29.B" style:family="table-column">
      <style:table-column-properties style:column-width="1.767cm" style:rel-column-width="5877*"/>
    </style:style>
    <style:style style:name="Table29.C" style:family="table-column">
      <style:table-column-properties style:column-width="12.956cm"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9.C1" style:family="table-cell">
      <style:table-cell-properties fo:background-color="transparent" fo:padding-left="0.199cm" fo:padding-right="0.199cm" fo:padding-top="0.101cm" fo:padding-bottom="0.101cm" fo:border="0.002cm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5" style:family="table">
      <style:table-properties style:width="19.706cm" fo:margin-left="0.025cm" fo:margin-right="-0.023cm" table:align="margins" fo:background-color="transparent" style:shadow="#cccccc 0.06cm 0.06cm">
        <style:background-image/>
      </style:table-properties>
    </style:style>
    <style:style style:name="Table35.A" style:family="table-column">
      <style:table-column-properties style:column-width="4.983cm" style:rel-column-width="16573*"/>
    </style:style>
    <style:style style:name="Table35.B" style:family="table-column">
      <style:table-column-properties style:column-width="1.767cm" style:rel-column-width="5877*"/>
    </style:style>
    <style:style style:name="Table35.C" style:family="table-column">
      <style:table-column-properties style:column-width="12.956cm"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5.C1" style:family="table-cell">
      <style:table-cell-properties fo:background-color="transparent" fo:padding-left="0.199cm" fo:padding-right="0.199cm" fo:padding-top="0.101cm" fo:padding-bottom="0.101cm" fo:border="0.002cm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5" style:family="table-row">
      <style:table-row-properties fo:background-color="transparent" style:keep-together="true" fo:keep-together="auto">
        <style:background-image/>
      </style:table-row-properties>
    </style:style>
    <style:style style:name="Table9.A5"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2"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able_20_Contents">
      <style:paragraph-properties fo:text-align="center" style:justify-single-word="false"/>
      <style:text-properties style:font-name="Verdana1" fo:font-size="10pt" style:font-size-asian="10pt" style:font-size-complex="10pt"/>
    </style:style>
    <style:style style:name="P9" style:family="paragraph" style:parent-style-name="Table_20_Contents">
      <style:text-properties style:font-name="Courier New"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style:font-name="Courier New" fo:font-weight="bold" style:font-weight-asian="bold" style:font-weight-complex="bold"/>
    </style:style>
    <style:style style:name="P13" style:family="paragraph" style:parent-style-name="Table_20_Contents">
      <style:paragraph-properties fo:text-align="start" style:justify-single-word="false"/>
      <style:text-properties style:use-window-font-color="true" style:font-name="Arial2"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Table_20_Contents">
      <style:paragraph-properties fo:text-align="start" style:justify-single-word="false"/>
      <style:text-properties style:use-window-font-color="true" style:font-name="Arial2" fo:font-size="10pt" fo:font-style="normal" fo:font-weight="normal" style:font-name-asian="CourierNewPSMT" style:font-size-asian="10pt" style:font-style-asian="normal" style:font-weight-asian="normal" style:font-name-complex="CourierNewPSMT" style:font-size-complex="10pt" style:font-style-complex="normal" style:font-weight-complex="normal"/>
    </style:style>
    <style:style style:name="P15"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6"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1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1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9" style:family="paragraph" style:parent-style-name="Text_20_body">
      <style:paragraph-properties fo:text-align="center" style:justify-single-word="false"/>
      <style:text-properties style:font-name="Times New Roman" fo:font-size="24pt" style:font-size-asian="24pt" style:font-size-complex="24pt"/>
    </style:style>
    <style:style style:name="P20" style:family="paragraph" style:parent-style-name="Text_20_body">
      <style:paragraph-properties fo:text-align="start" style:justify-single-word="false"/>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tab-stops>
          <style:tab-stop style:position="0.838cm"/>
        </style:tab-stops>
      </style:paragraph-properties>
    </style:style>
    <style:style style:name="P26" style:family="paragraph" style:parent-style-name="Text_20_body">
      <style:text-properties style:font-name="Arial2"/>
    </style:style>
    <style:style style:name="P27" style:family="paragraph" style:parent-style-name="Text_20_body">
      <style:text-properties style:font-name="Arial2" fo:font-style="normal" style:font-style-asian="normal" style:font-style-complex="normal"/>
    </style:style>
    <style:style style:name="P28" style:family="paragraph" style:parent-style-name="Text_20_body">
      <style:text-properties style:font-name="Arial2" fo:font-size="10pt" fo:font-weight="normal" style:font-size-asian="10pt" style:font-weight-asian="normal" style:font-size-complex="10pt" style:font-weight-complex="normal"/>
    </style:style>
    <style:style style:name="P2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text-properties style:font-name="Arial2" fo:font-size="10pt" style:font-size-asian="10pt" style:font-size-complex="10pt"/>
    </style:style>
    <style:style style:name="P31" style:family="paragraph" style:parent-style-name="Text_20_body">
      <style:paragraph-properties>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ext_20_body">
      <style:text-properties style:font-name="Arial2" fo:font-weight="normal" style:font-weight-asian="normal" style:font-weight-complex="normal"/>
    </style:style>
    <style:style style:name="P33" style:family="paragraph" style:parent-style-name="Text_20_body">
      <style:paragraph-properties fo:text-align="center" style:justify-single-word="false"/>
      <style:text-properties fo:font-style="italic" style:font-style-asian="italic" style:font-style-complex="italic"/>
    </style:style>
    <style:style style:name="P34" style:family="paragraph" style:parent-style-name="Text_20_body">
      <style:paragraph-properties>
        <style:tab-stops>
          <style:tab-stop style:position="0.838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fo:margin-top="0cm" fo:margin-bottom="0cm" fo:text-align="start" style:justify-single-word="false"/>
    </style:style>
    <style:style style:name="P36"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37"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38" style:family="paragraph" style:parent-style-name="Text_20_body">
      <style:paragraph-properties fo:margin-top="0cm" fo:margin-bottom="0cm">
        <style:tab-stops>
          <style:tab-stop style:position="0.838cm"/>
        </style:tab-stops>
      </style:paragraph-properties>
      <style:text-properties fo:color="#5c8526" style:font-name="Courier New" fo:font-weight="bold" style:font-size-asian="10pt" style:font-weight-asian="bold" style:font-size-complex="10pt" style:font-weight-complex="bold"/>
    </style:style>
    <style:style style:name="P39"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40" style:family="paragraph" style:parent-style-name="Text_20_body">
      <style:paragraph-properties fo:margin-top="0cm" fo:margin-bottom="0cm" fo:text-align="start" style:justify-single-word="false" fo:background-color="transparent">
        <style:background-image/>
      </style:paragraph-properties>
    </style:style>
    <style:style style:name="P41" style:family="paragraph" style:parent-style-name="Table_20_Contents">
      <style:paragraph-properties fo:margin-top="0cm" fo:margin-bottom="0.019cm"/>
      <style:text-properties style:font-name="Arial2" fo:font-size="10pt" style:font-size-asian="10pt" style:font-size-complex="10pt"/>
    </style:style>
    <style:style style:name="P42" style:family="paragraph" style:parent-style-name="Table_20_Contents">
      <style:paragraph-properties fo:margin-top="0cm" fo:margin-bottom="0.019cm" fo:text-align="start" style:justify-single-word="false">
        <style:tab-stops>
          <style:tab-stop style:position="0.838cm"/>
        </style:tab-stops>
      </style:paragraph-properties>
      <style:text-properties style:font-name="Arial2"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style:font-name="Arial2" fo:font-size="10pt" style:font-size-asian="10pt" style:font-size-complex="10pt"/>
    </style:style>
    <style:style style:name="P44" style:family="paragraph" style:parent-style-name="Standard">
      <style:text-properties style:font-name="Arial2" fo:font-size="10pt" style:font-size-asian="10pt" style:font-size-complex="10pt"/>
    </style:style>
    <style:style style:name="P4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47" style:family="paragraph" style:parent-style-name="Text_20_body">
      <style:paragraph-properties fo:break-before="page"/>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9.768cm" style:type="right" style:leader-style="dotted" style:leader-text="."/>
        </style:tab-stops>
      </style:paragraph-properties>
    </style:style>
    <style:style style:name="P50" style:family="paragraph" style:parent-style-name="Contents_20_2">
      <style:paragraph-properties>
        <style:tab-stops>
          <style:tab-stop style:position="19.269cm" style:type="right" style:leader-style="dotted" style:leader-text="."/>
        </style:tab-stops>
      </style:paragraph-properties>
    </style:style>
    <style:style style:name="P51"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52"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2"/>
    </style:style>
    <style:style style:name="P53" style:family="paragraph" style:parent-style-name="Text_20_body" style:list-style-name="L1">
      <style:paragraph-properties fo:margin-top="0cm" fo:margin-bottom="0cm">
        <style:tab-stops>
          <style:tab-stop style:position="0.838cm"/>
        </style:tab-stops>
      </style:paragraph-properties>
    </style:style>
    <style:style style:name="P54" style:family="paragraph" style:parent-style-name="Heading_20_2">
      <style:text-properties style:font-name="Arial2" fo:font-size="10pt" style:font-size-asian="10pt" style:font-size-complex="10pt"/>
    </style:style>
    <style:style style:name="P55" style:family="paragraph" style:parent-style-name="Heading_20_2">
      <style:paragraph-properties fo:keep-with-next="always"/>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fo:font-weight="normal" style:font-weight-asian="normal" style:font-weight-complex="normal"/>
    </style:style>
    <style:style style:name="P58" style:family="paragraph" style:parent-style-name="Heading_20_2">
      <style:paragraph-properties fo:break-before="page"/>
      <style:text-properties fo:font-style="normal" style:font-style-asian="normal" style:font-style-complex="normal"/>
    </style:style>
    <style:style style:name="P59" style:family="paragraph" style:parent-style-name="Heading_20_1">
      <style:text-properties style:font-name="Arial2" fo:font-style="normal" style:font-style-asian="normal" style:font-style-complex="normal"/>
    </style:style>
    <style:style style:name="P60" style:family="paragraph" style:parent-style-name="Heading_20_1">
      <style:paragraph-properties fo:break-before="page"/>
    </style:style>
    <style:style style:name="P61" style:family="paragraph">
      <style:paragraph-properties fo:text-align="center"/>
    </style:style>
    <style:style style:name="P62" style:family="paragraph">
      <style:paragraph-properties fo:text-align="center"/>
      <style:text-properties style:font-name="Arial2"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fo:font-size="10pt" fo:font-style="normal" style:font-size-asian="12.0500001907349pt" style:font-style-asian="normal" style:font-size-complex="13.8000001907349pt" style:font-style-complex="normal"/>
    </style:style>
    <style:style style:name="T6" style:family="text">
      <style:text-properties style:use-window-font-color="true"/>
    </style:style>
    <style:style style:name="T7" style:family="text">
      <style:text-properties style:use-window-font-color="true" style:font-name="Arial2"/>
    </style:style>
    <style:style style:name="T8" style:family="text">
      <style:text-properties style:use-window-font-color="true" style:font-name="Arial2" fo:font-size="9pt" fo:font-style="italic" style:font-name-asian="ArialMT" style:font-size-asian="9pt" style:font-style-asian="italic" style:font-name-complex="ArialMT" style:font-size-complex="9pt" style:font-style-complex="italic"/>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fo:font-style="italic" style:font-size-asian="10pt" style:font-style-asian="italic" style:font-size-complex="10pt" style:font-style-complex="italic"/>
    </style:style>
    <style:style style:name="T13" style:family="text">
      <style:text-properties style:use-window-font-color="true" style:font-name="Arial2" fo:font-size="10pt" style:font-name-asian="ArialMT" style:font-size-asian="10pt" style:font-name-complex="ArialMT" style:font-size-complex="10pt"/>
    </style:style>
    <style:style style:name="T14" style:family="text">
      <style:text-properties style:use-window-font-color="true" style:font-name="Arial2" fo:font-size="10pt" fo:font-style="normal" style:font-name-asian="ArialMT" style:font-size-asian="10pt" style:font-style-asian="normal" style:font-name-complex="ArialMT" style:font-size-complex="10pt" style:font-style-complex="normal"/>
    </style:style>
    <style:style style:name="T15" style:family="text">
      <style:text-properties style:use-window-font-color="true" style:font-name="Arial2" fo:font-weight="bold" style:font-size-asian="10pt" style:font-weight-asian="bold" style:font-name-complex="Arial2" style:font-size-complex="10pt" style:font-weight-complex="bold"/>
    </style:style>
    <style:style style:name="T16" style:family="text">
      <style:text-properties style:use-window-font-color="true" style:font-name-complex="Arial2"/>
    </style:style>
    <style:style style:name="T17" style:family="text">
      <style:text-properties style:use-window-font-color="true" style:font-name="Verdana1" fo:font-size="14pt" style:font-name-asian="DejaVu Sans" style:font-size-asian="14pt" style:font-name-complex="DejaVu Sans" style:font-size-complex="14pt"/>
    </style:style>
    <style:style style:name="T18" style:family="text">
      <style:text-properties fo:color="#c00000"/>
    </style:style>
    <style:style style:name="T19" style:family="text">
      <style:text-properties fo:color="#c00000" style:font-name="Arial2" style:font-size-asian="10pt" style:font-name-complex="Arial2" style:font-size-complex="10pt"/>
    </style:style>
    <style:style style:name="T20" style:family="text">
      <style:text-properties fo:color="#c00000" style:font-name="Arial2" fo:font-size="10pt" style:font-size-asian="10pt" style:font-name-complex="Arial2" style:font-size-complex="10pt"/>
    </style:style>
    <style:style style:name="T21" style:family="text">
      <style:text-properties fo:color="#c00000" style:font-name-complex="Arial2"/>
    </style:style>
    <style:style style:name="T22" style:family="text">
      <style:text-properties fo:color="#0000c0"/>
    </style:style>
    <style:style style:name="T23" style:family="text">
      <style:text-properties fo:color="#0000c0" style:font-name="Arial2" style:font-size-asian="10pt" style:font-name-complex="Arial2" style:font-size-complex="10pt"/>
    </style:style>
    <style:style style:name="T24" style:family="text">
      <style:text-properties fo:color="#0000c0" style:font-name="Arial2" fo:font-size="10pt" style:font-size-asian="10pt" style:font-name-complex="Arial2" style:font-size-complex="10pt"/>
    </style:style>
    <style:style style:name="T25" style:family="text">
      <style:text-properties fo:color="#0000c0" style:font-name-complex="Arial2"/>
    </style:style>
    <style:style style:name="T26" style:family="text">
      <style:text-properties fo:font-weight="bold" style:font-weight-asian="bold" style:font-weight-complex="bold"/>
    </style:style>
    <style:style style:name="T27" style:family="text">
      <style:text-properties fo:font-weight="bold" style:font-name-asian="Courier New" style:font-weight-asian="bold" style:font-name-complex="Courier New" style:font-weight-complex="bold"/>
    </style:style>
    <style:style style:name="T28" style:family="text">
      <style:text-properties style:font-name="Arial2"/>
    </style:style>
    <style:style style:name="T29" style:family="text">
      <style:text-properties style:font-name="Arial2" fo:font-size="10pt" style:font-size-asian="10pt" style:font-size-complex="10pt"/>
    </style:style>
    <style:style style:name="T30" style:family="text">
      <style:text-properties style:font-name="Arial2" fo:font-size="10pt" style:font-size-asian="10pt" style:font-name-complex="Arial2" style:font-size-complex="10pt"/>
    </style:style>
    <style:style style:name="T31" style:family="text">
      <style:text-properties style:font-name="Arial2" fo:font-size="10pt" fo:font-style="italic" style:font-size-asian="10pt" style:font-style-asian="italic" style:font-size-complex="10pt" style:font-style-complex="italic"/>
    </style:style>
    <style:style style:name="T3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style:font-name="Arial2" fo:font-size="10pt" fo:font-weight="normal" style:font-size-asian="10pt" style:font-weight-asian="normal" style:font-size-complex="10pt" style:font-weight-complex="normal"/>
    </style:style>
    <style:style style:name="T3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3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37" style:family="text">
      <style:text-properties style:font-name="Arial2" fo:font-style="normal" style:font-style-asian="normal" style:font-style-complex="normal"/>
    </style:style>
    <style:style style:name="T38" style:family="text">
      <style:text-properties style:font-name="Arial2" fo:font-style="italic" style:font-style-asian="italic" style:font-style-complex="italic"/>
    </style:style>
    <style:style style:name="T39" style:family="text">
      <style:text-properties style:font-name="Arial2" fo:font-style="italic" fo:font-weight="normal" style:font-style-asian="italic" style:font-weight-asian="normal" style:font-style-complex="italic" style:font-weight-complex="normal"/>
    </style:style>
    <style:style style:name="T40" style:family="text">
      <style:text-properties style:font-name="Arial2" fo:font-weight="normal" style:font-weight-asian="normal" style:font-weight-complex="normal"/>
    </style:style>
    <style:style style:name="T41" style:family="text">
      <style:text-properties style:font-name="Arial2" fo:font-weight="bold" style:font-name-asian="Arial2" style:font-weight-asian="bold" style:font-name-complex="Arial2" style:font-weight-complex="bold"/>
    </style:style>
    <style:style style:name="T42" style:family="text">
      <style:text-properties style:font-name-asian="Arial2" style:font-name-complex="Arial2"/>
    </style:style>
    <style:style style:name="T43" style:family="text">
      <style:text-properties fo:font-size="4pt" style:font-size-asian="4pt" style:font-size-complex="4pt"/>
    </style:style>
    <style:style style:name="T44" style:family="text">
      <style:text-properties fo:font-size="4pt" style:font-name-asian="Arial2" style:font-size-asian="4pt" style:font-name-complex="Arial2" style:font-size-complex="4pt"/>
    </style:style>
    <style:style style:name="T45" style:family="text">
      <style:text-properties fo:font-style="normal" style:font-style-asian="normal" style:font-style-complex="normal"/>
    </style:style>
    <style:style style:name="T46" style:family="text">
      <style:text-properties fo:font-weight="normal" style:font-weight-asian="normal" style:font-weight-complex="normal"/>
    </style:style>
    <style:style style:name="T47" style:family="text">
      <style:text-properties fo:font-weight="normal" style:font-name-asian="Arial2" style:font-weight-asian="normal" style:font-name-complex="Arial2" style:font-weight-complex="normal"/>
    </style:style>
    <style:style style:name="T48" style:family="text">
      <style:text-properties fo:font-weight="normal" style:font-weight-asian="bold" style:font-weight-complex="bold"/>
    </style:style>
    <style:style style:name="T49" style:family="text">
      <style:text-properties style:font-name="Courier New"/>
    </style:style>
    <style:style style:name="T50" style:family="text">
      <style:text-properties style:font-name="Courier New" fo:font-weight="bold" style:font-weight-asian="bold" style:font-weight-complex="bold"/>
    </style:style>
    <style:style style:name="T51" style:family="text">
      <style:text-properties style:font-name="Courier New" fo:font-weight="bold" style:font-name-asian="Courier New" style:font-weight-asian="bold" style:font-name-complex="Courier New" style:font-weight-complex="bold"/>
    </style:style>
    <style:style style:name="T5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53" style:family="text">
      <style:text-properties style:font-name="Courier New" fo:font-size="10pt" fo:font-weight="bold" style:font-size-asian="10pt" style:font-weight-asian="bold" style:font-size-complex="10pt" style:font-weight-complex="bold"/>
    </style:style>
    <style:style style:name="T54" style:family="text">
      <style:text-properties style:font-name="Courier New" fo:font-style="normal" fo:font-weight="bold" style:font-style-asian="normal" style:font-weight-asian="bold" style:font-style-complex="normal" style:font-weight-complex="bold"/>
    </style:style>
    <style:style style:name="T55" style:family="text">
      <style:text-properties fo:color="#2323dc"/>
    </style:style>
    <style:style style:name="T56" style:family="text">
      <style:text-properties fo:color="#5c8526"/>
    </style:style>
    <style:style style:name="T57" style:family="text">
      <style:text-properties fo:color="#5c8526" style:font-name="Arial2" fo:font-weight="normal" style:font-size-asian="10pt" style:font-weight-asian="normal" style:font-size-complex="10pt" style:font-weight-complex="normal"/>
    </style:style>
    <style:style style:name="T58" style:family="text">
      <style:text-properties fo:font-variant="normal" fo:text-transform="none"/>
    </style:style>
    <style:style style:name="T59" style:family="text">
      <style:text-properties fo:font-variant="normal" fo:text-transform="none" fo:font-weight="normal" style:font-weight-asian="normal" style:font-weight-complex="normal"/>
    </style:style>
    <style:style style:name="T60" style:family="text">
      <style:text-properties fo:font-variant="normal" fo:text-transform="none" style:font-name="Courier New" fo:font-weight="bold" style:font-weight-asian="bold" style:font-weight-complex="bold"/>
    </style:style>
    <style:style style:name="T6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62" style:family="text">
      <style:text-properties fo:font-size="6pt" style:font-size-asian="6pt" style:font-size-complex="6pt"/>
    </style:style>
    <style:style style:name="T63" style:family="text">
      <style:text-properties fo:color="#000000" style:font-name-complex="Arial2"/>
    </style:style>
    <style:style style:name="T64" style:family="text">
      <style:text-properties fo:color="#000000" style:font-name="Arial2" fo:font-size="10pt" style:font-size-asian="10pt" style:font-name-complex="Arial2" style:font-size-complex="10pt"/>
    </style:style>
    <style:style style:name="T65" style:family="text">
      <style:text-properties fo:color="#008000" style:font-name-complex="Arial2"/>
    </style:style>
    <style:style style:name="T66" style:family="text">
      <style:text-properties fo:color="#008000" style:font-name="Arial2" fo:font-size="10pt" style:font-size-asian="10pt" style:font-name-complex="Arial2" style:font-size-complex="10pt"/>
    </style:style>
    <style:style style:name="T67" style:family="text">
      <style:text-properties style:font-name-complex="Arial2"/>
    </style:style>
    <style:style style:name="T68" style:family="text">
      <style:text-properties fo:color="#0000ff" style:font-name-complex="Arial2"/>
    </style:style>
    <style:style style:name="T69" style:family="text">
      <style:text-properties fo:color="#0000ff" style:font-name="Arial2" fo:font-size="10pt" style:font-size-asian="10pt" style:font-name-complex="Arial2" style:font-size-complex="10pt"/>
    </style:style>
    <style:style style:name="T7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71" style:family="text">
      <style:text-properties style:font-name="Verdana" fo:font-weight="normal" style:font-weight-asian="bold" style:font-weight-complex="bold"/>
    </style:style>
    <style:style style:name="T72" style:family="text">
      <style:text-properties style:font-name="Arial" style:font-name-asian="Arial" style:font-name-complex="Arial"/>
    </style:style>
    <style:style style:name="T73" style:family="text">
      <style:text-properties style:font-name="Arial" style:font-name-asian="DejaVu Sans" style:font-name-complex="DejaVu Sans"/>
    </style:style>
    <style:style style:name="T74"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0f0f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P19">SKS (Secure Key Store)</text:p>
      <text:p text:style-name="P19"><draw:custom-shape text:anchor-type="paragraph" draw:z-index="2" draw:style-name="gr1" draw:text-style-name="P62" svg:width="10.506cm" svg:height="3.77cm" svg:x="4.748cm" svg:y="1.607cm">
     <text:p text:style-name="P61"><text:span text:style-name="T29">Note: This is an early version of a system in development.</text:span><text:span text:style-name="T29"><text:line-break/></text:span><text:span text:style-name="T29">That is, the specification is incomplete and may also change</text:span><text:span text:style-name="T29"><text:line-break/></text:span><text:span text:style-name="T29">considerably before finalization. <text:s/>However, it might give you</text:span><text:span text:style-name="T29"><text:line-break/></text:span><text:span text:style-name="T29">a fairly good idea about the “air-tight” provisioning concept.</text:span></text:p>
     <text:p text:style-name="P61"><text:span text:style-name="T29"/></text:p>
     <text:p text:style-name="P61"><text:span text:style-name="T29">Feedback is encourag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48">Table of Contents</text:p>
          </text:index-title>
          <text:p text:style-name="P49"><text:a xlink:type="simple" xlink:href="#3.Introduction|outline" text:style-name="Internet_20_link" text:visited-style-name="Internet_20_link">Introduction<text:tab/>3</text:a></text:p>
          <text:p text:style-name="P49"><text:a xlink:type="simple" xlink:href="#4.Architecture|outline" text:style-name="Internet_20_link" text:visited-style-name="Internet_20_link">Architecture<text:tab/>3</text:a></text:p>
          <text:p text:style-name="P49"><text:a xlink:type="simple" xlink:href="#5.Provisioning API|outline" text:style-name="Internet_20_link" text:visited-style-name="Internet_20_link">Provisioning API<text:tab/>3</text:a></text:p>
          <text:p text:style-name="P49"><text:a xlink:type="simple" xlink:href="#6.User API|outline" text:style-name="Internet_20_link" text:visited-style-name="Internet_20_link">User API<text:tab/>3</text:a></text:p>
          <text:p text:style-name="P49"><text:a xlink:type="simple" xlink:href="#7.Algorithm Support|outline" text:style-name="Internet_20_link" text:visited-style-name="Internet_20_link">Algorithm Support<text:tab/>4</text:a></text:p>
          <text:p text:style-name="P49"><text:a xlink:type="simple" xlink:href="#9.Objects|outline" text:style-name="Internet_20_link" text:visited-style-name="Internet_20_link">Objects<text:tab/>5</text:a></text:p>
          <text:p text:style-name="P50"><text:a xlink:type="simple" xlink:href="#9.1.Key Protection Objects|outline" text:style-name="Internet_20_link" text:visited-style-name="Internet_20_link">Key Protection Objects<text:tab/>5</text:a></text:p>
          <text:p text:style-name="P50"><text:a xlink:type="simple" xlink:href="#9.2.Biometric Protection Option|outline" text:style-name="Internet_20_link" text:visited-style-name="Internet_20_link">Biometric Protection Option<text:tab/>6</text:a></text:p>
          <text:p text:style-name="P50"><text:a xlink:type="simple" xlink:href="#9.4.Key Entries|outline" text:style-name="Internet_20_link" text:visited-style-name="Internet_20_link">Key Entries<text:tab/>6</text:a></text:p>
          <text:p text:style-name="P49"><text:a xlink:type="simple" xlink:href="#10.Data Types|outline" text:style-name="Internet_20_link" text:visited-style-name="Internet_20_link">Data Types<text:tab/>7</text:a></text:p>
          <text:p text:style-name="P49"><text:a xlink:type="simple" xlink:href="#11.Return Values|outline" text:style-name="Internet_20_link" text:visited-style-name="Internet_20_link">Return Values<text:tab/>7</text:a></text:p>
          <text:p text:style-name="P49"><text:a xlink:type="simple" xlink:href="#12.Error Codes|outline" text:style-name="Internet_20_link" text:visited-style-name="Internet_20_link">Error Codes<text:tab/>7</text:a></text:p>
          <text:p text:style-name="P49"><text:a xlink:type="simple" xlink:href="#13.Encrypted Data|outline" text:style-name="Internet_20_link" text:visited-style-name="Internet_20_link">Encrypted Data<text:tab/>8</text:a></text:p>
          <text:p text:style-name="P49"><text:a xlink:type="simple" xlink:href="#14.MAC Operations|outline" text:style-name="Internet_20_link" text:visited-style-name="Internet_20_link">MAC Operations<text:tab/>8</text:a></text:p>
          <text:p text:style-name="P49"><text:a xlink:type="simple" xlink:href="#15.Attestations|outline" text:style-name="Internet_20_link" text:visited-style-name="Internet_20_link">Attestations<text:tab/>8</text:a></text:p>
          <text:p text:style-name="P49"><text:a xlink:type="simple" xlink:href="#16.PIN and PUK Formats|outline" text:style-name="Internet_20_link" text:visited-style-name="Internet_20_link">PIN and PUK Formats<text:tab/>8</text:a></text:p>
          <text:p text:style-name="P49"><text:a xlink:type="simple" xlink:href="#17.PIN Grouping Control|outline" text:style-name="Internet_20_link" text:visited-style-name="Internet_20_link">PIN Grouping Control<text:tab/>9</text:a></text:p>
          <text:p text:style-name="P49"><text:a xlink:type="simple" xlink:href="#18.PIN Input Methods|outline" text:style-name="Internet_20_link" text:visited-style-name="Internet_20_link">PIN Input Methods<text:tab/>9</text:a></text:p>
          <text:p text:style-name="P49"><text:a xlink:type="simple" xlink:href="#19.PIN Pattern Restrictions|outline" text:style-name="Internet_20_link" text:visited-style-name="Internet_20_link">PIN Pattern Restrictions<text:tab/>9</text:a></text:p>
          <text:p text:style-name="P49"><text:a xlink:type="simple" xlink:href="#20.Key Usage|outline" text:style-name="Internet_20_link" text:visited-style-name="Internet_20_link">Key Usage<text:tab/>10</text:a></text:p>
          <text:p text:style-name="P49"><text:a xlink:type="simple" xlink:href="#21.Methods|outline" text:style-name="Internet_20_link" text:visited-style-name="Internet_20_link">Methods<text:tab/>10</text:a></text:p>
          <text:p text:style-name="P50"><text:a xlink:type="simple" xlink:href="#21.1.createProvisioningSession (1)|outline" text:style-name="Internet_20_link" text:visited-style-name="Internet_20_link">createProvisioningSession (1)<text:tab/>11</text:a></text:p>
          <text:p text:style-name="P50"><text:a xlink:type="simple" xlink:href="#21.2.closeProvisioningSession (2)|outline" text:style-name="Internet_20_link" text:visited-style-name="Internet_20_link">closeProvisioningSession (2)<text:tab/>13</text:a></text:p>
          <text:p text:style-name="P50"><text:a xlink:type="simple" xlink:href="#21.3.getProvisioningSession (3)|outline" text:style-name="Internet_20_link" text:visited-style-name="Internet_20_link">getProvisioningSession (3)<text:tab/>14</text:a></text:p>
          <text:p text:style-name="P50"><text:a xlink:type="simple" xlink:href="#21.4.enumerateProvisioningSessions (4)|outline" text:style-name="Internet_20_link" text:visited-style-name="Internet_20_link">enumerateProvisioningSessions (4)<text:tab/>15</text:a></text:p>
          <text:p text:style-name="P50"><text:a xlink:type="simple" xlink:href="#21.5.abortProvisioningSession (5)|outline" text:style-name="Internet_20_link" text:visited-style-name="Internet_20_link">abortProvisioningSession (5)<text:tab/>16</text:a></text:p>
          <text:p text:style-name="P50"><text:a xlink:type="simple" xlink:href="#21.6.createPUKPolicy (7)|outline" text:style-name="Internet_20_link" text:visited-style-name="Internet_20_link">createPUKPolicy (7)<text:tab/>17</text:a></text:p>
          <text:p text:style-name="P50"><text:a xlink:type="simple" xlink:href="#21.7.createPINPolicy (8)|outline" text:style-name="Internet_20_link" text:visited-style-name="Internet_20_link">createPINPolicy (8)<text:tab/>18</text:a></text:p>
          <text:p text:style-name="P50"><text:a xlink:type="simple" xlink:href="#21.8.createKeyPair (9)|outline" text:style-name="Internet_20_link" text:visited-style-name="Internet_20_link">createKeyPair (9)<text:tab/>19</text:a></text:p>
          <text:p text:style-name="P50"><text:a xlink:type="simple" xlink:href="#21.10.setCertificatePath (10)|outline" text:style-name="Internet_20_link" text:visited-style-name="Internet_20_link">setCertificatePath (10)<text:tab/>22</text:a></text:p>
          <text:p text:style-name="P50"><text:a xlink:type="simple" xlink:href="#21.11.setPiggybackedSymmetricKey (19)|outline" text:style-name="Internet_20_link" text:visited-style-name="Internet_20_link">setPiggybackedSymmetricKey (19)<text:tab/>24</text:a></text:p>
          <text:p text:style-name="P50"><text:a xlink:type="simple" xlink:href="#21.13.signData (100)|outline" text:style-name="Internet_20_link" text:visited-style-name="Internet_20_link">signData (100)<text:tab/>25</text:a></text:p>
          <text:p text:style-name="P50"><text:a xlink:type="simple" xlink:href="#21.14.restorePrivateKey (20)|outline" text:style-name="Internet_20_link" text:visited-style-name="Internet_20_link">restorePrivateKey (20)<text:tab/>26</text:a></text:p>
          <text:p text:style-name="P50"><text:a xlink:type="simple" xlink:href="#21.15.enumerateAlgorithms (30)|outline" text:style-name="Internet_20_link" text:visited-style-name="Internet_20_link">enumerateAlgorithms (30)<text:tab/>26</text:a></text:p>
          <text:p text:style-name="P50"><text:a xlink:type="simple" xlink:href="#21.16.getDeviceData (31)|outline" text:style-name="Internet_20_link" text:visited-style-name="Internet_20_link">getDeviceData (31)<text:tab/>26</text:a></text:p>
          <text:p text:style-name="P49"><text:a xlink:type="simple" xlink:href="#22.Sample Session|outline" text:style-name="Internet_20_link" text:visited-style-name="Internet_20_link">Sample Session<text:tab/>27</text:a></text:p>
          <text:p text:style-name="P49"><text:a xlink:type="simple" xlink:href="#23.Security Considerations|outline" text:style-name="Internet_20_link" text:visited-style-name="Internet_20_link">Security Considerations<text:tab/>27</text:a></text:p>
          <text:p text:style-name="P49"><text:a xlink:type="simple" xlink:href="#24.Intellectual Property Rights|outline" text:style-name="Internet_20_link" text:visited-style-name="Internet_20_link">Intellectual Property Rights<text:tab/>27</text:a></text:p>
          <text:p text:style-name="P49"><text:a xlink:type="simple" xlink:href="#25.References|outline" text:style-name="Internet_20_link" text:visited-style-name="Internet_20_link">References<text:tab/>28</text:a></text:p>
          <text:p text:style-name="P49"><text:a xlink:type="simple" xlink:href="#26.Acknowledgments|outline" text:style-name="Internet_20_link" text:visited-style-name="Internet_20_link">Acknowledgments<text:tab/>29</text:a></text:p>
          <text:p text:style-name="P49"><text:a xlink:type="simple" xlink:href="#27.Author|outline" text:style-name="Internet_20_link" text:visited-style-name="Internet_20_link">Author<text:tab/>29</text:a></text:p>
        </text:index-body>
      </text:table-of-content>
      <text:p text:style-name="Contents_20_Heading"/>
      <text:h text:style-name="Heading_20_1" text:outline-level="1"/>
      <text:h text:style-name="Heading_20_1" text:outline-level="1"/>
      <text:h text:style-name="P60" text:outline-level="1">Introduction</text:h>
      <text:p text:style-name="Text_20_body">This document describes the API (Application Programming Interface) and architecture of a system called SKS (Secure Key Store). <text:s text:c="2"/>SKS is essentially an enhanced smart card that is optimized for on-line provisioning of cryptographic keys and associated attributes.</text:p>
      <text:p text:style-name="Text_20_body"/>
      <text:h text:style-name="Heading_20_1" text:outline-level="1"><text:reference-mark-start text:name="architecture"/>Architecture<text:reference-mark-end text:name="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n SKS are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memory where programs are stored, but sealed by a CPU‑resident “master key”. </text:p>
      <text:p text:style-name="Text_20_body">The <text:reference-mark-start text:name="devcert"/><text:span text:style-name="T1">Device Certificate</text:span><text:reference-mark-end text:name="devcert"/> and its associated <text:span text:style-name="T1">Attestation Private Key</text:span> form the foundation for the mechanism that facilitates secure provisioning of keys, also when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text:span text:style-name="CrossRef"><text:reference-ref text:reference-format="text" text:ref-name="keygen2">KeyGen2</text:reference-ref></text:span> protocol, the SKS architecture, and the provisioning API described in this document.<text:span text:style-name="T45"> <text:s/>These items are </text:span><text:span text:style-name="T1">tightly matched</text:span> in order to create a <text:span text:style-name="T1">secure</text:span> and <text:span text:style-name="T1">interoperable</text:span> system. <text:s text:c="2"/>A question that arises is of course how compatible this scheme is with respect to existing protocols, APIs, and smart cards. <text:s/>The answer is simply: NOT AT ALL. </text:p>
      <text:p text:style-name="Text_20_body">A reason why SKS still may serve a purpose is that few of the current protocols, APIs and smart cards support secure on-line provisioning to end-users. <text:s/>in fact,<text:span text:style-name="T1">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text:p>
      <text:p text:style-name="P33">“On the Internet anybody can be an operator of something”</text:p>
      <text:p text:style-name="Text_20_body"/>
      <text:h text:style-name="Heading_20_1" text:outline-level="1"><text:reference-mark-start text:name="user.api"/>User API<text:reference-mark-end text:name="user.api"/></text:h>
      <text:p text:style-name="P20">In this document User API refers to operations that are required by security applications like TLS client-certificate authentication, S/MIME, and Kerberos (PKINIT). <text:s/>The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p>
      <text:p text:style-name="P20">The described User API is fully mappable to the subset of CryptoAPI, PKCS #11, and JCE that most PKI-using applications rely on.</text:p>
      <text:p text:style-name="P20"><text:soft-page-break/>The standard User API does not rely on authenticated sessions like featured in <text:span text:style-name="CrossRef"><text:reference-ref text:reference-format="text" text:ref-name="TPM1.2">TPM 1.2</text:reference-ref></text:span> because this is a <text:span text:style-name="T1">local security option</text:span>, while the provisioning API has its own self-contained (mandatory) authentication scheme.</text:p>
      <text:p text:style-name="P20">If another User API is used the only requirement is that the key objects created by the provisioning API, are compatible with the former.</text:p>
      <text:p text:style-name="P20"/>
      <text:h text:style-name="Heading_20_1" text:outline-level="1">Algorithm Support</text:h>
      <text:p text:style-name="Text_20_body">Algorithm support in SKS MUST as a <text:span text:style-name="T1">minimum</text:span> include the following items:<text:line-break/></text:p>
      <table:table table:name="Table34" table:style-name="Table34">
        <table:table-column table:style-name="Table34.A"/>
        <table:table-column table:style-name="Table34.B"/>
        <table:table-row table:style-name="Table34.1">
          <table:table-cell table:style-name="Table34.A1" office:value-type="string">
            <text:p text:style-name="P8">URI</text:p>
          </table:table-cell>
          <table:table-cell table:style-name="Table34.B1" office:value-type="string">
            <text:p text:style-name="P8">Comment</text:p>
          </table:table-cell>
        </table:table-row>
        <table:table-row table:style-name="Table34.2">
          <table:table-cell table:style-name="Table34.A2" table:number-columns-spanned="2" office:value-type="string">
            <text:p text:style-name="P8"/>
          </table:table-cell>
          <table:covered-table-cell/>
        </table:table-row>
        <table:table-row table:style-name="Table34.1">
          <table:table-cell table:style-name="Table34.A3" table:number-columns-spanned="2" office:value-type="string">
            <text:p text:style-name="P8">Symmetric Key Encryption</text:p>
          </table:table-cell>
          <table:covered-table-cell/>
        </table:table-row>
        <table:table-row table:style-name="Table34.2">
          <table:table-cell table:style-name="Table34.A4" office:value-type="string">
            <text:p text:style-name="P15">http://www.w3.org/2001/04/xmlenc#aes128-cbc</text:p>
          </table:table-cell>
          <table:table-cell table:style-name="Table34.B4" table:number-rows-spanned="3" office:value-type="string">
            <text:p text:style-name="P2"><text:span text:style-name="T46">See </text:span><text:span text:style-name="CrossRef"><text:span text:style-name="T48"><text:reference-ref text:reference-format="text" text:ref-name="xml.encrypt">XML Encryption</text:reference-ref></text:span></text:span></text:p>
          </table:table-cell>
        </table:table-row>
        <table:table-row table:style-name="Table34.2">
          <table:table-cell table:style-name="Table34.A4" office:value-type="string">
            <text:p text:style-name="P15">http://www.w3.org/2001/04/xmlenc#aes192-cbc</text:p>
          </table:table-cell>
          <table:covered-table-cell/>
        </table:table-row>
        <table:table-row table:style-name="Table34.2">
          <table:table-cell table:style-name="Table34.A4" office:value-type="string">
            <text:p text:style-name="P15">http://www.w3.org/2001/04/xmlenc#aes256-cbc</text:p>
          </table:table-cell>
          <table:covered-table-cell/>
        </table:table-row>
        <table:table-row table:style-name="Table34.2">
          <table:table-cell table:style-name="Table34.A4" office:value-type="string">
            <text:p text:style-name="P17">http://xmlns.webpki.org/keygen2/1.0#algo.aes.ecb.nopad</text:p>
          </table:table-cell>
          <table:table-cell table:style-name="Table34.B4" table:number-rows-spanned="2" office:value-type="string">
            <text:p text:style-name="P2">See <text:span text:style-name="CrossRef"><text:reference-ref text:reference-format="text" text:ref-name="fips.197">FIPS 197</text:reference-ref></text:span><text:span text:style-name="CrossRef">.</text:span> <text:s text:c="2"/>Support for 128, 192, and 256-bit keys</text:p>
          </table:table-cell>
        </table:table-row>
        <table:table-row table:style-name="Table34.2">
          <table:table-cell table:style-name="Table34.A4" office:value-type="string">
            <text:p text:style-name="P17">http://xmlns.webpki.org/keygen2/1.0#algo.aes.ecb.pkcs5</text:p>
          </table:table-cell>
          <table:covered-table-cell/>
        </table:table-row>
        <table:table-row table:style-name="Table34.2">
          <table:table-cell table:style-name="Table34.A2" table:number-columns-spanned="2" office:value-type="string">
            <text:p text:style-name="P8"/>
          </table:table-cell>
          <table:covered-table-cell/>
        </table:table-row>
        <table:table-row table:style-name="Table34.1">
          <table:table-cell table:style-name="Table34.A3" table:number-columns-spanned="2" office:value-type="string">
            <text:p text:style-name="P8">HMAC Operations</text:p>
          </table:table-cell>
          <table:covered-table-cell/>
        </table:table-row>
        <table:table-row table:style-name="Table34.2">
          <table:table-cell table:style-name="Table34.A4" office:value-type="string">
            <text:p text:style-name="P15">http://www.w3.org/2000/09/xmldsig#hmac-sha1</text:p>
          </table:table-cell>
          <table:table-cell table:style-name="Table34.B4" table:number-rows-spanned="2" office:value-type="string">
            <text:p text:style-name="P2">See <text:span text:style-name="CrossRef"><text:reference-ref text:reference-format="text" text:ref-name="xml.dsg">XML Signature</text:reference-ref></text:span></text:p>
          </table:table-cell>
        </table:table-row>
        <table:table-row table:style-name="Table34.2">
          <table:table-cell table:style-name="Table34.A4" office:value-type="string">
            <text:p text:style-name="P15">http://www.w3.org/2001/04/xmldsig-more#hmac-sha256</text:p>
          </table:table-cell>
          <table:covered-table-cell/>
        </table:table-row>
        <table:table-row table:style-name="Table34.2">
          <table:table-cell table:style-name="Table34.A2" table:number-columns-spanned="2" office:value-type="string">
            <text:p text:style-name="P8"/>
          </table:table-cell>
          <table:covered-table-cell/>
        </table:table-row>
        <table:table-row table:style-name="Table34.1">
          <table:table-cell table:style-name="Table34.A3" table:number-columns-spanned="2" office:value-type="string">
            <text:p text:style-name="P8">Asymmetric Key Encryption</text:p>
          </table:table-cell>
          <table:covered-table-cell/>
        </table:table-row>
        <table:table-row table:style-name="Table34.2">
          <table:table-cell table:style-name="Table34.A4" office:value-type="string">
            <text:p text:style-name="P15">http://www.w3.org/2001/04/xmlenc#rsa-1_5</text:p>
          </table:table-cell>
          <table:table-cell table:style-name="Table34.B4" office:value-type="string">
            <text:p text:style-name="P2">See <text:span text:style-name="CrossRef"><text:reference-ref text:reference-format="text" text:ref-name="xml.encrypt">XML Encryption</text:reference-ref></text:span></text:p>
          </table:table-cell>
        </table:table-row>
        <table:table-row table:style-name="Table34.2">
          <table:table-cell table:style-name="Table34.A16" table:number-columns-spanned="2" office:value-type="string">
            <text:p text:style-name="P18"/>
          </table:table-cell>
          <table:covered-table-cell/>
        </table:table-row>
        <table:table-row table:style-name="Table34.1">
          <table:table-cell table:style-name="Table34.A3" table:number-columns-spanned="2" office:value-type="string">
            <text:p text:style-name="P8"><text:reference-mark-start text:name="asym.algos"/>Asymmetric Key Signatures<text:reference-mark-end text:name="asym.algos"/></text:p>
          </table:table-cell>
          <table:covered-table-cell/>
        </table:table-row>
        <table:table-row table:style-name="Table34.2">
          <table:table-cell table:style-name="Table34.A4" office:value-type="string">
            <text:p text:style-name="P15">http://www.w3.org/2000/09/xmldsig#rsa-sha1</text:p>
          </table:table-cell>
          <table:table-cell table:style-name="Table34.B4" table:number-rows-spanned="3" office:value-type="string">
            <text:p text:style-name="P2">See <text:span text:style-name="CrossRef"><text:reference-ref text:reference-format="text" text:ref-name="xml.dsg">XML Signature</text:reference-ref></text:span></text:p>
          </table:table-cell>
        </table:table-row>
        <table:table-row table:style-name="Table34.2">
          <table:table-cell table:style-name="Table34.A4" office:value-type="string">
            <text:p text:style-name="P15">http://www.w3.org/2001/04/xmldsig-more#rsa-sha256</text:p>
          </table:table-cell>
          <table:covered-table-cell/>
        </table:table-row>
        <table:table-row table:style-name="Table34.2">
          <table:table-cell table:style-name="Table34.A4" office:value-type="string">
            <text:p text:style-name="P15">http://www.w3.org/2001/04/xmldsig-more#ecdsa-sha256</text:p>
          </table:table-cell>
          <table:covered-table-cell/>
        </table:table-row>
        <table:table-row table:style-name="Table34.2">
          <table:table-cell table:style-name="Table34.A16" table:number-columns-spanned="2" office:value-type="string">
            <text:p text:style-name="P18"/>
          </table:table-cell>
          <table:covered-table-cell/>
        </table:table-row>
        <table:table-row table:style-name="Table34.1">
          <table:table-cell table:style-name="Table34.A3" table:number-columns-spanned="2" office:value-type="string">
            <text:p text:style-name="P8"><text:reference-mark-start text:name="sess.key.attest"/>Session Key Attestations<text:reference-mark-end text:name="sess.key.attest"/></text:p>
          </table:table-cell>
          <table:covered-table-cell/>
        </table:table-row>
        <table:table-row table:style-name="Table34.2">
          <table:table-cell table:style-name="Table34.A4" office:value-type="string">
            <text:p text:style-name="P46">http://xmlns.webpki.org/keygen2/1.0#algo.ska.pkcs1</text:p>
          </table:table-cell>
          <table:table-cell table:style-name="Table34.B4" office:value-type="string">
            <text:p text:style-name="P2">See <text:span text:style-name="CrossRef"><text:reference-ref text:reference-format="text" text:ref-name="createProvisioningSession">createProvisioningSession</text:reference-ref></text:span></text:p>
          </table:table-cell>
        </table:table-row>
        <table:table-row table:style-name="Table34.2">
          <table:table-cell table:style-name="Table34.A2" table:number-columns-spanned="2" office:value-type="string">
            <text:p text:style-name="P8"/>
          </table:table-cell>
          <table:covered-table-cell/>
        </table:table-row>
        <table:table-row table:style-name="Table34.1">
          <table:table-cell table:style-name="Table34.A3" table:number-columns-spanned="2" office:value-type="string">
            <text:p text:style-name="P8"><text:reference-mark-start text:name="key.attestations"/>Key Attestations<text:reference-mark-end text:name="key.attestations"/></text:p>
          </table:table-cell>
          <table:covered-table-cell/>
        </table:table-row>
        <table:table-row table:style-name="Table34.2">
          <table:table-cell table:style-name="Table34.A4" office:value-type="string">
            <text:p text:style-name="P46">http://xmlns.webpki.org/keygen2/1.0#algo.ka.1</text:p>
          </table:table-cell>
          <table:table-cell table:style-name="Table34.B4" office:value-type="string">
            <text:p text:style-name="P2">See <text:span text:style-name="CrossRef"><text:reference-ref text:reference-format="text" text:ref-name="key.attestation.data">Key Attestation Data</text:reference-ref></text:span><text:span text:style-name="CrossRef"><text:span text:style-name="T7"> and </text:span></text:span><text:span text:style-name="CrossRef"><text:reference-ref text:reference-format="text" text:ref-name="createKeyPair">createKeyPair</text:reference-ref></text:span></text:p>
          </table:table-cell>
        </table:table-row>
        <table:table-row table:style-name="Table34.2">
          <table:table-cell table:style-name="Table34.A2" table:number-columns-spanned="2" office:value-type="string">
            <text:p text:style-name="P8"/>
          </table:table-cell>
          <table:covered-table-cell/>
        </table:table-row>
        <table:table-row table:style-name="Table34.1">
          <table:table-cell table:style-name="Table34.A3" table:number-columns-spanned="2" office:value-type="string">
            <text:p text:style-name="P8"><text:reference-mark-start text:name="elliptic.curves"/>Elliptic Curves<text:reference-mark-end text:name="elliptic.curves"/></text:p>
          </table:table-cell>
          <table:covered-table-cell/>
        </table:table-row>
        <table:table-row table:style-name="Table34.2">
          <table:table-cell table:style-name="Table34.A4" office:value-type="string">
            <text:p text:style-name="P17">urn:oid:1.2.840.10045.3.1.7</text:p>
          </table:table-cell>
          <table:table-cell table:style-name="Table34.B4" office:value-type="string">
            <text:p text:style-name="P2">See <text:span text:style-name="CrossRef"><text:reference-ref text:reference-format="text" text:ref-name="fips.186-3">FIPS 186-3</text:reference-ref></text:span></text:p>
          </table:table-cell>
        </table:table-row>
      </table:table>
      <text:p text:style-name="P22"/>
      <text:p text:style-name="P42">Note that algorithms in SKI methods are always specified in <text:reference-mark-start text:name="local.representation"/>local representation<text:reference-mark-end text:name="local.representation"/>. <text:s/>See <text:span text:style-name="CrossRef"><text:span text:style-name="T5"><text:reference-ref text:reference-format="text" text:ref-name="enumeratealgorithms">enumerateAlgorithms</text:reference-ref></text:span></text:span>.</text:p>
      <text:h text:style-name="Heading_20_1" text:outline-level="1"/>
      <text:h text:style-name="P60" text:outline-level="1">Objects</text:h>
      <text:p text:style-name="P20">The SKS API (as well as its companion protocol <text:span text:style-name="CrossRef"><text:reference-ref text:reference-format="text" text:ref-name="keygen2">KeyGen2</text:reference-ref></text:span>), assumes that objects are arranged in a specific fashion in order to work. <text:s/>At the core of the system are the cryptographic keys which are not only used for authentication, signing etc. but also for key life-cycle management and management of key attributes.</text:p>
      <text:p text:style-name="P20">All provisioned keys, included symmetric dittos (see <text:span text:style-name="CrossRef"><text:reference-ref text:reference-format="text" text:ref-name="setpiggybacked">setPiggybackedSymmetricKey</text:reference-ref></text:span>), are identified and managed through an <text:span text:style-name="CrossRef"><text:reference-ref text:reference-format="text" text:ref-name="X.509">X.509</text:reference-ref></text:span> certificate. <text:s/>The reason for this somewhat unusual arrangement is that this enables <text:span text:style-name="T1">universal object management</text:span> as well as supporting the PoI (Proof of Issuance) concept for enabling <text:span text:style-name="T1">secure remote object management by independent issuers</text:span>.</text:p>
      <text:p text:style-name="P20">Note: unlike 7816-compatible smart cards, an SKS has no visible file system, only objects.</text:p>
      <text:p text:style-name="P20"/>
      <text:h text:style-name="Heading_20_2" text:outline-level="2"><text:reference-mark-start text:name="key.protectionobjects"/>Key Protection Objects<text:reference-mark-end text:name="key.protectionobjects"/></text:h>
      <text:p text:style-name="Text_20_body">Keys may optionally be protected by PIN-codes. <text:s/>Each PIN-protected key maintains a separate PIN error-counter, but a single PIN policy object may govern multiple keys. <text:s text:c="2"/>A PIN-policy and its associated keys may in turn be governed by a PUK (Personal Unlock Key) policy object that can be used to reset error-counters that have passed the limit as defined by the PIN policy.</text:p>
      <text:p text:style-name="P20"><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20">PIN and PUK policy objects are not directly addressable after provisioning; in order to read PIN and/or PUK policy data, you need to use an associated key handle as input.</text:p>
      <text:p text:style-name="P20">The following XML extract shows a matching key generation (provisioning)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35">&lt;<text:span text:style-name="T18">CreateObject</text:span>&gt;<text:line-break/>    &lt;<text:span text:style-name="T18">PUKPolicy</text:span> <text:span text:style-name="T22">ID</text:span>="PUK.1" <text:span text:style-name="T22">Format</text:span>="numeric" <text:span text:style-name="T22">RetryLimit</text:span>="3" <text:span text:style-name="T22">EncryptedValue</text:span>="mjRKrcuO <text:span text:style-name="T26">... </text:span>1O/e9mgMf3qw"&gt;<text:line-break/>        &lt;<text:span text:style-name="T18">PINPolicy</text:span> <text:span text:style-name="T22">ID</text:span>="PIN.1" <text:span text:style-name="T22">Format</text:span>="numeric" <text:span text:style-name="T22">Grouping</text:span>="shared" <text:span text:style-name="T22">MaxLength</text:span>="8" <text:span text:style-name="T22">MinLength</text:span>="4"<text:line-break/> <text:s text:c="26"/><text:span text:style-name="T22">PatternRestrictions</text:span>="three-in-a-row sequence" <text:span text:style-name="T22">RetryLimit</text:span>="3"&gt;<text:line-break/>            &lt;<text:span text:style-name="T18">KeyPair</text:span> <text:span text:style-name="T22">ID</text:span>="Key.1" <text:span text:style-name="T22">KeyUsage</text:span>="encryption"&gt;<text:line-break/>                &lt;<text:span text:style-name="T18">RSA</text:span> <text:span text:style-name="T22">KeySize</text:span>="1024"/&gt;<text:line-break/>            &lt;/<text:span text:style-name="T18">KeyPair</text:span>&gt;<text:line-break/>            &lt;<text:span text:style-name="T18">KeyPair</text:span> <text:span text:style-name="T22">ID</text:span>="Key.2" <text:span text:style-name="T22">KeyUsage</text:span>="authentication"&gt;<text:line-break/>                &lt;<text:span text:style-name="T18">RSA</text:span> <text:span text:style-name="T22">KeySize</text:span>="2048"/&gt;<text:line-break/>            &lt;/<text:span text:style-name="T18">KeyPair</text:span>&gt;<text:line-break/>        &lt;/<text:span text:style-name="T18">PINPolicy</text:span>&gt;<text:line-break/>    &lt;/<text:span text:style-name="T18">PUKPolicy</text:span>&gt;<text:line-break/>&lt;/<text:span text:style-name="T18">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text:p>
      <text:p text:style-name="Text_20_body"><text:soft-page-break/>An SKS MAY also support a device (<text:span text:style-name="T1">system-wide</text:span>) PIN and PUK. <text:s/>See <text:span text:style-name="CrossRef"><text:reference-ref text:reference-format="text" text:ref-name="getDeviceData">getDeviceData</text:reference-ref></text:span>.</text:p>
      <text:p text:style-name="Text_20_body"><text:span text:style-name="T29">For creation of protection objects, see </text:span><text:span text:style-name="CrossRef"><text:reference-ref text:reference-format="text" text:ref-name="pinpukformat">PIN and PUK Formats</text:reference-ref></text:span><text:span text:style-name="CrossRef"><text:span text:style-name="T7">, </text:span></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Pair</text:reference-ref></text:span><text:span text:style-name="CrossRef"><text:span text:style-name="T7">.</text:span></text:span></text:p>
      <text:p text:style-name="Text_20_body"><text:span text:style-name="CrossRef"><text:span text:style-name="T7"/></text:span></text:p>
      <text:h text:style-name="P55" text:outline-level="2"><text:reference-mark-start text:name="biometricoption"/><text:span text:style-name="CrossRef"><text:span text:style-name="T17">Biometric Protection Option</text:span></text:span><text:reference-mark-end text:name="biometricoption"/></text:h>
      <text:p text:style-name="Text_20_body"><text:span text:style-name="CrossRef"><text:span text:style-name="T7">There is also an option for using biometric data as an alternative to PINs which is defined in the </text:span></text:span><text:span text:style-name="CrossRef"><text:reference-ref text:reference-format="text" text:ref-name="createKeyPair">createKeyPair</text:reference-ref></text:span><text:span text:style-name="CrossRef"><text:span text:style-name="T7"> method. <text:s/>The following table shows the biometric protection options:<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8">Name</text:p>
          </table:table-cell>
          <table:table-cell table:style-name="Table33.A1" office:value-type="string">
            <text:p text:style-name="P8">Value</text:p>
          </table:table-cell>
          <table:table-cell table:style-name="Table33.C1" office:value-type="string">
            <text:p text:style-name="P8">Comment</text:p>
          </table:table-cell>
        </table:table-row>
        <table:table-row table:style-name="Table33.2">
          <table:table-cell table:style-name="Table33.A2" office:value-type="string">
            <text:p text:style-name="P13">None</text:p>
          </table:table-cell>
          <table:table-cell table:style-name="Table33.A2" office:value-type="string">
            <text:p text:style-name="P6">0x00</text:p>
          </table:table-cell>
          <table:table-cell table:style-name="Table33.C2" office:value-type="string">
            <text:p text:style-name="P5">No biometric protection</text:p>
          </table:table-cell>
        </table:table-row>
        <table:table-row table:style-name="Table33.2">
          <table:table-cell table:style-name="Table33.A2" office:value-type="string">
            <text:p text:style-name="P13">Alternative</text:p>
          </table:table-cell>
          <table:table-cell table:style-name="Table33.A2" office:value-type="string">
            <text:p text:style-name="P6">0x01</text:p>
          </table:table-cell>
          <table:table-cell table:style-name="Table33.C2" office:value-type="string">
            <text:p text:style-name="P2">The key may be authenticated to with a PIN <text:span text:style-name="T1">or</text:span> by biometrics</text:p>
          </table:table-cell>
        </table:table-row>
        <table:table-row table:style-name="Table33.2">
          <table:table-cell table:style-name="Table33.A2" office:value-type="string">
            <text:p text:style-name="P13">Combined</text:p>
          </table:table-cell>
          <table:table-cell table:style-name="Table33.A2" office:value-type="string">
            <text:p text:style-name="P6">0x02</text:p>
          </table:table-cell>
          <table:table-cell table:style-name="Table33.C2" office:value-type="string">
            <text:p text:style-name="P2">The key is protected by a PIN <text:span text:style-name="T1">and</text:span> by biometrics</text:p>
          </table:table-cell>
        </table:table-row>
        <table:table-row table:style-name="Table33.2">
          <table:table-cell table:style-name="Table33.A2" office:value-type="string">
            <text:p text:style-name="P13">Exclusive</text:p>
          </table:table-cell>
          <table:table-cell table:style-name="Table33.A2" office:value-type="string">
            <text:p text:style-name="P6">0x03</text:p>
          </table:table-cell>
          <table:table-cell table:style-name="Table33.C2" office:value-type="string">
            <text:p text:style-name="P2">The key is <text:span text:style-name="T1">only</text:span> protected by biometrics</text:p>
          </table:table-cell>
        </table:table-row>
      </table:table>
      <text:h text:style-name="P54" text:outline-level="2"/>
      <text:p text:style-name="P30">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30">The biometric protection option is only intended to be applied to <text:span text:style-name="CrossRef"><text:reference-ref text:reference-format="text" text:ref-name="user.api">User API</text:reference-ref></text:span> methods like <text:span text:style-name="CrossRef"><text:reference-ref text:reference-format="text" text:ref-name="signdata">signData</text:reference-ref></text:span>.</text:p>
      <text:p text:style-name="P30"/>
      <text:h text:style-name="Heading_20_2" text:outline-level="2">Key Entries</text:h>
      <text:p text:style-name="Text_20_body">Provisioned keys always have an associated <text:span text:style-name="CrossRef"><text:reference-ref text:reference-format="text" text:ref-name="X.509">X.509</text:reference-ref></text:span> certificate, while other objects are optional. <text:s/></text:p>
      <text:p text:style-name="Text_20_body">Lots of other stuff: TBD</text:p>
      <text:h text:style-name="P60"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Type</text:p>
          </table:table-cell>
          <table:table-cell table:style-name="Table8.A1" office:value-type="string">
            <text:p text:style-name="P8">Length</text:p>
          </table:table-cell>
          <table:table-cell table:style-name="Table8.C1" office:value-type="string">
            <text:p text:style-name="P8">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43">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Note that all variables that represent textual data are supposed to be <text:span text:style-name="CrossRef"><text:reference-ref text:reference-format="text" text:ref-name="utf8">UTF-8</text:reference-ref></text:span> encoded.</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text:span text:style-name="CrossRef"><text:reference-ref text:reference-format="text" text:ref-name="utf8">UTF-8</text:reference-ref></text:span>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Name</text:p>
          </table:table-cell>
          <table:table-cell table:style-name="Table6.A1" office:value-type="string">
            <text:p text:style-name="P8">Type</text:p>
          </table:table-cell>
          <table:table-cell table:style-name="Table6.C1" office:value-type="string">
            <text:p text:style-name="P8">Comment</text:p>
          </table:table-cell>
        </table:table-row>
        <table:table-row table:style-name="Table6.2">
          <table:table-cell table:style-name="Table6.A2" office:value-type="string">
            <text:p text:style-name="P10">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0">ErrorString</text:p>
          </table:table-cell>
          <table:table-cell table:style-name="Table6.A2" office:value-type="string">
            <text:p text:style-name="P3">byte<text:span text:style-name="T42">⁮[</text:span><text:span text:style-name="T44"> </text:span><text:span text:style-name="T42">]</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Name</text:p>
          </table:table-cell>
          <table:table-cell table:style-name="Table7.A1" office:value-type="string">
            <text:p text:style-name="P8">Value</text:p>
          </table:table-cell>
          <table:table-cell table:style-name="Table7.C1" office:value-type="string">
            <text:p text:style-name="P8">Comment</text:p>
          </table:table-cell>
        </table:table-row>
        <table:table-row table:style-name="Table7.2">
          <table:table-cell table:style-name="Table7.A2" office:value-type="string">
            <text:p text:style-name="P10"><text:reference-mark-start text:name="auth.error"/>ERROR_AUTHENTIC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This non-fatal error is returned when there is something wrong with a supplied <text:s/>PIN‑code. <text:s/>For more detailed information, see TBD</text:span></text:span></text:p>
          </table:table-cell>
        </table:table-row>
        <table:table-row table:style-name="Table7.2">
          <table:table-cell table:style-name="Table7.A2" office:value-type="string">
            <text:p text:style-name="P12">ERROR_STORAGE</text:p>
          </table:table-cell>
          <table:table-cell table:style-name="Table7.A2" office:value-type="string">
            <text:p text:style-name="P3">0x0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12">ERROR_MAC</text:p>
          </table:table-cell>
          <table:table-cell table:style-name="Table7.A2" office:value-type="string">
            <text:p text:style-name="P3">0x0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2">ERROR_CRYPTO</text:p>
          </table:table-cell>
          <table:table-cell table:style-name="Table7.A2" office:value-type="string">
            <text:p text:style-name="P3">0x0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2">ERROR_NO_SESSION</text:p>
          </table:table-cell>
          <table:table-cell table:style-name="Table7.A2" office:value-type="string">
            <text:p text:style-name="P3">0x05</text:p>
          </table:table-cell>
          <table:table-cell table:style-name="Table7.C2" office:value-type="string">
            <text:p text:style-name="P2">Session not found</text:p>
          </table:table-cell>
        </table:table-row>
        <table:table-row table:style-name="Table7.2">
          <table:table-cell table:style-name="Table7.A2" office:value-type="string">
            <text:p text:style-name="P12">ERROR_SESSION_VERIFY</text:p>
          </table:table-cell>
          <table:table-cell table:style-name="Table7.A2" office:value-type="string">
            <text:p text:style-name="P3">0x0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12">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2">ERROR_ALGORITHM</text:p>
          </table:table-cell>
          <table:table-cell table:style-name="Table7.A2" office:value-type="string">
            <text:p text:style-name="P3">0x0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60"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50"><text:tab/>EncryptionKey</text:span> = <text:span text:style-name="CrossRef"><text:span text:style-name="T45"><text:reference-ref text:reference-format="text" text:ref-name="HMAC_SHA256">HMAC-SHA256</text:reference-ref></text:span></text:span> (<text:span text:style-name="T50">SK</text:span>, <text:span text:style-name="T50">ClientSessionID</text:span> ||<text:line-break/><text:tab/> <text:s text:c="21"/><text:span text:style-name="T62"><text:s/></text:span><text:s text:c="45"/><text:span text:style-name="T50">ServerSessionID</text:span> ||<text:line-break/><text:tab/> <text:s text:c="23"/><text:span text:style-name="T62"><text:s/></text:span><text:s text:c="43"/><text:span text:style-name="T50">IssuerURI</text:span> ||<text:line-break/><text:tab/> <text:s text:c="25"/><text:span text:style-name="T62"><text:s/></text:span><text:s text:c="41"/><text:span text:style-name="T50">"Encryption Key"</text:span>)</text:p>
      <text:p text:style-name="Text_20_body">The <text:span text:style-name="T50">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the data-carrying arguments are included in a MAC (Message Authentication Code) operation as well. <text:s/>MAC operations are based on the session variables established during the <text:span text:style-name="CrossRef"><text:reference-ref text:reference-format="text" text:ref-name="createProvisioningSession">createProvisioningSession</text:reference-ref></text:span> call and use the following scheme:</text:p>
      <text:p text:style-name="Text_20_body"><text:span text:style-name="T50"><text:tab/>MAC</text:span> = <text:span text:style-name="CrossRef"><text:span text:style-name="T45"><text:reference-ref text:reference-format="text" text:ref-name="HMAC_SHA256">HMAC-SHA256</text:reference-ref></text:span></text:span> (<text:span text:style-name="T38">MethodName</text:span><text:span text:style-name="T28"> ||</text:span> <text:span text:style-name="T50">SK</text:span><text:span text:style-name="T28"> || </text:span><text:span text:style-name="T50">ClientSessionID</text:span> || <text:span text:style-name="T50">ServerSessionID</text:span> || <text:span text:style-name="T50">IssuerURI</text:span><text:span text:style-name="T28">, </text:span><text:span text:style-name="T38">Data</text:span><text:span text:style-name="T28">...)</text:span></text:p>
      <text:p text:style-name="Text_20_body"><text:span text:style-name="T28">The </text:span><text:span text:style-name="T38">MethodName</text:span><text:span text:style-name="T28"> is simply the string literal of the target method like </text:span><text:span text:style-name="T50">"closeProvisioningSession"</text:span><text:span text:style-name="T28">, while </text:span><text:span text:style-name="T38">Data</text:span><text:span text:style-name="T37"> represent the arguments in declaration order unless otherwise noted.</text:span></text:p>
      <text:p text:style-name="Text_20_body"><text:span text:style-name="T37">Argument data that is to be included in MAC operations MUST only include the content data, not length etc. <text:s/>See </text:span><text:span text:style-name="CrossRef"><text:span text:style-name="T45"><text:reference-ref text:reference-format="text" text:ref-name="datatypes">Data Types</text:reference-ref></text:span></text:span><text:span text:style-name="T37">.</text:span></text:p>
      <text:p text:style-name="P27"/>
      <text:h text:style-name="P59" text:outline-level="1"><text:reference-mark-start text:name="SKSAttestations"/>Attestations<text:reference-mark-end text:name="SKSAttestations"/></text:h>
      <text:p text:style-name="P26">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49">"</text:span><text:span text:style-name="T50">SKS Attestation"</text:span>.</text:p>
      <text:p text:style-name="P26"/>
      <text:h text:style-name="Heading_20_1" text:outline-level="1"><text:reference-mark-start text:name="pinpukformat"/>PIN and PUK Formats<text:reference-mark-end text:name="pinpukformat"/></text:h>
      <text:p text:style-name="Text_20_body">PIN and PUK codes MUST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Name</text:p>
          </table:table-cell>
          <table:table-cell table:style-name="Table19.A1" office:value-type="string">
            <text:p text:style-name="P8">Value</text:p>
          </table:table-cell>
          <table:table-cell table:style-name="Table19.C1" office:value-type="string">
            <text:p text:style-name="P8">Comment</text:p>
          </table:table-cell>
        </table:table-row>
        <table:table-row table:style-name="Table19.2">
          <table:table-cell table:style-name="Table19.A2" office:value-type="string">
            <text:p text:style-name="P13">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3">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3">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3">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22"/>
      <text:p text:style-name="P32"><text:span text:style-name="T1">Note that format specifiers only deal with how PINs and PUKs are treated in GUIs; internally key protection data is always stored as strings of bytes</text:span>.</text:p>
      <text:p text:style-name="P32">Length of the clear-text binary value MUST NOT exceed 100 bytes.</text:p>
      <text:p text:style-name="Text_20_body"><text:span text:style-name="T40">See the </text:span><text:span text:style-name="T50">Format</text:span><text:span text:style-name="T40"> attribute in </text:span><text:span text:style-name="CrossRef"><text:span text:style-name="T71"><text:reference-ref text:reference-format="text" text:ref-name="createPINPolicy">createPINPolicy</text:reference-ref></text:span></text:span><text:span text:style-name="T40"> and </text:span><text:span text:style-name="CrossRef"><text:span text:style-name="T71"><text:reference-ref text:reference-format="text" text:ref-name="createPUKPolicy">createPUKPolicy</text:reference-ref></text:span></text:span><text:span text:style-name="T40">.</text:span></text:p>
      <text:h text:style-name="P60" text:outline-level="1"><text:reference-mark-start text:name="pingrouping"/>PIN Grouping Control<text:reference-mark-end text:name="pingrouping"/></text:h>
      <text:p text:style-name="Text_20_body">A PIN policy object may govern multiple keys. <text:s/>The <text:span text:style-name="T50">Grouping</text:span> policy attribute (see <text:span text:style-name="CrossRef"><text:reference-ref text:reference-format="text" text:ref-name="createPINPolicy">createPINPolicy</text:reference-ref></text:span>) controls how PIN codes to the different keys may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8">Name</text:p>
          </table:table-cell>
          <table:table-cell table:style-name="Table22.A1" office:value-type="string">
            <text:p text:style-name="P8">Value</text:p>
          </table:table-cell>
          <table:table-cell table:style-name="Table22.C1" office:value-type="string">
            <text:p text:style-name="P8">Comment</text:p>
          </table:table-cell>
        </table:table-row>
        <table:table-row table:style-name="Table22.2">
          <table:table-cell table:style-name="Table22.A2" office:value-type="string">
            <text:p text:style-name="P13">None</text:p>
          </table:table-cell>
          <table:table-cell table:style-name="Table22.A2" office:value-type="string">
            <text:p text:style-name="P6">0x00</text:p>
          </table:table-cell>
          <table:table-cell table:style-name="Table22.C2" office:value-type="string">
            <text:p text:style-name="P5">No restrictions</text:p>
          </table:table-cell>
        </table:table-row>
        <table:table-row table:style-name="Table22.2">
          <table:table-cell table:style-name="Table22.A2" office:value-type="string">
            <text:p text:style-name="P13">Shared</text:p>
          </table:table-cell>
          <table:table-cell table:style-name="Table22.A2" office:value-type="string">
            <text:p text:style-name="P6">0x01</text:p>
          </table:table-cell>
          <table:table-cell table:style-name="Table22.C2" office:value-type="string">
            <text:p text:style-name="P2">All keys share the <text:span text:style-name="T1">same</text:span> PIN (synchronized)</text:p>
          </table:table-cell>
        </table:table-row>
        <table:table-row table:style-name="Table22.2">
          <table:table-cell table:style-name="Table22.A2" office:value-type="string">
            <text:p text:style-name="P13">Signature+Standard</text:p>
          </table:table-cell>
          <table:table-cell table:style-name="Table22.A2" office:value-type="string">
            <text:p text:style-name="P6">0x02</text:p>
          </table:table-cell>
          <table:table-cell table:style-name="Table22.C2" office:value-type="string">
            <text:p text:style-name="P2">Keys with <text:span text:style-name="CrossRef"><text:reference-ref text:reference-format="text" text:ref-name="keyusage">Key Usage</text:reference-ref></text:span> = Signature share one PIN while all other keys share <text:span text:style-name="T1">another</text:span> PIN</text:p>
          </table:table-cell>
        </table:table-row>
        <table:table-row table:style-name="Table22.2">
          <table:table-cell table:style-name="Table22.A2" office:value-type="string">
            <text:p text:style-name="P13">Unique</text:p>
          </table:table-cell>
          <table:table-cell table:style-name="Table22.A2" office:value-type="string">
            <text:p text:style-name="P6">0x03</text:p>
          </table:table-cell>
          <table:table-cell table:style-name="Table22.C2" office:value-type="string">
            <text:p text:style-name="P2">All keys must have <text:span text:style-name="T1">different</text:span> PIN codes</text:p>
          </table:table-cell>
        </table:table-row>
      </table:table>
      <text:p text:style-name="P22"/>
      <text:p text:style-name="P22">During provisioning the middleware MUST maintain the PIN policy and optionally ask the user to create another PIN if there is a policy mismatch because <text:span text:style-name="CrossRef"><text:reference-ref text:reference-format="text" text:ref-name="createKeyPair">createKeyPair</text:reference-ref></text:span> will return an error if it fed with inappropriate arguments.</text:p>
      <text:p text:style-name="P22"/>
      <text:h text:style-name="Heading_20_1" text:outline-level="1"><text:reference-mark-start text:name="pininputmethods"/>PIN Input Methods<text:reference-mark-end text:name="pininputmethods"/></text:h>
      <text:p text:style-name="Text_20_body">The <text:span text:style-name="T50">InputMethod</text:span> policy attribute (see <text:span text:style-name="CrossRef"><text:reference-ref text:reference-format="text" text:ref-name="createPINPolicy">createPINPolicy</text:reference-ref></text:span>) tells how PIN codes SHOULD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Name</text:p>
          </table:table-cell>
          <table:table-cell table:style-name="Table23.A1" office:value-type="string">
            <text:p text:style-name="P8">Value</text:p>
          </table:table-cell>
          <table:table-cell table:style-name="Table23.C1" office:value-type="string">
            <text:p text:style-name="P8">Comment</text:p>
          </table:table-cell>
        </table:table-row>
        <table:table-row table:style-name="Table23.2">
          <table:table-cell table:style-name="Table23.A2" office:value-type="string">
            <text:p text:style-name="P13">Any</text:p>
          </table:table-cell>
          <table:table-cell table:style-name="Table23.A2" office:value-type="string">
            <text:p text:style-name="P6">0x00</text:p>
          </table:table-cell>
          <table:table-cell table:style-name="Table23.C2" office:value-type="string">
            <text:p text:style-name="P5">No restrictions</text:p>
          </table:table-cell>
        </table:table-row>
        <table:table-row table:style-name="Table23.2">
          <table:table-cell table:style-name="Table23.A2" office:value-type="string">
            <text:p text:style-name="P13">Programmatic</text:p>
          </table:table-cell>
          <table:table-cell table:style-name="Table23.A2" office:value-type="string">
            <text:p text:style-name="P6">0x01</text:p>
          </table:table-cell>
          <table:table-cell table:style-name="Table23.C2" office:value-type="string">
            <text:p text:style-name="P2">PINs SHOULD only be issued through the SKS User API</text:p>
          </table:table-cell>
        </table:table-row>
        <table:table-row table:style-name="Table23.2">
          <table:table-cell table:style-name="Table23.A2" office:value-type="string">
            <text:p text:style-name="P13">Trusted GUI</text:p>
          </table:table-cell>
          <table:table-cell table:style-name="Table23.A2" office:value-type="string">
            <text:p text:style-name="P6">0x02</text:p>
          </table:table-cell>
          <table:table-cell table:style-name="Table23.C2" office:value-type="string">
            <text:p text:style-name="P2">Keys SHOULD only be used through a trusted GUI that does the actual PIN request and API invocation</text:p>
          </table:table-cell>
        </table:table-row>
      </table:table>
      <text:p text:style-name="P22"/>
      <text:p text:style-name="P22">Note that this policy attribute requires that the middleware is “cooperative” to be enforced.</text:p>
      <text:p text:style-name="Text_20_body"/>
      <text:h text:style-name="Heading_20_1" text:outline-level="1"><text:reference-mark-start text:name="pinpatternrestrictions"/>PIN Pattern Restrictions<text:reference-mark-end text:name="pinpatternrestrictions"/></text:h>
      <text:p text:style-name="Text_20_body">The <text:span text:style-name="T50">PatternRestrictions</text:span> policy attribute (see <text:span text:style-name="CrossRef"><text:reference-ref text:reference-format="text" text:ref-name="createPINPolicy">createPINPolicy</text:reference-ref></text:span>) specifies how PIN codes MUST NOT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8">Name</text:p>
          </table:table-cell>
          <table:table-cell table:style-name="Table24.A1" office:value-type="string">
            <text:p text:style-name="P8">Mask</text:p>
          </table:table-cell>
          <table:table-cell table:style-name="Table24.C1" office:value-type="string">
            <text:p text:style-name="P8">Comment</text:p>
          </table:table-cell>
        </table:table-row>
        <table:table-row table:style-name="Table24.2">
          <table:table-cell table:style-name="Table24.A2" office:value-type="string">
            <text:p text:style-name="P13">Two-in-a-row</text:p>
          </table:table-cell>
          <table:table-cell table:style-name="Table24.A2" office:value-type="string">
            <text:p text:style-name="P6">0x01</text:p>
          </table:table-cell>
          <table:table-cell table:style-name="Table24.C2" office:value-type="string">
            <text:p text:style-name="P5">Flags 1124</text:p>
          </table:table-cell>
        </table:table-row>
        <table:table-row table:style-name="Table24.2">
          <table:table-cell table:style-name="Table24.A2" office:value-type="string">
            <text:p text:style-name="P13">Three-in-a-row</text:p>
          </table:table-cell>
          <table:table-cell table:style-name="Table24.A2" office:value-type="string">
            <text:p text:style-name="P6">0x02</text:p>
          </table:table-cell>
          <table:table-cell table:style-name="Table24.C2" office:value-type="string">
            <text:p text:style-name="P2">Flags 1114</text:p>
          </table:table-cell>
        </table:table-row>
        <table:table-row table:style-name="Table24.2">
          <table:table-cell table:style-name="Table24.A2" office:value-type="string">
            <text:p text:style-name="P13">Sequence</text:p>
          </table:table-cell>
          <table:table-cell table:style-name="Table24.A2" office:value-type="string">
            <text:p text:style-name="P6">0x04</text:p>
          </table:table-cell>
          <table:table-cell table:style-name="Table24.C2" office:value-type="string">
            <text:p text:style-name="P2">Flags 1234, 9876, etc</text:p>
          </table:table-cell>
        </table:table-row>
        <table:table-row table:style-name="Table24.2">
          <table:table-cell table:style-name="Table24.A2" office:value-type="string">
            <text:p text:style-name="P13">Repeated</text:p>
          </table:table-cell>
          <table:table-cell table:style-name="Table24.A2" office:value-type="string">
            <text:p text:style-name="P6">0x08</text:p>
          </table:table-cell>
          <table:table-cell table:style-name="Table24.C2" office:value-type="string">
            <text:p text:style-name="P2">All PIN bytes MUST be <text:span text:style-name="T1">unique</text:span></text:p>
          </table:table-cell>
        </table:table-row>
        <table:table-row table:style-name="Table24.2">
          <table:table-cell table:style-name="Table24.A2" office:value-type="string">
            <text:p text:style-name="P13">Missing-group</text:p>
          </table:table-cell>
          <table:table-cell table:style-name="Table24.A2" office:value-type="string">
            <text:p text:style-name="P6">0x10</text:p>
          </table:table-cell>
          <table:table-cell table:style-name="Table24.C2" office:value-type="string">
            <text:p text:style-name="P2">Flags 135674 for an alphanumeric PIN. <text:s/>See <text:span text:style-name="CrossRef"><text:reference-ref text:reference-format="text" text:ref-name="pinpukformat">PIN and PUK Formats</text:reference-ref></text:span></text:p>
          </table:table-cell>
        </table:table-row>
      </table:table>
      <text:p text:style-name="P22"/>
      <text:p text:style-name="P22">Note that this policy attribute contains a byte holding a <text:span text:style-name="T1">set of bits</text:span>. <text:s/>That is, 0x00 means that there are no pattern restrictions, while 0x06 imposes two constraints. <text:s/>Also note that pattern policy checking is supposed to be applied at the <text:span text:style-name="T1">binary</text:span> level which has implications for the binary PIN format (see<text:span text:style-name="T29"> </text:span><text:span text:style-name="CrossRef"><text:reference-ref text:reference-format="text" text:ref-name="pinpukformat">PIN and PUK Formats</text:reference-ref></text:span>).</text:p>
      <text:p text:style-name="P22">For organizations having very strict or unusual requirements on PIN patterns, it is RECOMMENDED letting the user define PINs during enrollment in a web application and then deploy issuer-set PIN codes during provisioning.</text:p>
      <text:h text:style-name="P60" text:outline-level="1"><text:reference-mark-start text:name="keyusage"/>Key Usage<text:reference-mark-end text:name="keyusage"/></text:h>
      <text:p text:style-name="Text_20_body">The <text:span text:style-name="T50">KeyUsage</text:span> policy attribute (see <text:span text:style-name="CrossRef"><text:reference-ref text:reference-format="text" text:ref-name="createKeyPair">createKeyPair</text:reference-ref></text:span>) specifies how keys are supposed to be used both during provisioning and during actual usage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Name</text:p>
          </table:table-cell>
          <table:table-cell table:style-name="Table25.A1" office:value-type="string">
            <text:p text:style-name="P8">Value</text:p>
          </table:table-cell>
          <table:table-cell table:style-name="Table25.C1" office:value-type="string">
            <text:p text:style-name="P8">Comment</text:p>
          </table:table-cell>
        </table:table-row>
        <table:table-row table:style-name="Table25.2">
          <table:table-cell table:style-name="Table25.A2" office:value-type="string">
            <text:p text:style-name="P14">Signature</text:p>
          </table:table-cell>
          <table:table-cell table:style-name="Table25.A2" office:value-type="string">
            <text:p text:style-name="P6">0x00</text:p>
          </table:table-cell>
          <table:table-cell table:style-name="Table25.C2" office:value-type="string">
            <text:p text:style-name="P5">The key MUST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14">Authentication</text:p>
          </table:table-cell>
          <table:table-cell table:style-name="Table25.A2" office:value-type="string">
            <text:p text:style-name="P6">0x01</text:p>
          </table:table-cell>
          <table:table-cell table:style-name="Table25.C2" office:value-type="string">
            <text:p text:style-name="P2">The key MUST only be used in authentication applications</text:p>
          </table:table-cell>
        </table:table-row>
        <table:table-row table:style-name="Table25.2">
          <table:table-cell table:style-name="Table25.A2" office:value-type="string">
            <text:p text:style-name="P14">Encryption</text:p>
          </table:table-cell>
          <table:table-cell table:style-name="Table25.A2" office:value-type="string">
            <text:p text:style-name="P6">0x02</text:p>
          </table:table-cell>
          <table:table-cell table:style-name="Table25.C2" office:value-type="string">
            <text:p text:style-name="P2">The key MUST only be used for <text:span text:style-name="CrossRef"><text:reference-ref text:reference-format="text" text:ref-name="pkcs1">PKCS #1</text:reference-ref></text:span> or<text:line-break/><text:span text:style-name="CrossRef"><text:reference-ref text:reference-format="text" text:ref-name="dh">Diffie-Hellman</text:reference-ref></text:span> encryption operations</text:p>
          </table:table-cell>
        </table:table-row>
        <table:table-row table:style-name="Table25.2">
          <table:table-cell table:style-name="Table25.A2" office:value-type="string">
            <text:p text:style-name="P14">Universal</text:p>
          </table:table-cell>
          <table:table-cell table:style-name="Table25.A2" office:value-type="string">
            <text:p text:style-name="P6">0x03</text:p>
          </table:table-cell>
          <table:table-cell table:style-name="Table25.C2" office:value-type="string">
            <text:p text:style-name="P2">There are no restrictions on private key usage</text:p>
          </table:table-cell>
        </table:table-row>
        <table:table-row table:style-name="Table25.2">
          <table:table-cell table:style-name="Table25.A2" office:value-type="string">
            <text:p text:style-name="P14">Transport</text:p>
          </table:table-cell>
          <table:table-cell table:style-name="Table25.A2" office:value-type="string">
            <text:p text:style-name="P6">0x04</text:p>
          </table:table-cell>
          <table:table-cell table:style-name="Table25.C2" office:value-type="string">
            <text:p text:style-name="P2">The private key is <text:span text:style-name="T1">disabled</text:span></text:p>
          </table:table-cell>
        </table:table-row>
        <table:table-row table:style-name="Table25.2">
          <table:table-cell table:style-name="Table25.A2" office:value-type="string">
            <text:p text:style-name="P14">Piggybacked-symmetric-key</text:p>
          </table:table-cell>
          <table:table-cell table:style-name="Table25.A2" office:value-type="string">
            <text:p text:style-name="P6">0x05</text:p>
          </table:table-cell>
          <table:table-cell table:style-name="Table25.C2" office:value-type="string">
            <text:p text:style-name="P43"><text:span text:style-name="CrossRef"><text:span text:style-name="T13">The key MUST include a “piggybacked” symmetric key during provisioning</text:span></text:span><text:span text:style-name="CrossRef"><text:span text:style-name="T11">. <text:s/>The private key is </text:span></text:span><text:span text:style-name="CrossRef"><text:span text:style-name="T12">disabled</text:span></text:span><text:span text:style-name="CrossRef"><text:span text:style-name="T8">.</text:span></text:span></text:p>
            <text:p text:style-name="P43"><text:span text:style-name="CrossRef"><text:span text:style-name="T14">See </text:span></text:span><text:span text:style-name="CrossRef"><text:span text:style-name="T45"><text:reference-ref text:reference-format="text" text:ref-name="setpiggybacked">setPiggybackedSymmetricKey</text:reference-ref></text:span></text:span></text:p>
          </table:table-cell>
        </table:table-row>
      </table:table>
      <text:p text:style-name="P22"/>
      <text:p text:style-name="P22">Note that the purpose of the Signature and Authentication attributes is aiding the GUI middleware to request the proper PIN for the user. <text:s/>In most real-world deployments they will coincide with the <text:span text:style-name="CrossRef"><text:reference-ref text:reference-format="text" text:ref-name="X.509">X.509</text:reference-ref></text:span> <text:span text:style-name="T50">nonRepudiation</text:span> and <text:span text:style-name="T50">digitalSignature</text:span> bits respectively. <text:s/>Also see <text:span text:style-name="CrossRef"><text:reference-ref text:reference-format="text" text:ref-name="pingrouping">PIN Grouping Control</text:reference-ref></text:span>.</text:p>
      <text:p text:style-name="P22"/>
      <text:h text:style-name="Heading_20_1" text:outline-level="1">Methods</text:h>
      <text:p text:style-name="P21">This section provides a (<text:span text:style-name="T1">not very complete...</text:span>) list of the SKS methods. <text:s/>The number in parenthesis holds the <text:span text:style-name="T1">decimal</text:span> value used to identify the method in a call. <text:s/>Method calls are formatted as strings of bytes where the first byte is the method ID and the succeeding bytes the applicable argument data. <text:s/><text:span text:style-name="CrossRef"><text:reference-ref text:reference-format="text" text:ref-name="user.api">User API</text:reference-ref></text:span> methods have method IDs <text:s/><text:span text:style-name="T72">≥</text:span><text:span text:style-name="T73"> 100.</text:span></text:p>
      <text:h text:style-name="P57"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Name</text:p>
          </table:table-cell>
          <table:table-cell table:style-name="Table1.A1" office:value-type="string">
            <text:p text:style-name="P8">Type</text:p>
          </table:table-cell>
          <table:table-cell table:style-name="Table1.C1" office:value-type="string">
            <text:p text:style-name="P8">Comment</text:p>
          </table:table-cell>
        </table:table-row>
        <table:table-row table:style-name="Table1.2">
          <table:table-cell table:style-name="Table1.A2" office:value-type="string">
            <text:p text:style-name="P10">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10">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10">IssuerURI</text:p>
          </table:table-cell>
          <table:table-cell table:style-name="Table1.A2" office:value-type="string">
            <text:p text:style-name="P3">byte<text:span text:style-name="T42">⁮[</text:span><text:span text:style-name="T44"> </text:span><text:span text:style-name="T42">]</text:span></text:p>
          </table:table-cell>
          <table:table-cell table:style-name="Table1.C2" office:value-type="string">
            <text:p text:style-name="Table_20_Contents"><text:span text:style-name="T29">URI identifying the issuer. <text:s/>In </text:span><text:span text:style-name="CrossRef"><text:reference-ref text:reference-format="text" text:ref-name="keygen2">KeyGen2</text:reference-ref></text:span><text:span text:style-name="T29"> this is the URL to which the result of this method is POSTed. <text:s/>The string MUST NOT exceed 1024 bytes</text:span></text:p>
          </table:table-cell>
        </table:table-row>
        <table:table-row table:style-name="Table1.2">
          <table:table-cell table:style-name="Table1.A2" office:value-type="string">
            <text:p text:style-name="P10">IssuerPublicKey</text:p>
          </table:table-cell>
          <table:table-cell table:style-name="Table1.A2" office:value-type="string">
            <text:p text:style-name="P3">byte[<text:span text:style-name="T43">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50">SK</text:span>). <text:s/>The size of the key MUST match RSA capabilities</text:p>
          </table:table-cell>
        </table:table-row>
        <table:table-row table:style-name="Table1.2">
          <table:table-cell table:style-name="Table1.A2" office:value-type="string">
            <text:p text:style-name="P10">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10">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50">SK</text:span><text:span text:style-name="T28"> by limiting the number of externally visible SKS-generated signed and/or encrypted data objects</text:span></text:p>
          </table:table-cell>
        </table:table-row>
        <table:table-row table:style-name="Table1.2">
          <table:table-cell table:style-name="Table1.A2" office:value-type="string">
            <text:p text:style-name="P10">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10">AttestationAlgorithm</text:p>
          </table:table-cell>
          <table:table-cell table:style-name="Table1.A2" office:value-type="string">
            <text:p text:style-name="P3">byte</text:p>
          </table:table-cell>
          <table:table-cell table:style-name="Table1.C2" office:value-type="string">
            <text:p text:style-name="P2">See description below and <text:span text:style-name="CrossRef"><text:reference-ref text:reference-format="text" text:ref-name="sess.key.attest">Session Key Attestations</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Name</text:p>
          </table:table-cell>
          <table:table-cell table:style-name="Table3.A1" office:value-type="string">
            <text:p text:style-name="P8">Type</text:p>
          </table:table-cell>
          <table:table-cell table:style-name="Table3.C1" office:value-type="string">
            <text:p text:style-name="P8">Comment</text:p>
          </table:table-cell>
        </table:table-row>
        <table:table-row table:style-name="Table3.2">
          <table:table-cell table:style-name="Table3.A2" office:value-type="string">
            <text:p text:style-name="P10">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0">EncryptedSessionKey</text:p>
          </table:table-cell>
          <table:table-cell table:style-name="Table3.A2" office:value-type="string">
            <text:p text:style-name="P3">byte[<text:span text:style-name="T43"> </text:span>]</text:p>
          </table:table-cell>
          <table:table-cell table:style-name="Table3.C2" office:value-type="string">
            <text:p text:style-name="P2">Encrypted <text:span text:style-name="T50">SK</text:span></text:p>
          </table:table-cell>
        </table:table-row>
        <table:table-row table:style-name="Table3.2">
          <table:table-cell table:style-name="Table3.A2" office:value-type="string">
            <text:p text:style-name="P10">SessionKeyAttestation</text:p>
          </table:table-cell>
          <table:table-cell table:style-name="Table3.A2" office:value-type="string">
            <text:p text:style-name="P3">byte[<text:span text:style-name="T43"> </text:span>]</text:p>
          </table:table-cell>
          <table:table-cell table:style-name="Table3.C2" office:value-type="string">
            <text:p text:style-name="P2"><text:span text:style-name="T50">SK</text:span> attestation signature</text:p>
          </table:table-cell>
        </table:table-row>
        <table:table-row table:style-name="Table3.2">
          <table:table-cell table:style-name="Table3.A2" office:value-type="string">
            <text:p text:style-name="P10">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25"/>
      <text:p text:style-name="Text_20_body"><text:span text:style-name="T50">createProvisioningSession</text:span> is the foundation for provisioning keys in an SKS. <text:s/>It performs the following steps in an <text:span text:style-name="T1">atomic</text:span> fashion:</text:p>
      <text:list xml:id="list54689648" text:style-name="L1">
        <text:list-item>
          <text:p text:style-name="P51">Generates a <text:span text:style-name="T1">random</text:span>, <text:span text:style-name="T1">secret</text:span> 32-byte <text:span text:style-name="T50">SK</text:span><text:span text:style-name="T28"> (Session Key).</text:span></text:p>
        </text:list-item>
        <text:list-item>
          <text:p text:style-name="P51"><text:span text:style-name="T28">Internally stores </text:span><text:span text:style-name="T50">SK</text:span><text:span text:style-name="T28">, </text:span><text:span text:style-name="T50">ClientSessionID</text:span><text:span text:style-name="T28">, </text:span><text:span text:style-name="T50">ServerSessionID</text:span><text:span text:style-name="T28">, </text:span><text:span text:style-name="T50">IssuerURI</text:span><text:span text:style-name="T28">, </text:span><text:span text:style-name="T50">Updatable</text:span><text:span text:style-name="T28">, </text:span><text:span text:style-name="T50">ClientOperationLimit</text:span><text:span text:style-name="T28">, current time + </text:span><text:span text:style-name="T50">SessionLifeTime</text:span><text:span text:style-name="T28"> and returns a handle to the storage location in </text:span><text:span text:style-name="T50">ProvisioningHandle</text:span><text:span text:style-name="T28">.</text:span></text:p>
        </text:list-item>
        <text:list-item>
          <text:p text:style-name="P51"><text:span text:style-name="T50">EncryptedSessionKey</text:span> = <text:span text:style-name="T2">Encrypt</text:span> (<text:span text:style-name="T50">IssuerPublicKey</text:span>, <text:span text:style-name="T50">SK</text:span>)</text:p>
        </text:list-item>
        <text:list-item>
          <text:p text:style-name="P53"><text:span text:style-name="T50">SessionKeyAttestation</text:span> = <text:span text:style-name="T2">Sign</text:span> (<text:span text:style-name="T50">AttestationPrivateKey</text:span>, <text:s/><text:span text:style-name="T57">// See</text:span> <text:span text:style-name="CrossRef"><text:reference-ref text:reference-format="text" text:ref-name="architecture">Architecture</text:reference-ref></text:span><text:line-break/> <text:s text:c="48"/><text:span text:style-name="T43"><text:s/></text:span><text:s text:c="10"/><text:span text:style-name="CrossRef"><text:span text:style-name="T45"><text:reference-ref text:reference-format="text" text:ref-name="HMAC_SHA256">HMAC-SHA256</text:reference-ref></text:span></text:span> (<text:span text:style-name="T50">SK</text:span>, <text:span text:style-name="T50">ClientSessionID</text:span> || <text:line-break/> <text:s text:c="54"/><text:span text:style-name="T43"><text:s/></text:span><text:s text:c="39"/><text:span text:style-name="T50">ServerSessionID</text:span> ||<text:line-break/> <text:s text:c="54"/><text:span text:style-name="T43"><text:s/></text:span><text:s text:c="39"/><text:span text:style-name="T50">IssuerPublicKey</text:span> ||<text:line-break/> <text:s text:c="54"/><text:span text:style-name="T43"><text:s/></text:span><text:s text:c="39"/><text:span text:style-name="T50">IssuerURI</text:span> ||<text:line-break/> <text:s text:c="54"/><text:span text:style-name="T43"><text:s/></text:span><text:s text:c="39"/><text:span text:style-name="T50">Updatable</text:span> ||<text:line-break/> <text:s text:c="48"/><text:span text:style-name="T43"><text:s/></text:span><text:s text:c="45"/><text:span text:style-name="T50">ClientOperationLimit</text:span> ||<text:line-break/> <text:s text:c="48"/><text:span text:style-name="T43"><text:s/></text:span><text:s text:c="45"/><text:span text:style-name="T50">SessionLifeTime</text:span>))</text:p>
        </text:list-item>
      </text:list>
      <text:p text:style-name="P23"><text:line-break/>The purpose of <text:span text:style-name="T50">createProvisioningSession</text:span> is creating a shared session key (<text:span text:style-name="T50">SK</text:span>) that is only known by the issuer and the SKS. <text:s/>In addition, the SKS is authenticated by the issuer.</text:p>
      <text:p text:style-name="P23"><text:span text:style-name="T50">SK</text:span> is used for <text:span text:style-name="T1">authenticating</text:span> and <text:span text:style-name="T1">encrypting</text:span> data that is exchanged between the issuer and the SKS during subsequent steps in the provisioning session.</text:p>
      <text:p text:style-name="P23">If any succeeding operation associated with the provisioning session (through <text:span text:style-name="T50">ProvisioningHandle</text:span>), is regarded as incorrect by the SKS, <text:span text:style-name="T1">the session is immediately terminated and removed from internal storage</text:span>.</text:p>
      <text:p text:style-name="P23">An SKS SHOULD only constrain the number of simultaneous sessions due to lack of storage.</text:p>
      <text:p text:style-name="P23">A provisioning session SHOULD NOT be terminated due to power down of an SKS.</text:p>
      <text:p text:style-name="Text_20_body"><text:soft-page-break/><text:span text:style-name="T1">Notes<text:line-break/><text:line-break/></text:span><text:span text:style-name="T2">Encrypt</text:span><text:span text:style-name="T45"> uses the</text:span> <text:span text:style-name="CrossRef"><text:span text:style-name="T45"><text:reference-ref text:reference-format="text" text:ref-name="pkcs1">PKCS #1</text:reference-ref></text:span></text:span> RSAES algorithm<text:span text:style-name="T45">.</text:span></text:p>
      <text:p text:style-name="Text_20_body"><text:span text:style-name="T2">Sign</text:span><text:span text:style-name="T45"> uses </text:span><text:span text:style-name="CrossRef"><text:span text:style-name="T45"><text:reference-ref text:reference-format="text" text:ref-name="DIAS">DIAS</text:reference-ref></text:span></text:span><text:span text:style-name="T45"> or </text:span><text:span text:style-name="CrossRef"><text:span text:style-name="T45"><text:reference-ref text:reference-format="text" text:ref-name="pkcs1">PKCS #1</text:reference-ref></text:span></text:span><text:span text:style-name="T45"> RSASSA signatures for RSA keys and </text:span><text:span text:style-name="CrossRef"><text:span text:style-name="T45"><text:reference-ref text:reference-format="text" text:ref-name="ECDSA">ECDSA</text:reference-ref></text:span></text:span><text:span text:style-name="T45"> for EC keys with </text:span><text:span text:style-name="CrossRef"><text:span text:style-name="T45"><text:reference-ref text:reference-format="text" text:ref-name="SHA256">SHA256</text:reference-ref></text:span></text:span><text:span text:style-name="T45"> as the hash function.</text:span></text:p>
      <text:p text:style-name="Text_20_body"><text:span text:style-name="T45">The </text:span><text:span text:style-name="T54">ProvisioningHandle</text:span><text:span text:style-name="T45"> is guaranteed to be unique and never reused.</text:span></text:p>
      <text:h text:style-name="P56" text:outline-level="2"><text:reference-mark-start text:name="closeProvisioningSession"/><text:span text:style-name="T46">closeProvisioningSession</text:span><text:reference-mark-end text:name="closeProvisioningSession"/><text:span text:style-name="T46"> (2)</text:span></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Name</text:p>
          </table:table-cell>
          <table:table-cell table:style-name="Table10.A1" office:value-type="string">
            <text:p text:style-name="P8">Type</text:p>
          </table:table-cell>
          <table:table-cell table:style-name="Table10.C1" office:value-type="string">
            <text:p text:style-name="P8">Comment</text:p>
          </table:table-cell>
        </table:table-row>
        <table:table-row table:style-name="Table10.2">
          <table:table-cell table:style-name="Table10.A2" office:value-type="string">
            <text:p text:style-name="P10">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10">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10">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MAC</text:p>
          </table:table-cell>
          <table:table-cell table:style-name="Table10.A2" office:value-type="string">
            <text:p text:style-name="P3">byte<text:span text:style-name="T42">⁮[32]</text:span></text:p>
          </table:table-cell>
          <table:table-cell table:style-name="Table10.C2" office:value-type="string">
            <text:p text:style-name="Table_20_Contents"><text:span text:style-name="T29">Vouches for the authenticity of the </text:span><text:span text:style-name="T31">expected result</text:span><text:span text:style-name="T29">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Name</text:p>
          </table:table-cell>
          <table:table-cell table:style-name="Table11.A1" office:value-type="string">
            <text:p text:style-name="P8">Type</text:p>
          </table:table-cell>
          <table:table-cell table:style-name="Table11.C1" office:value-type="string">
            <text:p text:style-name="P8">Comment</text:p>
          </table:table-cell>
        </table:table-row>
        <table:table-row table:style-name="Table11.2">
          <table:table-cell table:style-name="Table11.A2" office:value-type="string">
            <text:p text:style-name="P10">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0">AttestedResponse</text:p>
          </table:table-cell>
          <table:table-cell table:style-name="Table11.A2" office:value-type="string">
            <text:p text:style-name="P3">byte[32]</text:p>
          </table:table-cell>
          <table:table-cell table:style-name="Table11.C2" office:value-type="string">
            <text:p text:style-name="P2">Attestation of the string <text:span text:style-name="T49">"</text:span><text:span text:style-name="T50">Success"</text:span>. <text:s/>See <text:span text:style-name="CrossRef"><text:reference-ref text:reference-format="text" text:ref-name="SKSAttestations">Attestations</text:reference-ref></text:span></text:p>
          </table:table-cell>
        </table:table-row>
      </table:table>
      <text:p text:style-name="P25"/>
      <text:p text:style-name="Text_20_body"><text:span text:style-name="T50">closeProvisioningSession</text:span> terminates a provisioning session and returns a proof of successful operation to the issuer. <text:s/>However, success status will only be returned if <text:span text:style-name="T1">all</text:span> of the following conditions are valid:</text:p>
      <text:list xml:id="list742628621" text:continue-numbering="true" text:style-name="L1">
        <text:list-item>
          <text:p text:style-name="P51">There is an open provisioning session associated with <text:span text:style-name="T50">ProvisioningHandle</text:span></text:p>
        </text:list-item>
        <text:list-item>
          <text:p text:style-name="P51"><text:span text:style-name="T50">MAC</text:span><text:span text:style-name="T28"> matches the </text:span><text:span text:style-name="T38">expected result</text:span><text:span text:style-name="T28"> parameters</text:span></text:p>
        </text:list-item>
        <text:list-item>
          <text:p text:style-name="P52">The <text:span text:style-name="T1">expected result</text:span> matches the SKS' internal calculations</text:p>
        </text:list-item>
        <text:list-item>
          <text:p text:style-name="P52">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
      <text:p text:style-name="Text_20_body"><text:span text:style-name="T37"><text:line-break/>When a provisioning session has been successfully closed by this method, it remains stored until all associated keys have been deleted. <text:s/>However, a closed provisioned session will only be a target for updates if its </text:span><text:span text:style-name="T50">Updatable</text:span> <text:span text:style-name="T37">flag is true. </text:span><text:line-break/></text:p>
      <text:h text:style-name="P58" text:outline-level="2">getProvisioningSession (3)</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8">Name</text:p>
          </table:table-cell>
          <table:table-cell table:style-name="Table36.A1" office:value-type="string">
            <text:p text:style-name="P8">Type</text:p>
          </table:table-cell>
          <table:table-cell table:style-name="Table36.C1" office:value-type="string">
            <text:p text:style-name="P8">Comment</text:p>
          </table:table-cell>
        </table:table-row>
        <table:table-row table:style-name="Table36.2">
          <table:table-cell table:style-name="Table36.A2" office:value-type="string">
            <text:p text:style-name="P10">ServerSessionID</text:p>
          </table:table-cell>
          <table:table-cell table:style-name="Table36.A2" office:value-type="string">
            <text:p text:style-name="P3">byte[32]</text:p>
          </table:table-cell>
          <table:table-cell table:style-name="Table36.C2" table:number-rows-spanned="3" office:value-type="string">
            <text:p text:style-name="Table_20_Contents"><text:span text:style-name="T29">See </text:span><text:span text:style-name="CrossRef"><text:reference-ref text:reference-format="text" text:ref-name="createProvisioningSession">createProvisioningSession</text:reference-ref></text:span></text:p>
          </table:table-cell>
        </table:table-row>
        <table:table-row table:style-name="Table36.2">
          <table:table-cell table:style-name="Table36.A2" office:value-type="string">
            <text:p text:style-name="P10">ClientSessionID</text:p>
          </table:table-cell>
          <table:table-cell table:style-name="Table36.A2" office:value-type="string">
            <text:p text:style-name="P3">byte[32]</text:p>
          </table:table-cell>
          <table:covered-table-cell/>
        </table:table-row>
        <table:table-row table:style-name="Table36.2">
          <table:table-cell table:style-name="Table36.A2" office:value-type="string">
            <text:p text:style-name="P10">IssuerURI</text:p>
          </table:table-cell>
          <table:table-cell table:style-name="Table36.A2" office:value-type="string">
            <text:p text:style-name="P3">byte<text:span text:style-name="T42">⁮[</text:span><text:span text:style-name="T44"> </text:span><text:span text:style-name="T42">]</text:span></text:p>
          </table:table-cell>
          <table:covered-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8">Name</text:p>
          </table:table-cell>
          <table:table-cell table:style-name="Table37.A1" office:value-type="string">
            <text:p text:style-name="P8">Type</text:p>
          </table:table-cell>
          <table:table-cell table:style-name="Table37.C1" office:value-type="string">
            <text:p text:style-name="P8">Comment</text:p>
          </table:table-cell>
        </table:table-row>
        <table:table-row table:style-name="Table37.2">
          <table:table-cell table:style-name="Table37.A2" office:value-type="string">
            <text:p text:style-name="P10">Status</text:p>
          </table:table-cell>
          <table:table-cell table:style-name="Table37.A2" office:value-type="string">
            <text:p text:style-name="P3">byte</text:p>
          </table:table-cell>
          <table:table-cell table:style-name="Table37.C2" office:value-type="string">
            <text:p text:style-name="P2">See <text:span text:style-name="CrossRef"><text:reference-ref text:reference-format="text" text:ref-name="ReturnValues">Return Values</text:reference-ref></text:span></text:p>
          </table:table-cell>
        </table:table-row>
        <table:table-row table:style-name="Table37.2">
          <table:table-cell table:style-name="Table37.A2" office:value-type="string">
            <text:p text:style-name="P10">ProvisioningHandle</text:p>
          </table:table-cell>
          <table:table-cell table:style-name="Table37.A2" office:value-type="string">
            <text:p text:style-name="P3">int</text:p>
          </table:table-cell>
          <table:table-cell table:style-name="Table37.C2" office:value-type="string">
            <text:p text:style-name="P2">Local handle to created provisioning session</text:p>
          </table:table-cell>
        </table:table-row>
      </table:table>
      <text:p text:style-name="P25"/>
      <text:p text:style-name="P25"><text:span text:style-name="T54">getProvisioningSession</text:span> is intended to be used by provisioning middleware for retrieving handles to <text:span text:style-name="T1">open</text:span> provisioning sessions in sessions that are interrupted due to a certification processes or similar. <text:s/></text:p>
      <text:p text:style-name="P25">In addition, users of portable SKSes (like smart cards), may carry out provisioning steps on <text:span text:style-name="T1">different</text:span> computers through this method.</text:p>
      <text:h text:style-name="P56" text:outline-level="2">enumerateProvisioningSessions (4)</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8">Name</text:p>
          </table:table-cell>
          <table:table-cell table:style-name="Table40.A1" office:value-type="string">
            <text:p text:style-name="P8">Type</text:p>
          </table:table-cell>
          <table:table-cell table:style-name="Table40.C1" office:value-type="string">
            <text:p text:style-name="P8">Comment</text:p>
          </table:table-cell>
        </table:table-row>
        <table:table-row table:style-name="Table40.2">
          <table:table-cell table:style-name="Table40.A2" office:value-type="string">
            <text:p text:style-name="P10">EnumerationHandle</text:p>
          </table:table-cell>
          <table:table-cell table:style-name="Table40.A2" office:value-type="string">
            <text:p text:style-name="P3">short</text:p>
          </table:table-cell>
          <table:table-cell table:style-name="Table40.C2" office:value-type="string">
            <text:p text:style-name="P2">Input enumeration handle</text:p>
          </table:table-cell>
        </table:table-row>
      </table:table>
      <text:p text:style-name="Standard"/>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8">Name</text:p>
          </table:table-cell>
          <table:table-cell table:style-name="Table39.A1" office:value-type="string">
            <text:p text:style-name="P8">Type</text:p>
          </table:table-cell>
          <table:table-cell table:style-name="Table39.C1" office:value-type="string">
            <text:p text:style-name="P8">Comment</text:p>
          </table:table-cell>
        </table:table-row>
        <table:table-row table:style-name="Table39.2">
          <table:table-cell table:style-name="Table39.A2" office:value-type="string">
            <text:p text:style-name="P10">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0">EnumerationHandle</text:p>
          </table:table-cell>
          <table:table-cell table:style-name="Table39.A2" office:value-type="string">
            <text:p text:style-name="P3">shor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1"><text:span text:style-name="T39">The following elements are only available if</text:span><text:span text:style-name="T40"> </text:span>EnumerationHandle<text:span text:style-name="T39"> is &lt;&gt; 0xFFFF</text:span></text:p>
          </table:table-cell>
          <table:covered-table-cell/>
          <table:covered-table-cell/>
        </table:table-row>
        <table:table-row table:style-name="Table39.2">
          <table:table-cell table:style-name="Table39.A2" office:value-type="string">
            <text:p text:style-name="P10">ProvisioningHandle</text:p>
          </table:table-cell>
          <table:table-cell table:style-name="Table39.A2" office:value-type="string">
            <text:p text:style-name="P3">int</text:p>
          </table:table-cell>
          <table:table-cell table:style-name="Table39.C2" office:value-type="string">
            <text:p text:style-name="P2">Local handle to the provisioning session</text:p>
          </table:table-cell>
        </table:table-row>
        <table:table-row table:style-name="Table39.2">
          <table:table-cell table:style-name="Table39.A2" office:value-type="string">
            <text:p text:style-name="P10">IsOpen</text:p>
          </table:table-cell>
          <table:table-cell table:style-name="Table39.A2" office:value-type="string">
            <text:p text:style-name="P3">bool</text:p>
          </table:table-cell>
          <table:table-cell table:style-name="Table39.C2" office:value-type="string">
            <text:p text:style-name="P2">True if the session is open</text:p>
          </table:table-cell>
        </table:table-row>
        <table:table-row table:style-name="Table39.2">
          <table:table-cell table:style-name="Table39.A2" office:value-type="string">
            <text:p text:style-name="P10">ServerSessionID</text:p>
          </table:table-cell>
          <table:table-cell table:style-name="Table39.A2" office:value-type="string">
            <text:p text:style-name="P3">byte[32]</text:p>
          </table:table-cell>
          <table:table-cell table:style-name="Table39.C2" table:number-rows-spanned="3" office:value-type="string">
            <text:p text:style-name="Table_20_Contents"><text:span text:style-name="T2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0">ClientSessionID</text:p>
          </table:table-cell>
          <table:table-cell table:style-name="Table39.A2" office:value-type="string">
            <text:p text:style-name="P3">byte[32]</text:p>
          </table:table-cell>
          <table:covered-table-cell/>
        </table:table-row>
        <table:table-row table:style-name="Table39.2">
          <table:table-cell table:style-name="Table39.A2" office:value-type="string">
            <text:p text:style-name="P10">IssuerURI</text:p>
          </table:table-cell>
          <table:table-cell table:style-name="Table39.A2" office:value-type="string">
            <text:p text:style-name="P3">byte<text:span text:style-name="T42">⁮[</text:span><text:span text:style-name="T44"> </text:span><text:span text:style-name="T42">]</text:span></text:p>
          </table:table-cell>
          <table:covered-table-cell/>
        </table:table-row>
      </table:table>
      <text:p text:style-name="P25"/>
      <text:p text:style-name="P25"><text:span text:style-name="T54">enumerateProvisioningSessions</text:span> is TBD.</text:p>
      <text:h text:style-name="P57" text:outline-level="2">abortProvisioningSession (5)</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ame</text:p>
          </table:table-cell>
          <table:table-cell table:style-name="Table4.A1" office:value-type="string">
            <text:p text:style-name="P8">Type</text:p>
          </table:table-cell>
          <table:table-cell table:style-name="Table4.C1" office:value-type="string">
            <text:p text:style-name="P8">Comment</text:p>
          </table:table-cell>
        </table:table-row>
        <table:table-row table:style-name="Table4.2">
          <table:table-cell table:style-name="Table4.A2" office:value-type="string">
            <text:p text:style-name="P10">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Name</text:p>
          </table:table-cell>
          <table:table-cell table:style-name="Table5.A1" office:value-type="string">
            <text:p text:style-name="P8">Type</text:p>
          </table:table-cell>
          <table:table-cell table:style-name="Table5.C1" office:value-type="string">
            <text:p text:style-name="P8">Comment</text:p>
          </table:table-cell>
        </table:table-row>
        <table:table-row table:style-name="Table5.2">
          <table:table-cell table:style-name="Table5.A2" office:value-type="string">
            <text:p text:style-name="P10">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25"/>
      <text:p text:style-name="Text_20_body"><text:span text:style-name="T50">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57" text:outline-level="2"><text:reference-mark-start text:name="createPUKPolicy"/>createPUKPolicy<text:reference-mark-end text:name="createPUKPolicy"/> (7)</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Name</text:p>
          </table:table-cell>
          <table:table-cell table:style-name="Table12.A1" office:value-type="string">
            <text:p text:style-name="P8">Type</text:p>
          </table:table-cell>
          <table:table-cell table:style-name="Table12.C1" office:value-type="string">
            <text:p text:style-name="P8">Comment</text:p>
          </table:table-cell>
        </table:table-row>
        <table:table-row table:style-name="Table12.2">
          <table:table-cell table:style-name="Table12.A2" office:value-type="string">
            <text:p text:style-name="P10">ProvisioningHandle</text:p>
          </table:table-cell>
          <table:table-cell table:style-name="Table12.A2" office:value-type="string">
            <text:p text:style-name="P3">int</text:p>
          </table:table-cell>
          <table:table-cell table:style-name="Table12.C2" office:value-type="string">
            <text:p text:style-name="P2">Local handle to an <text:span text:style-name="T1">open</text:span> provisioning session</text:p>
          </table:table-cell>
        </table:table-row>
        <table:table-row table:style-name="Table12.2">
          <table:table-cell table:style-name="Table12.A2" office:value-type="string">
            <text:p text:style-name="P10">ID</text:p>
          </table:table-cell>
          <table:table-cell table:style-name="Table12.A2" office:value-type="string">
            <text:p text:style-name="P3">byte<text:span text:style-name="T42">⁮[</text:span><text:span text:style-name="T44"> </text:span><text:span text:style-name="T42">]</text:span></text:p>
          </table:table-cell>
          <table:table-cell table:style-name="Table12.C2" office:value-type="string">
            <text:p text:style-name="P2">ID string with a length of 1-32 bytes holding an <text:span text:style-name="T1">external</text:span> name of the PUK policy object. <text:s text:c="2"/>PUK IDs MUST be unique <text:span text:style-name="T1">within</text:span> a provisioning session</text:p>
          </table:table-cell>
        </table:table-row>
        <table:table-row table:style-name="Table12.2">
          <table:table-cell table:style-name="Table12.A2" office:value-type="string">
            <text:p text:style-name="P10">EncryptedValue</text:p>
          </table:table-cell>
          <table:table-cell table:style-name="Table12.A2" office:value-type="string">
            <text:p text:style-name="P3">byte[<text:span text:style-name="T43">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0">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0">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Name</text:p>
          </table:table-cell>
          <table:table-cell table:style-name="Table13.A1" office:value-type="string">
            <text:p text:style-name="P8">Type</text:p>
          </table:table-cell>
          <table:table-cell table:style-name="Table13.C1" office:value-type="string">
            <text:p text:style-name="P8">Comment</text:p>
          </table:table-cell>
        </table:table-row>
        <table:table-row table:style-name="Table13.2">
          <table:table-cell table:style-name="Table13.A2" office:value-type="string">
            <text:p text:style-name="P10">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0">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25"/>
      <text:p text:style-name="P25"><text:span text:style-name="T50">createPUKPolicy</text:span><text:span text:style-name="T46"> creates a PUK policy object that is meant to be referenced by the </text:span><text:span text:style-name="CrossRef"><text:reference-ref text:reference-format="text" text:ref-name="createPINPolicy">createPINPolicy</text:reference-ref></text:span><text:span text:style-name="T46"> method. <text:s/>The purpose of a PUK is to facilitate a master key for unlocking keys that have locked-up due to faulty PIN entries. <text:s/>See TBD.</text:span></text:p>
      <text:h text:style-name="P56" text:outline-level="2"><text:reference-mark-start text:name="createPINPolicy"/><text:span text:style-name="T46">createPINPolicy</text:span><text:reference-mark-end text:name="createPINPolicy"/><text:span text:style-name="T46"> (8)</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Name</text:p>
          </table:table-cell>
          <table:table-cell table:style-name="Table14.A1" office:value-type="string">
            <text:p text:style-name="P8">Type</text:p>
          </table:table-cell>
          <table:table-cell table:style-name="Table14.C1" office:value-type="string">
            <text:p text:style-name="P8">Comment</text:p>
          </table:table-cell>
        </table:table-row>
        <table:table-row table:style-name="Table14.2">
          <table:table-cell table:style-name="Table14.A2" office:value-type="string">
            <text:p text:style-name="P10">ProvisioningHandle</text:p>
          </table:table-cell>
          <table:table-cell table:style-name="Table14.A2" office:value-type="string">
            <text:p text:style-name="P3">int</text:p>
          </table:table-cell>
          <table:table-cell table:style-name="Table14.C2" office:value-type="string">
            <text:p text:style-name="P2">Local handle to an <text:span text:style-name="T1">open</text:span> provisioning session</text:p>
          </table:table-cell>
        </table:table-row>
        <table:table-row table:style-name="Table14.2">
          <table:table-cell table:style-name="Table14.A2" office:value-type="string">
            <text:p text:style-name="P10">ID</text:p>
          </table:table-cell>
          <table:table-cell table:style-name="Table14.A2" office:value-type="string">
            <text:p text:style-name="P3">byte<text:span text:style-name="T42">⁮[</text:span><text:span text:style-name="T44"> </text:span><text:span text:style-name="T42">]</text:span></text:p>
          </table:table-cell>
          <table:table-cell table:style-name="Table14.C2" office:value-type="string">
            <text:p text:style-name="P2">ID string with a length of 1-32 bytes holding an <text:span text:style-name="T1">external</text:span> name of the PIN policy object. <text:s text:c="2"/>PIN IDs MUST be unique <text:span text:style-name="T1">within</text:span> a provisioning session</text:p>
          </table:table-cell>
        </table:table-row>
        <table:table-row table:style-name="Table14.2">
          <table:table-cell table:style-name="Table14.A2" office:value-type="string">
            <text:p text:style-name="P10">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0"><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0">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0">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0">RetryLimit</text:p>
          </table:table-cell>
          <table:table-cell table:style-name="Table14.A2" office:value-type="string">
            <text:p text:style-name="P3">byte</text:p>
          </table:table-cell>
          <table:table-cell table:style-name="Table14.C2" office:value-type="string">
            <text:p text:style-name="P2">Non-zero value holding the number of incorrect PIN values (<text:span text:style-name="T1">in a sequence</text:span>), forcing a key to lock up</text:p>
          </table:table-cell>
        </table:table-row>
        <table:table-row table:style-name="Table14.2">
          <table:table-cell table:style-name="Table14.A2" office:value-type="string">
            <text:p text:style-name="P10">Grouping</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 Control</text:reference-ref></text:span></text:p>
          </table:table-cell>
        </table:table-row>
        <table:table-row table:style-name="Table14.2">
          <table:table-cell table:style-name="Table14.A2" office:value-type="string">
            <text:p text:style-name="P10">PatternRestrictions</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 Restrictions</text:reference-ref></text:span></text:p>
          </table:table-cell>
        </table:table-row>
        <table:table-row table:style-name="Table14.2">
          <table:table-cell table:style-name="Table14.A2" office:value-type="string">
            <text:p text:style-name="P10">MinLength</text:p>
          </table:table-cell>
          <table:table-cell table:style-name="Table14.A2" office:value-type="string">
            <text:p text:style-name="P3">byte</text:p>
          </table:table-cell>
          <table:table-cell table:style-name="Table14.C2" office:value-type="string">
            <text:p text:style-name="P2">Min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0">MaxLength</text:p>
          </table:table-cell>
          <table:table-cell table:style-name="Table14.A2" office:value-type="string">
            <text:p text:style-name="P3">byte</text:p>
          </table:table-cell>
          <table:table-cell table:style-name="Table14.C2" office:value-type="string">
            <text:p text:style-name="P2">Max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0">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Name</text:p>
          </table:table-cell>
          <table:table-cell table:style-name="Table15.A1" office:value-type="string">
            <text:p text:style-name="P8">Type</text:p>
          </table:table-cell>
          <table:table-cell table:style-name="Table15.C1" office:value-type="string">
            <text:p text:style-name="P8">Comment</text:p>
          </table:table-cell>
        </table:table-row>
        <table:table-row table:style-name="Table15.2">
          <table:table-cell table:style-name="Table15.A2" office:value-type="string">
            <text:p text:style-name="P10">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0">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25"/>
      <text:p text:style-name="P25"><text:span text:style-name="T50">createPINPolicy</text:span><text:span text:style-name="T46"> creates a PIN policy object that is meant to be referenced by the </text:span><text:span text:style-name="CrossRef"><text:reference-ref text:reference-format="text" text:ref-name="createKeyPair">createKeyPair</text:reference-ref></text:span><text:span text:style-name="T46"> method.</text:span></text:p>
      <text:p text:style-name="P25"><text:span text:style-name="T46">If </text:span><text:span text:style-name="T50">PUKPolicyHandle</text:span><text:span text:style-name="T46"> is zero no PUK is associated with the PIN policy object.</text:span></text:p>
      <text:p text:style-name="P25"/>
      <text:h text:style-name="P56" text:outline-level="2"><text:reference-mark-start text:name="createKeyPair"/>createKeyPair<text:reference-mark-end text:name="createKeyPair"/> (9)</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Name</text:p>
          </table:table-cell>
          <table:table-cell table:style-name="Table16.A1" office:value-type="string">
            <text:p text:style-name="P8">Type</text:p>
          </table:table-cell>
          <table:table-cell table:style-name="Table16.C1" office:value-type="string">
            <text:p text:style-name="P8">Comment</text:p>
          </table:table-cell>
        </table:table-row>
        <table:table-row table:style-name="Table16.2">
          <table:table-cell table:style-name="Table16.A2" office:value-type="string">
            <text:p text:style-name="P10">ProvisioningHandle</text:p>
          </table:table-cell>
          <table:table-cell table:style-name="Table16.A2" office:value-type="string">
            <text:p text:style-name="P3">int</text:p>
          </table:table-cell>
          <table:table-cell table:style-name="Table16.C2" office:value-type="string">
            <text:p text:style-name="P2">Local handle to an <text:span text:style-name="T1">open</text:span> provisioning session</text:p>
          </table:table-cell>
        </table:table-row>
        <table:table-row table:style-name="Table16.2">
          <table:table-cell table:style-name="Table16.A2" office:value-type="string">
            <text:p text:style-name="P10">ID</text:p>
          </table:table-cell>
          <table:table-cell table:style-name="Table16.A2" office:value-type="string">
            <text:p text:style-name="P3">byte<text:span text:style-name="T42">⁮[</text:span><text:span text:style-name="T44"> </text:span><text:span text:style-name="T42">]</text:span></text:p>
          </table:table-cell>
          <table:table-cell table:style-name="Table16.C2" office:value-type="string">
            <text:p text:style-name="P2">ID string with a length of 1-32 bytes holding an <text:span text:style-name="T1">external</text:span> name of the key.<text:line-break/>Key IDs MUST be unique <text:span text:style-name="T1">within</text:span> a provisioning session</text:p>
          </table:table-cell>
        </table:table-row>
        <table:table-row table:style-name="Table16.2">
          <table:table-cell table:style-name="Table16.A2" office:value-type="string">
            <text:p text:style-name="P10">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10"><text:reference-mark-start text:name="pinvalue"/>PINValue<text:reference-mark-end text:name="pinvalue"/></text:p>
          </table:table-cell>
          <table:table-cell table:style-name="Table16.A2" office:value-type="string">
            <text:p text:style-name="P3">byte<text:span text:style-name="T42">⁮[</text:span><text:span text:style-name="T44"> </text:span><text:span text:style-name="T42">]</text:span></text:p>
          </table:table-cell>
          <table:table-cell table:style-name="Table16.C2" office:value-type="string">
            <text:p text:style-name="P2">PIN value must depending on <text:span text:style-name="T50">PINPolicyHandle</text:span> either be of zero length, contain a plain-text PIN value defined by the user (see <text:span text:style-name="CrossRef"><text:reference-ref text:reference-format="text" text:ref-name="pinuserdefined">UserDefined</text:reference-ref></text:span>),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10">Biometric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 Option</text:reference-ref></text:span></text:p>
          </table:table-cell>
        </table:table-row>
        <table:table-row table:style-name="Table16.2">
          <table:table-cell table:style-name="Table16.A2" office:value-type="string">
            <text:p text:style-name="P10">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50">EncryptedPrivateKey</text:span><text:span text:style-name="T28"> for backup by the issuer</text:span></text:p>
          </table:table-cell>
        </table:table-row>
        <table:table-row table:style-name="Table16.2">
          <table:table-cell table:style-name="Table16.A2" office:value-type="string">
            <text:p text:style-name="P10">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10">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50">Updatable</text:span> flag to be true, otherwise an error is returned</text:p>
          </table:table-cell>
        </table:table-row>
        <table:table-row table:style-name="Table16.2">
          <table:table-cell table:style-name="Table16.A2" office:value-type="string">
            <text:p text:style-name="P10">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 text:c="2"/>A conforming SKS MAY ignore this flag</text:p>
          </table:table-cell>
        </table:table-row>
        <table:table-row table:style-name="Table16.2">
          <table:table-cell table:style-name="Table16.A2" office:value-type="string">
            <text:p text:style-name="P10">EnablePINCaching</text:p>
          </table:table-cell>
          <table:table-cell table:style-name="Table16.A2" office:value-type="string">
            <text:p text:style-name="P3">bool</text:p>
          </table:table-cell>
          <table:table-cell table:style-name="Table16.C2" office:value-type="string">
            <text:p text:style-name="P2">True if middleware MAY cache PINs for this key</text:p>
          </table:table-cell>
        </table:table-row>
        <table:table-row table:style-name="Table16.2">
          <table:table-cell table:style-name="Table16.A2" office:value-type="string">
            <text:p text:style-name="P10">ImportPrivateKey</text:p>
          </table:table-cell>
          <table:table-cell table:style-name="Table16.A2" office:value-type="string">
            <text:p text:style-name="P3">bool</text:p>
          </table:table-cell>
          <table:table-cell table:style-name="Table16.C2" office:value-type="string">
            <text:p text:style-name="P2">True if <text:span text:style-name="CrossRef"><text:reference-ref text:reference-format="text" text:ref-name="restorePrivateKey">restorePrivateKey</text:reference-ref></text:span> is allowed for this key</text:p>
          </table:table-cell>
        </table:table-row>
        <table:table-row table:style-name="Table16.2">
          <table:table-cell table:style-name="Table16.A2" office:value-type="string">
            <text:p text:style-name="P10">KeyUsage</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Usage</text:reference-ref></text:span></text:p>
          </table:table-cell>
        </table:table-row>
        <table:table-row table:style-name="Table16.2">
          <table:table-cell table:style-name="Table16.A2" office:value-type="string">
            <text:p text:style-name="P10">FriendlyName</text:p>
          </table:table-cell>
          <table:table-cell table:style-name="Table16.A2" office:value-type="string">
            <text:p text:style-name="P3">byte<text:span text:style-name="T42">⁮[</text:span><text:span text:style-name="T44"> </text:span><text:span text:style-name="T42">]</text:span></text:p>
          </table:table-cell>
          <table:table-cell table:style-name="Table16.C2" office:value-type="string">
            <text:p text:style-name="P2">String of 0-100 bytes that will be associated with this key for use in GUIs</text:p>
          </table:table-cell>
        </table:table-row>
        <table:table-row table:style-name="Table16.2">
          <table:table-cell table:style-name="Table16.A2" office:value-type="string">
            <text:p text:style-name="P10">AttestationAlgorithm</text:p>
          </table:table-cell>
          <table:table-cell table:style-name="Table16.A2" office:value-type="string">
            <text:p text:style-name="P3">byte<text:span text:style-name="T42">⁮</text:span></text:p>
          </table:table-cell>
          <table:table-cell table:style-name="Table16.C2" office:value-type="string">
            <text:p text:style-name="P2">Attestation algorithm in <text:span text:style-name="CrossRef"><text:reference-ref text:reference-format="text" text:ref-name="local.representation">local representation</text:reference-ref></text:span>. <text:s/>See <text:span text:style-name="CrossRef"><text:reference-ref text:reference-format="text" text:ref-name="key.attestations">Key Attestations</text:reference-ref></text:span></text:p>
          </table:table-cell>
        </table:table-row>
        <table:table-row table:style-name="Table16.2">
          <table:table-cell table:style-name="Table16.A2" office:value-type="string">
            <text:p text:style-name="P10">KeyAlgorithmType</text:p>
          </table:table-cell>
          <table:table-cell table:style-name="Table16.A2" office:value-type="string">
            <text:p text:style-name="P3">byte</text:p>
          </table:table-cell>
          <table:table-cell table:style-name="Table16.C2" office:value-type="string">
            <text:p text:style-name="P2">Type of key to be generated: 0x00 = RSA, 0x01 = EC</text:p>
          </table:table-cell>
        </table:table-row>
        <table:table-row table:style-name="Table16.2">
          <table:table-cell table:style-name="Table16.C2" table:number-columns-spanned="3" office:value-type="string">
            <text:p text:style-name="P7">The following elements are only defined for RSA keys</text:p>
          </table:table-cell>
          <table:covered-table-cell/>
          <table:covered-table-cell/>
        </table:table-row>
        <table:table-row table:style-name="Table16.2">
          <table:table-cell table:style-name="Table16.A2" office:value-type="string">
            <text:p text:style-name="P10">KeySize</text:p>
          </table:table-cell>
          <table:table-cell table:style-name="Table16.A2" office:value-type="string">
            <text:p text:style-name="P3">short</text:p>
          </table:table-cell>
          <table:table-cell table:style-name="Table16.C2" office:value-type="string">
            <text:p text:style-name="P2">RSA key size in bits. <text:s/>See <text:span text:style-name="CrossRef"><text:reference-ref text:reference-format="text" text:ref-name="getDeviceData">getDeviceData</text:reference-ref></text:span></text:p>
          </table:table-cell>
        </table:table-row>
        <table:table-row table:style-name="Table16.2">
          <table:table-cell table:style-name="Table16.A2" office:value-type="string">
            <text:p text:style-name="P10">Exponent</text:p>
          </table:table-cell>
          <table:table-cell table:style-name="Table16.A2" office:value-type="string">
            <text:p text:style-name="P3">int</text:p>
          </table:table-cell>
          <table:table-cell table:style-name="Table16.C2" office:value-type="string">
            <text:p text:style-name="P2">Zero (use default) or a defined exponent. <text:s/>See <text:span text:style-name="CrossRef"><text:reference-ref text:reference-format="text" text:ref-name="getDeviceData">getDeviceData</text:reference-ref></text:span></text:p>
          </table:table-cell>
        </table:table-row>
        <table:table-row table:style-name="Table16.2">
          <table:table-cell table:style-name="Table16.C2" table:number-columns-spanned="3" office:value-type="string">
            <text:p text:style-name="P7">The following element is only defined for EC keys</text:p>
          </table:table-cell>
          <table:covered-table-cell/>
          <table:covered-table-cell/>
        </table:table-row>
        <table:table-row table:style-name="Table16.2">
          <table:table-cell table:style-name="Table16.A2" office:value-type="string">
            <text:p text:style-name="P10">NamedCurve</text:p>
          </table:table-cell>
          <table:table-cell table:style-name="Table16.A2" office:value-type="string">
            <text:p text:style-name="P3">byte<text:span text:style-name="T42">⁮</text:span></text:p>
          </table:table-cell>
          <table:table-cell table:style-name="Table16.C2" office:value-type="string">
            <text:p text:style-name="Table_20_Contents"><text:span text:style-name="T34">URI in </text:span><text:span text:style-name="CrossRef"><text:reference-ref text:reference-format="text" text:ref-name="local.representation">local representation</text:reference-ref></text:span><text:span text:style-name="T34">. <text:s/>See </text:span><text:span text:style-name="CrossRef"><text:reference-ref text:reference-format="text" text:ref-name="elliptic.curves">Elliptic Curves</text:reference-ref></text:spa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Name</text:p>
          </table:table-cell>
          <table:table-cell table:style-name="Table17.A1" office:value-type="string">
            <text:p text:style-name="P8">Type</text:p>
          </table:table-cell>
          <table:table-cell table:style-name="Table17.C1" office:value-type="string">
            <text:p text:style-name="P8">Comment</text:p>
          </table:table-cell>
        </table:table-row>
        <table:table-row table:style-name="Table17.2">
          <table:table-cell table:style-name="Table17.A2" office:value-type="string">
            <text:p text:style-name="P10">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0">GeneratedPublicKey</text:p>
          </table:table-cell>
          <table:table-cell table:style-name="Table17.A2" office:value-type="string">
            <text:p text:style-name="P3">byte<text:span text:style-name="T42">⁮[</text:span><text:span text:style-name="T44"> </text:span><text:span text:style-name="T42">]</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0">KeyAttestation</text:p>
          </table:table-cell>
          <table:table-cell table:style-name="Table17.A2" office:value-type="string">
            <text:p text:style-name="P3">byte<text:span text:style-name="T42">⁮[</text:span><text:span text:style-name="T44"> </text:span><text:span text:style-name="T42">]</text:span></text:p>
          </table:table-cell>
          <table:table-cell table:style-name="Table17.C2" office:value-type="string">
            <text:p text:style-name="P2">Attestation of the authenticity of the generated public key and associated data.<text:line-break/>See <text:span text:style-name="CrossRef"><text:reference-ref text:reference-format="text" text:ref-name="SKSAttestations">Attestations</text:reference-ref></text:span></text:p>
          </table:table-cell>
        </table:table-row>
        <table:table-row table:style-name="Table17.2">
          <table:table-cell table:style-name="Table17.A2" office:value-type="string">
            <text:p text:style-name="P10">EncryptedPrivateKey</text:p>
          </table:table-cell>
          <table:table-cell table:style-name="Table17.A2" office:value-type="string">
            <text:p text:style-name="P3">byte<text:span text:style-name="T42">⁮[</text:span><text:span text:style-name="T44"> </text:span><text:span text:style-name="T42">]</text:span></text:p>
          </table:table-cell>
          <table:table-cell table:style-name="Table17.C2" office:value-type="string">
            <text:p text:style-name="P2"><text:span text:style-name="T1">Optional</text:span>. <text:s/>This element MUST only be created if <text:span text:style-name="T50">PrivateKeyBackup</text:span> is true.<text:line-break/>If present it contains the generated private key in <text:span text:style-name="CrossRef"><text:reference-ref text:reference-format="text" text:ref-name="pkcs8">PKCS #8</text:reference-ref></text:span> format but wrapped as described in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10">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25"/>
      <text:p text:style-name="P25"><text:span text:style-name="T50">createKeyPair</text:span><text:span text:style-name="T46"> creates an asymmetric key-pair inside of the SKS according to the issuer's specification.</text:span></text:p>
      <text:p text:style-name="P25"><text:soft-page-break/><text:span text:style-name="T46">If </text:span><text:span text:style-name="T50">PINPolicyHandle</text:span><text:span text:style-name="T46"> is zero the key is not PIN-protected. </text:span></text:p>
      <text:p text:style-name="P25"><text:span text:style-name="T46">A </text:span><text:span text:style-name="T50">PINPolicyHandle</text:span><text:span text:style-name="T46"> value of 0xFFFFFFFF presumes that the target SKS supports a “device PUK/PIN”, </text:span><text:span text:style-name="T3">otherwise an error is returned</text:span><text:span text:style-name="T46">. <text:s/>The characteristics of device PINs are out of scope for the SKS specification. <text:s/>See </text:span><text:span text:style-name="CrossRef"><text:reference-ref text:reference-format="text" text:ref-name="getDeviceData">getDeviceData</text:reference-ref></text:span><text:span text:style-name="T46">.</text:span></text:p>
      <text:p text:style-name="P25"><text:span text:style-name="T46">When using </text:span><text:span text:style-name="CrossRef"><text:reference-ref text:reference-format="text" text:ref-name="keygen2">KeyGen2</text:reference-ref></text:span><text:span text:style-name="T46"> the output from </text:span><text:span text:style-name="T50">createKeyPair</text:span><text:span text:style-name="T46"> is translated as shown in the fragment below:<text:line-break/></text:span></text:p>
      <table:table table:name="Table32" table:style-name="Table32">
        <table:table-column table:style-name="Table32.A"/>
        <table:table-row>
          <table:table-cell table:style-name="Table32.A1" office:value-type="string">
            <text:p text:style-name="Standard"><text:span text:style-name="T64">&lt;</text:span><text:span text:style-name="T20">KeyOperationResponse </text:span><text:span text:style-name="T69">KeyAttestationAlgorithm</text:span><text:span text:style-name="T64">="http://xmlns.webpki.org/keygen2/1.0#algo.ka.1"</text:span><text:span text:style-name="T9">  </text:span><text:span text:style-name="T15">…</text:span><text:span text:style-name="T9"> <text:s/>&gt;</text:span><text:span text:style-name="T63"><text:line-break/></text:span></text:p>
            <text:p text:style-name="Standard"><text:span text:style-name="T63"><text:s text:c="4"/>&lt;</text:span><text:span text:style-name="T19">GeneratedPublicKey</text:span><text:span text:style-name="T63"> </text:span><text:span text:style-name="T68">ID</text:span><text:span text:style-name="T63">="Key.1" </text:span><text:span text:style-name="T68">KeyAttestation</text:span><text:span text:style-name="T63">="X2oMtrm8rRL … XyTvPuTbergHfnJw=="&gt;<text:line-break/> <text:s text:c="7"/>&lt;</text:span><text:span text:style-name="T65">ds</text:span><text:span text:style-name="T63">:</text:span><text:span text:style-name="T19">KeyInfo</text:span><text:span text:style-name="T63">&gt;<text:line-break/> <text:s text:c="11"/>&lt;</text:span><text:span text:style-name="T65">ds</text:span><text:span text:style-name="T63">:</text:span><text:span text:style-name="T19">KeyValue</text:span><text:span text:style-name="T63">&gt;<text:line-break/> <text:s text:c="15"/>&lt;</text:span><text:span text:style-name="T65">ds</text:span><text:span text:style-name="T63">:</text:span><text:span text:style-name="T19">RSAKeyValue</text:span><text:span text:style-name="T63">&gt;<text:line-break/> <text:s text:c="19"/>&lt;</text:span><text:span text:style-name="T65">ds</text:span><text:span text:style-name="T63">:</text:span><text:span text:style-name="T19">Modulus</text:span><text:span text:style-name="T63">&gt;ALhBpUjJK/mSjPAe/ … fXG8z1V3mVDZTBM7eZ&lt;/</text:span><text:span text:style-name="T65">ds</text:span><text:span text:style-name="T63">:</text:span><text:span text:style-name="T19">Modulus</text:span><text:span text:style-name="T63">&gt;<text:line-break/> <text:s text:c="19"/>&lt;</text:span><text:span text:style-name="T65">ds</text:span><text:span text:style-name="T63">:</text:span><text:span text:style-name="T19">Exponent</text:span><text:span text:style-name="T63">&gt;AQAB&lt;/</text:span><text:span text:style-name="T65">ds</text:span><text:span text:style-name="T63">:</text:span><text:span text:style-name="T19">Exponent</text:span><text:span text:style-name="T63">&gt;<text:line-break/> <text:s text:c="15"/>&lt;/</text:span><text:span text:style-name="T65">ds</text:span><text:span text:style-name="T63">:</text:span><text:span text:style-name="T19">RSAKeyValue</text:span><text:span text:style-name="T63">&gt;<text:line-break/> <text:s text:c="11"/>&lt;/</text:span><text:span text:style-name="T65">ds</text:span><text:span text:style-name="T63">:</text:span><text:span text:style-name="T19">KeyValue</text:span><text:span text:style-name="T63">&gt;<text:line-break/> <text:s text:c="7"/>&lt;/</text:span><text:span text:style-name="T65">ds</text:span><text:span text:style-name="T63">:</text:span><text:span text:style-name="T19">KeyInfo</text:span><text:span text:style-name="T63">&gt;<text:line-break/> <text:s text:c="3"/>&lt;/</text:span><text:span text:style-name="T19">GeneratedPublicKey</text:span><text:span text:style-name="T63">&gt;<text:line-break/></text:span></text:p>
            <text:p text:style-name="P44"><text:span text:style-name="T63">&lt;/</text:span><text:span text:style-name="T21">KeyOperationResponse</text:span><text:span text:style-name="T16">&gt;</text:span></text:p>
          </table:table-cell>
        </table:table-row>
      </table:table>
      <text:p text:style-name="P22"/>
      <text:p text:style-name="P22">To assure the issuer that the generated key-pair actually resides in the SKS, the public key, together with attributes and protection objects are signed (attested) by the SKS according to the following <text:span text:style-name="T1">Data</text:span> scheme:<text:line-break/></text:p>
      <text:p text:style-name="P22"/>
      <text:p text:style-name="P22"/>
      <text:p text:style-name="P22"/>
      <text:p text:style-name="P22"/>
      <text:p text:style-name="P22"/>
      <text:p text:style-name="P34">Continued on the next page...</text:p>
      <table:table table:name="Table18" table:style-name="Table18">
        <table:table-column table:style-name="Table18.A"/>
        <text:soft-page-break/>
        <table:table-row>
          <table:table-cell table:style-name="Table18.A1" office:value-type="string">
            <text:p text:style-name="P38">/////////////////////////////////////////////////////////////////////////////////</text:p>
            <text:p text:style-name="P38">// <text:reference-mark-start text:name="key.attestation.data"/>Key Attestation Data<text:reference-mark-end text:name="key.attestation.data"/> for: http://xmlns.webpki.org/keygen2/1.0#algo.ka.1 <text:s text:c="4"/>//</text:p>
            <text:p text:style-name="P38">/////////////////////////////////////////////////////////////////////////////////</text:p>
            <text:p text:style-name="P38"/>
            <text:p text:style-name="P37">addData ("PUK Policy=");</text:p>
            <text:p text:style-name="P36"><text:span text:style-name="T55">if</text:span> (PINPolicyHandle == 0 || PINPolicyHandle.PUKPolicyHandle == 0)</text:p>
            <text:p text:style-name="P36"><text:s text:c="2"/>{</text:p>
            <text:p text:style-name="P37"><text:s text:c="4"/>addData ("N/A");</text:p>
            <text:p text:style-name="P37"><text:s text:c="2"/>}</text:p>
            <text:p text:style-name="P37"><text:span text:style-name="T55">else if</text:span> (PINPolicyHandle == 0xFFFFFFFF) <text:s/><text:span text:style-name="T56">// Device PIN implies device PUK</text:span></text:p>
            <text:p text:style-name="P37"><text:s text:c="2"/>{</text:p>
            <text:p text:style-name="P37"><text:s text:c="4"/>addData ("Device");</text:p>
            <text:p text:style-name="P37"><text:s text:c="2"/>}</text:p>
            <text:p text:style-name="P37"><text:span text:style-name="T55">else</text:span> <text:s/><text:span text:style-name="T56">// Standard PUK</text:span></text:p>
            <text:p text:style-name="P37"><text:s text:c="2"/>{</text:p>
            <text:p text:style-name="P37"><text:s text:c="4"/>addData (PINPolicyHandle.PUKPolicyHandle.ID);</text:p>
            <text:p text:style-name="P37"><text:s text:c="4"/>addData (PINPolicyHandle.PUKPolicyHandle.RetryLimit);</text:p>
            <text:p text:style-name="P37"><text:s text:c="4"/>addData (PINPolicyHandle.PUKPolicyHandle.<text:span text:style-name="T1">clearTextPUKValue</text:span><text:span text:style-name="T45"> ()</text:span>);</text:p>
            <text:p text:style-name="P37"><text:s text:c="4"/>addData (PINPolicyHandle.PUKPolicyHandle.Format);</text:p>
            <text:p text:style-name="P37"><text:s text:c="2"/>}</text:p>
            <text:p text:style-name="P37">addData (<text:span text:style-name="T49">"</text:span>PIN Policy=<text:span text:style-name="T49">"</text:span>);</text:p>
            <text:p text:style-name="P36"><text:span text:style-name="T55">if</text:span> (PINPolicyHandle == 0) <text:s/><text:span text:style-name="T56">// The key is not PIN protected</text:span></text:p>
            <text:p text:style-name="P36"><text:s text:c="2"/>{</text:p>
            <text:p text:style-name="P36"><text:s text:c="4"/>addData ("N/A");</text:p>
            <text:p text:style-name="P36"><text:s text:c="2"/>}</text:p>
            <text:p text:style-name="P36"><text:span text:style-name="T55">else if</text:span> (PINPolicyHandle == 0xFFFFFFFF) <text:s/><text:span text:style-name="T56">// The key is protected by a device PIN</text:span></text:p>
            <text:p text:style-name="P36"><text:s text:c="2"/>{</text:p>
            <text:p text:style-name="P36"><text:s text:c="4"/>addData ("Device");</text:p>
            <text:p text:style-name="P36"><text:s text:c="2"/>}</text:p>
            <text:p text:style-name="P36"><text:span text:style-name="T55">else</text:span> <text:s/><text:span text:style-name="T56">// Standard PIN protection</text:span></text:p>
            <text:p text:style-name="P36"><text:span text:style-name="T56"><text:s text:c="2"/></text:span>{</text:p>
            <text:p text:style-name="P37"><text:s text:c="4"/>addData (PINPolicyHandle.ID);</text:p>
            <text:p text:style-name="P39"><text:s text:c="4"/>addData (PINPolicyHandle.UserDefined);</text:p>
            <text:p text:style-name="P39"><text:s text:c="4"/><text:span text:style-name="T55">if</text:span> (!PINPolicyHandle.UserDefined)</text:p>
            <text:p text:style-name="P39"><text:s text:c="6"/>{</text:p>
            <text:p text:style-name="P39"><text:s text:c="8"/>addData (<text:span text:style-name="T1">clearTextPINValue</text:span><text:span text:style-name="T45"> ()</text:span>);</text:p>
            <text:p text:style-name="P39"><text:s text:c="6"/>}</text:p>
            <text:p text:style-name="P39"><text:s text:c="4"/>addData (PINPolicyHandle.UserModifiable);</text:p>
            <text:p text:style-name="P37"><text:s text:c="4"/>addData (PINPolicyHandle.Format);</text:p>
            <text:p text:style-name="P39"><text:s text:c="4"/>addData (PINPolicyHandle.RetryLimit);</text:p>
            <text:p text:style-name="P39"><text:s text:c="4"/>addData (PINPolicyHandle.Grouping);</text:p>
            <text:p text:style-name="P37"><text:s text:c="4"/>addData (PINPolicyHandle.PatternRestrictions);</text:p>
            <text:p text:style-name="P37"><text:s text:c="4"/>addData (PINPolicyHandle.MinLength);</text:p>
            <text:p text:style-name="P37"><text:s text:c="4"/>addData (PINPolicyHandle.MaxLength);</text:p>
            <text:p text:style-name="P37"><text:s text:c="4"/>addData (PINPolicyHandle.InputMethod);</text:p>
            <text:p text:style-name="P37"><text:s text:c="2"/>}</text:p>
            <text:p text:style-name="P37">addData (<text:span text:style-name="T49">"</text:span>Key=<text:span text:style-name="T49">"</text:span>);</text:p>
            <text:p text:style-name="P37">addData (ID);</text:p>
            <text:p text:style-name="P37">addData (GeneratedPublicKey);</text:p>
            <text:p text:style-name="P37">addData (<text:span text:style-name="T45">PrivateKeyBackup</text:span>);</text:p>
            <text:p text:style-name="P37">addData (BiometricProtection);</text:p>
            <text:p text:style-name="P37">addData (<text:span text:style-name="T45">Migratable</text:span>);</text:p>
            <text:p text:style-name="P37">addData (<text:span text:style-name="T45">Updatable</text:span>);</text:p>
            <text:p text:style-name="P37">addData (<text:span text:style-name="T45">DeleteProtected</text:span>);</text:p>
            <text:p text:style-name="P37">addData (EnablePINCaching);</text:p>
            <text:p text:style-name="P37">addData (<text:span text:style-name="T45">ImportPrivateKey</text:span>);</text:p>
            <text:p text:style-name="P37">addData (<text:span text:style-name="T45">KeyUsage</text:span>);</text:p>
            <text:p text:style-name="P37">addData (<text:span text:style-name="T45">FriendlyName</text:span>);</text:p>
          </table:table-cell>
        </table:table-row>
      </table:table>
      <text:h text:style-name="Heading_20_2" text:outline-level="2"/>
      <text:h text:style-name="P56" text:outline-level="2"><text:reference-mark-start text:name="setCertificatePath"/>setCertificatePath<text:reference-mark-end text:name="setCertificatePath"/> (10)</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8">Name</text:p>
          </table:table-cell>
          <table:table-cell table:style-name="Table20.A1" office:value-type="string">
            <text:p text:style-name="P8">Type</text:p>
          </table:table-cell>
          <table:table-cell table:style-name="Table20.C1" office:value-type="string">
            <text:p text:style-name="P8">Comment</text:p>
          </table:table-cell>
        </table:table-row>
        <table:table-row table:style-name="Table20.2">
          <table:table-cell table:style-name="Table20.A2" office:value-type="string">
            <text:p text:style-name="P10">ProvisioningHandle</text:p>
          </table:table-cell>
          <table:table-cell table:style-name="Table20.A2" office:value-type="string">
            <text:p text:style-name="P3">int</text:p>
          </table:table-cell>
          <table:table-cell table:style-name="Table20.C2" office:value-type="string">
            <text:p text:style-name="P2">Local handle to an <text:span text:style-name="T1">open</text:span> provisioning session</text:p>
          </table:table-cell>
        </table:table-row>
        <table:table-row table:style-name="Table20.2">
          <table:table-cell table:style-name="Table20.A2" office:value-type="string">
            <text:p text:style-name="P10">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10">PathLength</text:p>
          </table:table-cell>
          <table:table-cell table:style-name="Table20.A2" office:value-type="string">
            <text:p text:style-name="P3">byte</text:p>
          </table:table-cell>
          <table:table-cell table:style-name="Table20.C2" office:value-type="string">
            <text:p text:style-name="P2">Non-zero value holding the number of <text:span text:style-name="T50">X509Certificate</text:span> objects in the call</text:p>
          </table:table-cell>
        </table:table-row>
        <table:table-row table:style-name="Table20.2">
          <table:table-cell table:style-name="Table20.A2" office:value-type="string">
            <text:p text:style-name="P10">X509Certificate...</text:p>
          </table:table-cell>
          <table:table-cell table:style-name="Table20.A2" office:value-type="string">
            <text:p text:style-name="P3">byte<text:span text:style-name="T42">⁮[</text:span><text:span text:style-name="T44"> </text:span><text:span text:style-name="T42">]</text:span></text:p>
          </table:table-cell>
          <table:table-cell table:style-name="Table20.C2" office:value-type="string">
            <text:p text:style-name="P41"><text:span text:style-name="T46">DER-encoded </text:span><text:span text:style-name="CrossRef"><text:reference-ref text:reference-format="text" text:ref-name="X.509">X.509</text:reference-ref></text:span><text:span text:style-name="T46"> certificate object</text:span> which is <text:span text:style-name="T1">repeated</text:span> as defined by</text:p>
            <text:p text:style-name="P2"><text:span text:style-name="T50">PathLength</text:span><text:span text:style-name="T41">‪‫‬‭‪‏‪‏</text:span><text:span text:style-name="T51">‎</text:span></text:p>
          </table:table-cell>
        </table:table-row>
        <table:table-row table:style-name="Table20.2">
          <table:table-cell table:style-name="Table20.A2" office:value-type="string">
            <text:p text:style-name="P10">MAC</text:p>
          </table:table-cell>
          <table:table-cell table:style-name="Table20.A2" office:value-type="string">
            <text:p text:style-name="P3">byte<text:span text:style-name="T42">⁮[</text:span><text:span text:style-name="T44"> </text:span><text:span text:style-name="T42">]</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Name</text:p>
          </table:table-cell>
          <table:table-cell table:style-name="Table21.A1" office:value-type="string">
            <text:p text:style-name="P8">Type</text:p>
          </table:table-cell>
          <table:table-cell table:style-name="Table21.C1" office:value-type="string">
            <text:p text:style-name="P8">Comment</text:p>
          </table:table-cell>
        </table:table-row>
        <table:table-row table:style-name="Table21.2">
          <table:table-cell table:style-name="Table21.A2" office:value-type="string">
            <text:p text:style-name="P10">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25"/>
      <text:p text:style-name="Text_20_body"><text:span text:style-name="T50">setCertificatePath</text:span><text:span text:style-name="T46"> attaches an </text:span><text:span text:style-name="CrossRef"><text:reference-ref text:reference-format="text" text:ref-name="X.509">X.509</text:reference-ref></text:span><text:span text:style-name="T46"> certificate path to an already created key-pair. <text:s/>See </text:span><text:span text:style-name="CrossRef"><text:reference-ref text:reference-format="text" text:ref-name="createKeyPair">createKeyPair</text:reference-ref></text:span><text:span text:style-name="T46">.</text:span></text:p>
      <text:p text:style-name="Text_20_body"><text:span text:style-name="T46">The SKS does not verify that the certificate path and the public key match for keys having the </text:span><text:span text:style-name="T50">I</text:span><text:span text:style-name="T60">mportPrivateKey</text:span><text:span text:style-name="T46"> flag set because that would disable the </text:span><text:span text:style-name="CrossRef"><text:span text:style-name="T58"><text:reference-ref text:reference-format="text" text:ref-name="restorePrivateKey">restorePrivateKey</text:reference-ref></text:span></text:span><text:span text:style-name="T46"> method. <text:s/>For other keys, the SKS MAY perform such a test although it is redundant since the </text:span><text:span text:style-name="T50">MAC</text:span><text:span text:style-name="T46"> is assumed to cater for the binding between certificate path and the generated public key. <text:s/>That is, a conforming SKS MAY always treat </text:span><text:span text:style-name="T59">certificate path</text:span><text:span text:style-name="T46"> data as “an array of blobs”.</text:span></text:p>
      <text:p text:style-name="Text_20_body"><text:span text:style-name="T34">Note that </text:span><text:span text:style-name="T53">X509Certificate</text:span><text:span text:style-name="T34"> objects MUST form an </text:span><text:span text:style-name="T32">ordered</text:span><text:span text:style-name="T33"> certificate </text:span><text:span text:style-name="T34">path so that the first object contains the end-entity certificate holding the public key of the target key‑pair.</text:span></text:p>
      <text:p text:style-name="Text_20_body">The<text:span text:style-name="T58"> certificate path</text:span> MUST NOT contain any “holes” but does not have to be complete (include all CAs).</text:p>
      <text:p text:style-name="Text_20_body"><text:span text:style-name="T61">The </text:span><text:span text:style-name="T52">MAC</text:span><text:span text:style-name="T33"> uses the method described in </text:span><text:span text:style-name="CrossRef"><text:span text:style-name="T45"><text:reference-ref text:reference-format="text" text:ref-name="MACOperations">MAC Operations</text:reference-ref></text:span></text:span><text:span text:style-name="T33"> where </text:span><text:span text:style-name="T32">Data</text:span><text:span text:style-name="T33"> is arranged as follows:</text:span></text:p>
      <text:p text:style-name="Text_20_body"><text:span text:style-name="T32"><text:tab/>Data</text:span><text:span text:style-name="T61"> = </text:span><text:span text:style-name="T52">KeyHandle.GeneratedPublicKey</text:span><text:span text:style-name="T33"> || </text:span><text:span text:style-name="T52">X509Certificate...</text:span></text:p>
      <text:p text:style-name="P29"/>
      <text:p text:style-name="P29"/>
      <text:p text:style-name="P29"/>
      <text:p text:style-name="P29"/>
      <text:p text:style-name="P29"/>
      <text:p text:style-name="P31">Continued on the next pag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7"><text:span text:style-name="T33">The following </text:span><text:span text:style-name="CrossRef"><text:span text:style-name="T45"><text:reference-ref text:reference-format="text" text:ref-name="keygen2">KeyGen2</text:reference-ref></text:span></text:span><text:span text:style-name="T33"> fragment shows its interaction with </text:span><text:span text:style-name="T52">setCertificatePath</text:span><text:span text:style-name="T33">:<text:line-break/></text:span></text:p>
      <table:table table:name="Table28" table:style-name="Table28">
        <table:table-column table:style-name="Table28.A"/>
        <table:table-row>
          <table:table-cell table:style-name="Table28.A1" office:value-type="string">
            <text:p text:style-name="P35">&lt;<text:span text:style-name="T19">CredentialDeploymentRequest </text:span><text:span text:style-name="T23">ClientSessionID</text:span><text:span text:style-name="T9">="_126992b6 … a8a6b484db8f"<text:line-break/> <text:s text:c="50"/></text:span><text:span text:style-name="T19"><text:s/></text:span><text:span text:style-name="T23">ID</text:span><text:span text:style-name="T10">="_0fa47ab3c00c … a67992b6ac61c"</text:span></text:p>
            <text:p text:style-name="P40"><text:span text:style-name="T19"><text:s text:c="52"/></text:span><text:span text:style-name="T23">IssuerURI</text:span><text:span text:style-name="T9">="https://ca.example.com/enroll" </text:span><text:span text:style-name="T6"> </text:span><text:span text:style-name="T26">…</text:span> <text:s/>&gt;</text:p>
            <text:p text:style-name="P44"><text:span text:style-name="T63"><text:line-break/>    &lt;</text:span><text:span text:style-name="T21">CertifiedPublicKey</text:span><text:span text:style-name="T63"> </text:span><text:span text:style-name="T25">ID</text:span><text:span text:style-name="T63">="Key.1" </text:span><text:span text:style-name="T25">MAC</text:span><text:span text:style-name="T63">="ngSgm4cYeJnFRuPgznqE ... H2BEElFWrM421w9SYAbY="&gt;<text:line-break/>  <text:s/>   <text:s text:c="2"/>&lt;</text:span><text:span text:style-name="T65">ds</text:span><text:span text:style-name="T63">:</text:span><text:span text:style-name="T21">X509Data</text:span><text:span text:style-name="T63">&gt;<text:line-break/>    <text:s text:c="2"/>    <text:s text:c="2"/>&lt;</text:span><text:span text:style-name="T65">ds</text:span><text:span text:style-name="T63">:</text:span><text:span text:style-name="T21">X509Certificate</text:span><text:span text:style-name="T63">&gt;MIIC2TCCAcGgAwIBAgS … NRT+VokJJsBecyALgeT0Dw==&lt;/</text:span><text:span text:style-name="T65">ds</text:span><text:span text:style-name="T63">:</text:span><text:span text:style-name="T21">X509Certificate</text:span><text:span text:style-name="T63">&gt;<text:line-break/>    <text:s text:c="4"/>&lt;</text:span><text:span text:style-name="T67">/</text:span><text:span text:style-name="T65">ds</text:span><text:span text:style-name="T63">:</text:span><text:span text:style-name="T21">X509Data</text:span><text:span text:style-name="T63">&gt;<text:line-break/> <text:s text:c="2"/> &lt;/</text:span><text:span text:style-name="T21">CertifiedPublicKey</text:span><text:span text:style-name="T63">&gt;<text:line-break/> </text:span></text:p>
            <text:p text:style-name="P44"><text:span text:style-name="T63">&lt;/</text:span><text:span text:style-name="T21">CredentialDeploymentRequest</text:span><text:span text:style-name="T63">&gt;</text:span></text:p>
          </table:table-cell>
        </table:table-row>
      </table:table>
      <text:p text:style-name="Text_20_body"/>
      <text:p text:style-name="Text_20_body"/>
      <text:p text:style-name="Text_20_body">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8">KeyGen2 Element</text:p>
          </table:table-cell>
          <table:table-cell table:style-name="Table30.B1" office:value-type="string">
            <text:p text:style-name="P8">SKS Counterpart</text:p>
          </table:table-cell>
        </table:table-row>
        <table:table-row table:style-name="Table30.2">
          <table:table-cell table:style-name="Table30.A2" office:value-type="string">
            <text:p text:style-name="P16">CredentialDeploymentRequest@ClientSessionID</text:p>
          </table:table-cell>
          <table:table-cell table:style-name="Table30.B2" office:value-type="string">
            <text:p text:style-name="P9">ProvisioningHandle.ClientSessionID</text:p>
          </table:table-cell>
        </table:table-row>
        <table:table-row table:style-name="Table30.2">
          <table:table-cell table:style-name="Table30.A2" office:value-type="string">
            <text:p text:style-name="P16">CredentialDeploymentRequest@ID</text:p>
          </table:table-cell>
          <table:table-cell table:style-name="Table30.B2" office:value-type="string">
            <text:p text:style-name="P9">ProvisioningHandle.ServerSessionID</text:p>
          </table:table-cell>
        </table:table-row>
        <table:table-row table:style-name="Table30.2">
          <table:table-cell table:style-name="Table30.A2" office:value-type="string">
            <text:p text:style-name="P16">CredentialDeploymentRequest@IssuerURI</text:p>
          </table:table-cell>
          <table:table-cell table:style-name="Table30.B2" office:value-type="string">
            <text:p text:style-name="P9">ProvisioningHandle.IssuerURI</text:p>
          </table:table-cell>
        </table:table-row>
        <table:table-row table:style-name="Table30.2">
          <table:table-cell table:style-name="Table30.A2" office:value-type="string">
            <text:p text:style-name="P16">CertifiedPublicKey@ID</text:p>
          </table:table-cell>
          <table:table-cell table:style-name="Table30.B2" office:value-type="string">
            <text:p text:style-name="P9">KeyHandle.ID</text:p>
          </table:table-cell>
        </table:table-row>
        <table:table-row table:style-name="Table30.2">
          <table:table-cell table:style-name="Table30.A2" office:value-type="string">
            <text:p text:style-name="P16">CertifiedPublicKey@MAC</text:p>
          </table:table-cell>
          <table:table-cell table:style-name="Table30.B2" office:value-type="string">
            <text:p text:style-name="P9">MAC</text:p>
          </table:table-cell>
        </table:table-row>
        <table:table-row table:style-name="Table30.2">
          <table:table-cell table:style-name="Table30.A2" office:value-type="string">
            <text:p text:style-name="P10">X509Certificate...</text:p>
          </table:table-cell>
          <table:table-cell table:style-name="Table30.B2" office:value-type="string">
            <text:p text:style-name="P9">X509Certificate...</text:p>
          </table:table-cell>
        </table:table-row>
      </table:table>
      <text:p text:style-name="Text_20_body"/>
      <text:p text:style-name="Text_20_body"><text:span text:style-name="T40">The actual </text:span><text:span text:style-name="T50">ProvisioningHandle</text:span> and <text:span text:style-name="T50">KeyHandle</text:span> can be retrieved by calling TBD and TBD respectively. <text:s text:c="2"/>Note that in an <text:span text:style-name="T1">interactive</text:span> provisioning session, the various handles and IDs involved are preferably cached by the provisioning middleware, eliminating the need for enumerating keys etc.</text:p>
      <text:h text:style-name="P56" text:outline-level="2"><text:reference-mark-start text:name="setpiggybacked"/>setPiggybackedSymmetricKey<text:reference-mark-end text:name="setpiggybacked"/> (19)</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8">Name</text:p>
          </table:table-cell>
          <table:table-cell table:style-name="Table26.A1" office:value-type="string">
            <text:p text:style-name="P8">Type</text:p>
          </table:table-cell>
          <table:table-cell table:style-name="Table26.C1" office:value-type="string">
            <text:p text:style-name="P8">Comment</text:p>
          </table:table-cell>
        </table:table-row>
        <table:table-row table:style-name="Table26.2">
          <table:table-cell table:style-name="Table26.A2" office:value-type="string">
            <text:p text:style-name="P10">ProvisioningHandle</text:p>
          </table:table-cell>
          <table:table-cell table:style-name="Table26.A2" office:value-type="string">
            <text:p text:style-name="P3">int</text:p>
          </table:table-cell>
          <table:table-cell table:style-name="Table26.C2" office:value-type="string">
            <text:p text:style-name="P2">Local handle to an <text:span text:style-name="T1">open</text:span> provisioning session</text:p>
          </table:table-cell>
        </table:table-row>
        <table:table-row table:style-name="Table26.2">
          <table:table-cell table:style-name="Table26.A2" office:value-type="string">
            <text:p text:style-name="P10">KeyHandle</text:p>
          </table:table-cell>
          <table:table-cell table:style-name="Table26.A2" office:value-type="string">
            <text:p text:style-name="P3">int</text:p>
          </table:table-cell>
          <table:table-cell table:style-name="Table26.C2" office:value-type="string">
            <text:p text:style-name="P2">Local handle to a key-pair created in the provisioning session</text:p>
          </table:table-cell>
        </table:table-row>
        <table:table-row table:style-name="Table26.2">
          <table:table-cell table:style-name="Table26.A2" office:value-type="string">
            <text:p text:style-name="P10">EncryptedKey</text:p>
          </table:table-cell>
          <table:table-cell table:style-name="Table26.A2" office:value-type="string">
            <text:p text:style-name="P3">byte<text:span text:style-name="T42">⁮[</text:span><text:span text:style-name="T44"> </text:span><text:span text:style-name="T42">]</text:span></text:p>
          </table:table-cell>
          <table:table-cell table:style-name="Table26.C2" office:value-type="string">
            <text:p text:style-name="P2">Encrypted piggybacked symmetric key</text:p>
          </table:table-cell>
        </table:table-row>
        <table:table-row table:style-name="Table26.2">
          <table:table-cell table:style-name="Table26.A2" office:value-type="string">
            <text:p text:style-name="P10">EndorsedAlgorithms</text:p>
          </table:table-cell>
          <table:table-cell table:style-name="Table26.A2" office:value-type="string">
            <text:p text:style-name="P3">byte<text:span text:style-name="T42">⁮[</text:span><text:span text:style-name="T44"> </text:span><text:span text:style-name="T42">]</text:span></text:p>
          </table:table-cell>
          <table:table-cell table:style-name="Table26.C2" office:value-type="string">
            <text:p text:style-name="P41"><text:span text:style-name="T46">Array holding granted symmetric key algorithms</text:span><text:span text:style-name="T47"> in </text:span><text:span text:style-name="CrossRef"><text:reference-ref text:reference-format="text" text:ref-name="local.representation">local representation</text:reference-ref></text:span><text:span text:style-name="T27">‎</text:span></text:p>
          </table:table-cell>
        </table:table-row>
        <table:table-row table:style-name="Table26.2">
          <table:table-cell table:style-name="Table26.A2" office:value-type="string">
            <text:p text:style-name="P10">MAC</text:p>
          </table:table-cell>
          <table:table-cell table:style-name="Table26.A2" office:value-type="string">
            <text:p text:style-name="P3">byte<text:span text:style-name="T42">⁮[</text:span><text:span text:style-name="T44"> </text:span><text:span text:style-name="T42">]</text:span></text:p>
          </table:table-cell>
          <table:table-cell table:style-name="Table26.C2" office:value-type="string">
            <text:p text:style-name="P2">Vouches for integr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Name</text:p>
          </table:table-cell>
          <table:table-cell table:style-name="Table27.A1" office:value-type="string">
            <text:p text:style-name="P8">Type</text:p>
          </table:table-cell>
          <table:table-cell table:style-name="Table27.C1" office:value-type="string">
            <text:p text:style-name="P8">Comment</text:p>
          </table:table-cell>
        </table:table-row>
        <table:table-row table:style-name="Table27.2">
          <table:table-cell table:style-name="Table27.A2" office:value-type="string">
            <text:p text:style-name="P10">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25"/>
      <text:p text:style-name="Text_20_body"><text:span text:style-name="T50">setPiggybackedSymmetricKey</text:span><text:span text:style-name="T46"> associates a symmetric key with an already created key-pair and certificate.</text:span></text:p>
      <text:p text:style-name="Text_20_body"><text:span text:style-name="T61">The </text:span><text:span text:style-name="T52">MAC</text:span><text:span text:style-name="T33"> uses the method described in </text:span><text:span text:style-name="CrossRef"><text:span text:style-name="T45"><text:reference-ref text:reference-format="text" text:ref-name="MACOperations">MAC Operations</text:reference-ref></text:span></text:span><text:span text:style-name="T33"> where </text:span><text:span text:style-name="T32">Data</text:span><text:span text:style-name="T33"> is arranged as follows:</text:span></text:p>
      <text:p text:style-name="Text_20_body"><text:span text:style-name="T32"><text:tab/>Data</text:span><text:span text:style-name="T61"> = </text:span><text:span text:style-name="T32">End-Entity-Certificate</text:span><text:span text:style-name="T33"> || </text:span><text:span text:style-name="T32">DecryptedKey</text:span><text:span text:style-name="T33"> || </text:span><text:span text:style-name="T32">EndorsedAlgorithms</text:span></text:p>
      <text:p text:style-name="P23"><text:span text:style-name="T32">End-Entity-Certificate</text:span><text:span text:style-name="T34"> is the lowest member of the certificate path (see </text:span><text:span text:style-name="CrossRef"><text:reference-ref text:reference-format="text" text:ref-name="setCertificatePath">setCertificatePath</text:reference-ref></text:span><text:span text:style-name="T34">), </text:span><text:span text:style-name="T32">DecryptedKey</text:span><text:span text:style-name="T34"> is the decrypted (see </text:span><text:span text:style-name="CrossRef"><text:reference-ref text:reference-format="text" text:ref-name="EncryptedData">Encrypted Data</text:reference-ref></text:span><text:span text:style-name="T34">) </text:span><text:span text:style-name="T53">EncryptedKey</text:span><text:span text:style-name="T34">, while </text:span><text:span text:style-name="T32">EndorsedAlgorithms</text:span><text:span text:style-name="T34"> denote the actual actual algorithms URIs sorted in alphabetical order.</text:span></text:p>
      <text:p text:style-name="P23"><text:span text:style-name="T34">Note that there can only be one symmetric key associated with a key-pair. <text:s/>S</text:span><text:span text:style-name="T34">ee </text:span><text:span text:style-name="CrossRef"><text:reference-ref text:reference-format="text" text:ref-name="keyusage">Key Usage</text:reference-ref></text:span><text:span text:style-name="T34">.</text:span></text:p>
      <text:p text:style-name="P23"><text:span text:style-name="T34"><text:line-break/>The following </text:span><text:span text:style-name="CrossRef"><text:reference-ref text:reference-format="text" text:ref-name="keygen2">KeyGen2</text:reference-ref></text:span><text:span text:style-name="T34"> fragment shows the piggyback arrangement:<text:line-break/></text:span></text:p>
      <table:table table:name="Table31" table:style-name="Table31">
        <table:table-column table:style-name="Table31.A"/>
        <table:table-row>
          <table:table-cell table:style-name="Table31.A1" office:value-type="string">
            <text:p text:style-name="P35">&lt;<text:span text:style-name="T19">CredentialDeploymentRequest </text:span><text:span text:style-name="T23">ClientSessionID</text:span><text:span text:style-name="T9">="_126992b6 … a8a6b484db8f"<text:line-break/> <text:s text:c="50"/></text:span><text:span text:style-name="T19"><text:s/></text:span><text:span text:style-name="T23">ID</text:span><text:span text:style-name="T10">="_0fa47ab3c00c … a67992b6ac61c"</text:span></text:p>
            <text:p text:style-name="P40"><text:span text:style-name="T19"><text:s text:c="52"/></text:span><text:span text:style-name="T23">IssuerURI</text:span><text:span text:style-name="T9">="https://ca.example.com/enroll" </text:span><text:span text:style-name="T6"> </text:span><text:span text:style-name="T26">…</text:span> <text:s/>&gt;</text:p>
            <text:p text:style-name="Standard"><text:span text:style-name="T64"><text:line-break/>    &lt;</text:span><text:span text:style-name="T20">CertifiedPublicKey</text:span><text:span text:style-name="T64"> </text:span><text:span text:style-name="T24">ID</text:span><text:span text:style-name="T64">="Key.1" </text:span><text:span text:style-name="T24">MAC</text:span><text:span text:style-name="T64">="ngSgm4cYeJnFRuPgznqE ... H2BEElFWrM421w9SYAbY="&gt;<text:line-break/>  <text:s/>   <text:s text:c="2"/>&lt;</text:span><text:span text:style-name="T66">ds</text:span><text:span text:style-name="T64">:</text:span><text:span text:style-name="T20">X509Data</text:span><text:span text:style-name="T64">&gt;<text:line-break/>    <text:s text:c="2"/>    <text:s text:c="2"/>&lt;</text:span><text:span text:style-name="T66">ds</text:span><text:span text:style-name="T64">:</text:span><text:span text:style-name="T20">X509Certificate</text:span><text:span text:style-name="T64">&gt;MIIC2TCCAcGgAwIBAgS … NRT+VokJJsBecyALgeT0Dw==&lt;/</text:span><text:span text:style-name="T66">ds</text:span><text:span text:style-name="T64">:</text:span><text:span text:style-name="T20">X509Certificate</text:span><text:span text:style-name="T64">&gt;<text:line-break/>    <text:s text:c="4"/>&lt;</text:span><text:span text:style-name="T30">/</text:span><text:span text:style-name="T66">ds</text:span><text:span text:style-name="T64">:</text:span><text:span text:style-name="T20">X509Data</text:span><text:span text:style-name="T64">&gt;</text:span><text:span text:style-name="T64"><text:line-break/> <text:s text:c="7"/>&lt;</text:span><text:span text:style-name="T20">PiggybackedSymmetricKey</text:span><text:span text:style-name="T64"> </text:span><text:span text:style-name="T24">EndorsedAlgorithms</text:span><text:span text:style-name="T64">=</text:span>"http://www.w3.org/2000/09/xmldsig#hmac-sha1"</text:p>
            <text:p text:style-name="Standard"><text:span text:style-name="T64"><text:s text:c="55"/></text:span><text:span text:style-name="T24">EncryptedKey</text:span><text:span text:style-name="T64">="vInt09Esmg94vcG … YU3tgIdhcNNbyE9U2QKsNB7UA="<text:line-break/> <text:s text:c="54"/></text:span><text:span text:style-name="T24">MAC</text:span><text:span text:style-name="T64">="je7KiznTlQXFdUMRl … vInumZCjxSl1CrcqcGkI="/&gt;<text:line-break/> <text:s text:c="2"/> &lt;/</text:span><text:span text:style-name="T20">CertifiedPublicKey</text:span><text:span text:style-name="T64">&gt;<text:line-break/> </text:span></text:p>
            <text:p text:style-name="P44"><text:span text:style-name="T63">&lt;/</text:span><text:span text:style-name="T21">CredentialDeploymentRequest</text:span><text:span text:style-name="T63">&gt;</text:span></text:p>
          </table:table-cell>
        </table:table-row>
      </table:table>
      <text:p text:style-name="P45"/>
      <text:p text:style-name="P23"><text:span text:style-name="T34">For details on how to map keys and sessions, see </text:span><text:span text:style-name="CrossRef"><text:reference-ref text:reference-format="text" text:ref-name="setCertificatePath">setCertificatePath</text:reference-ref></text:span><text:span text:style-name="T34">.</text:span></text:p>
      <text:p text:style-name="Standard"><text:span text:style-name="T33">Note that the purpose of the </text:span><text:span text:style-name="CrossRef"><text:span text:style-name="T45"><text:reference-ref text:reference-format="text" text:ref-name="X.509">X.509</text:reference-ref></text:span></text:span><text:span text:style-name="T33"> part is only to serve as a universal immutable public key ID which can be securely linked to a specific issuer.</text:span></text:p>
      <text:h text:style-name="Heading_20_2" text:outline-level="2"/>
      <text:h text:style-name="P56" text:outline-level="2"><text:reference-mark-start text:name="signdata"/>signData<text:reference-mark-end text:name="signdata"/> (100)</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Name</text:p>
          </table:table-cell>
          <table:table-cell table:style-name="Table29.A1" office:value-type="string">
            <text:p text:style-name="P8">Type</text:p>
          </table:table-cell>
          <table:table-cell table:style-name="Table29.C1" office:value-type="string">
            <text:p text:style-name="P8">Comment</text:p>
          </table:table-cell>
        </table:table-row>
        <table:table-row table:style-name="Table29.2">
          <table:table-cell table:style-name="Table29.A2" office:value-type="string">
            <text:p text:style-name="P10">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0">HashedData</text:p>
          </table:table-cell>
          <table:table-cell table:style-name="Table29.A2" office:value-type="string">
            <text:p text:style-name="P3">byte<text:span text:style-name="T42">⁮[</text:span><text:span text:style-name="T44"> </text:span><text:span text:style-name="T42">]</text:span></text:p>
          </table:table-cell>
          <table:table-cell table:style-name="Table29.C2" office:value-type="string">
            <text:p text:style-name="P2">Hashed data to be signed. <text:s/>Length MUST match the hash algorithm</text:p>
          </table:table-cell>
        </table:table-row>
        <table:table-row table:style-name="Table29.2">
          <table:table-cell table:style-name="Table29.A2" office:value-type="string">
            <text:p text:style-name="P10">SignatureAlgorithm</text:p>
          </table:table-cell>
          <table:table-cell table:style-name="Table29.A2" office:value-type="string">
            <text:p text:style-name="P3">byte<text:span text:style-name="T42">⁮[</text:span><text:span text:style-name="T44"> </text:span><text:span text:style-name="T42">]</text:span></text:p>
          </table:table-cell>
          <table:table-cell table:style-name="Table29.C2" office:value-type="string">
            <text:p text:style-name="Standard"><text:span text:style-name="T34">Algorithm</text:span><text:span text:style-name="T35"> in </text:span><text:span text:style-name="CrossRef"><text:span text:style-name="T29"><text:reference-ref text:reference-format="text" text:ref-name="local.representation">local representation</text:reference-ref></text:span></text:span>. <text:s/>See <text:span text:style-name="CrossRef"><text:reference-ref text:reference-format="text" text:ref-name="asym.algos">Asymmetric Key Signatures</text:reference-ref></text:span><text:span text:style-name="CrossRef"> </text:span><text:span text:style-name="T36">‎</text:span></text:p>
          </table:table-cell>
        </table:table-row>
        <table:table-row table:style-name="Table29.2">
          <table:table-cell table:style-name="Table29.A2" office:value-type="string">
            <text:p text:style-name="P10">PIN</text:p>
          </table:table-cell>
          <table:table-cell table:style-name="Table29.A2" office:value-type="string">
            <text:p text:style-name="P3">byte<text:span text:style-name="T42">⁮[</text:span><text:span text:style-name="T44"> </text:span><text:span text:style-name="T42">]</text:span></text:p>
          </table:table-cell>
          <table:table-cell table:style-name="Table29.C2" office:value-type="string">
            <text:p text:style-name="P2">Holds a PIN value or is of zero length indicating that no PIN is supplied</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Name</text:p>
          </table:table-cell>
          <table:table-cell table:style-name="Table35.A1" office:value-type="string">
            <text:p text:style-name="P8">Type</text:p>
          </table:table-cell>
          <table:table-cell table:style-name="Table35.C1" office:value-type="string">
            <text:p text:style-name="P8">Comment</text:p>
          </table:table-cell>
        </table:table-row>
        <table:table-row table:style-name="Table35.2">
          <table:table-cell table:style-name="Table35.A2" office:value-type="string">
            <text:p text:style-name="P10">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0">Result</text:p>
          </table:table-cell>
          <table:table-cell table:style-name="Table35.A2" office:value-type="string">
            <text:p text:style-name="P3">byte<text:span text:style-name="T42">⁮[</text:span><text:span text:style-name="T44"> </text:span><text:span text:style-name="T42">]</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50">signData</text:span> performs an asymmetric key signature where the data MUST be hashed <text:span text:style-name="T1">as required by the signature algorithm</text:span>.</text:p>
      <text:p text:style-name="Text_20_body">In addition to possible internal errors that do not have any obvious handling in user programs, invalid authentication data (PIN) to the key will return a non-fatal <text:span text:style-name="CrossRef"><text:reference-ref text:reference-format="text" text:ref-name="auth.error">ERROR_AUTHENTICATION</text:reference-ref></text:span> status.</text:p>
      <text:h text:style-name="P56" text:outline-level="2"><text:reference-mark-start text:name="restorePrivateKey"/>restorePrivateKey<text:reference-mark-end text:name="restorePrivateKey"/> (20)</text:h>
      <text:p text:style-name="Text_20_body">TBD</text:p>
      <text:h text:style-name="Heading_20_2" text:outline-level="2"><text:reference-mark-start text:name="enumeratealgorithms"/>enumerateAlgorithms<text:reference-mark-end text:name="enumeratealgorithms"/> (30)</text:h>
      <text:p text:style-name="Text_20_body">TBD</text:p>
      <text:h text:style-name="Heading_20_2" text:outline-level="2"><text:reference-mark-start text:name="getDeviceData"/>getDeviceData<text:reference-mark-end text:name="getDeviceData"/> (31)</text:h>
      <text:p text:style-name="Text_20_body">TBD</text:p>
      <text:h text:style-name="P60"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50">ProvisioningHandle</text:span><text:span text:style-name="T40">, ...</text:span> = <text:span text:style-name="CrossRef"><text:reference-ref text:reference-format="text" text:ref-name="createProvisioningSession">createProvisioningSession</text:reference-ref></text:span> (…)</text:p>
      <text:p text:style-name="Text_20_body"><text:span text:style-name="T50">PUKPolicyHandle</text:span> = <text:span text:style-name="CrossRef"><text:reference-ref text:reference-format="text" text:ref-name="createPUKPolicy">createPUKPolicy</text:reference-ref></text:span> (<text:span text:style-name="T50">ProvisioningHandle</text:span><text:span text:style-name="T40">, ...)</text:span></text:p>
      <text:p text:style-name="Text_20_body"><text:span text:style-name="T50">PINPolicyHandle</text:span><text:span text:style-name="T40"> = </text:span><text:span text:style-name="CrossRef"><text:reference-ref text:reference-format="text" text:ref-name="createPINPolicy">createPINPolicy</text:reference-ref></text:span><text:span text:style-name="T40"> (</text:span><text:span text:style-name="T50">ProvisioningHandle</text:span><text:span text:style-name="T40">, , </text:span><text:span text:style-name="T50">PUKPolicyHandle</text:span><text:span text:style-name="T40">, ...)</text:span></text:p>
      <text:p text:style-name="Text_20_body"><text:span text:style-name="T50">KeyHandle</text:span><text:span text:style-name="T40">, ...</text:span> = <text:span text:style-name="CrossRef"><text:reference-ref text:reference-format="text" text:ref-name="createKeyPair">createKeyPair</text:reference-ref></text:span> (<text:span text:style-name="T50">ProvisioningHandle</text:span><text:span text:style-name="T40">, , </text:span><text:span text:style-name="T50">PINPolicyHandle</text:span><text:span text:style-name="T40">, ...)</text:span></text:p>
      <text:p text:style-name="Text_20_body"><text:span text:style-name="CrossRef"><text:reference-ref text:reference-format="text" text:ref-name="setCertificatePath">setCertificatePath</text:reference-ref></text:span><text:span text:style-name="T40"> (</text:span><text:span text:style-name="T50">ProvisioningHandle</text:span><text:span text:style-name="T40">, </text:span><text:span text:style-name="T50">KeyHandle</text:span><text:span text:style-name="T40">, ...)</text:span></text:p>
      <text:p text:style-name="Text_20_body"><text:span text:style-name="CrossRef"><text:reference-ref text:reference-format="text" text:ref-name="closeProvisioningSession">closeProvisioningSession</text:reference-ref></text:span><text:span text:style-name="T40"> (</text:span><text:span text:style-name="T50">ProvisioningHandle</text:span><text:span text:style-name="T40">, ...)</text:span></text:p>
      <text:p text:style-name="P32"/>
      <text:p text:style-name="Text_20_body"><text:span text:style-name="T40">Note that </text:span><text:span text:style-name="T50">Handle</text:span><text:span text:style-name="T40"> variables are only used by local middleware, while (not shown) variables like </text:span><text:span text:style-name="T50">SK</text:span><text:span text:style-name="T40">, </text:span><text:span text:style-name="T50">MAC</text:span><text:span text:style-name="T40">, </text:span><text:span text:style-name="T50">ID</text:span><text:span text:style-name="T40">, etc. are exclusively used between the issuer and the SKS.</text:span></text:p>
      <text:p text:style-name="P32">If keys are to be created entirely locally, this requires a local software emulation of an issuer.</text:p>
      <text:p text:style-name="P32"/>
      <text:h text:style-name="Heading_20_1" text:outline-level="1">Security Considerations</text:h>
      <text:p text:style-name="P32">This document does not cover the security of the actual key-store since SKS does not differ from other systems like smart cards in this respect.</text:p>
      <text:p text:style-name="P32">However, SKS introduces a concept sometimes referred to as “air-tight” provisioning which has some specific security characteristics. <text:s/>One of the most critical operations in SKS is the creation of a random shared session key (<text:span text:style-name="T50">SK</text:span>) because if such a key is intercepted or guessed by an attacker, the integrity of the entire session is potentially jeopardized.</text:p>
      <text:p text:style-name="P32">If you take a peek at <text:span text:style-name="CrossRef"><text:reference-ref text:reference-format="text" text:ref-name="createProvisioningSession">createProvisioningSession</text:reference-ref></text:span> you will note that <text:span text:style-name="T50">SK</text:span> is encrypted by an issuer-supplied public key. <text:s/>It is pretty obvious that a malicious middleware could replace this key with one it has the private key to and the SKS wouldn't notice the difference. <text:s/>This is where the attestation signature comes in because it is computationally infeasible creating a matching signature since the public key is a part of the signed object. <text:s text:c="2"/>That is, the issuer will when receiving the response to the provisioning session request, detect if it has been manipulated and <text:span text:style-name="T1">cease the rest of the operation</text:span>.</text:p>
      <text:p text:style-name="P32">As earlier noted, the randomness of <text:span text:style-name="T50">SK</text:span> is crucial for all provisioning operations.</text:p>
      <text:p text:style-name="P32">Replay attacks are indeed feasible since there is no general rolling nonce scheme, but the SKS “book-keeping” functions will detect any irregularities during <text:span text:style-name="CrossRef"><text:reference-ref text:reference-format="text" text:ref-name="closeProvisioningSession">closeProvisioningSession</text:reference-ref></text:span>. <text:s/>This means that an issuer SHOULD NOT consider issued credentials as valid unless it has received a successful response from <text:span text:style-name="CrossRef"><text:reference-ref text:reference-format="text" text:ref-name="closeProvisioningSession">closeProvisioningSession</text:reference-ref></text:span>.</text:p>
      <text:p text:style-name="P32">The <text:span text:style-name="T53">ClientOperationLimit</text:span><text:span text:style-name="T4"> in </text:span><text:span text:style-name="CrossRef"><text:reference-ref text:reference-format="text" text:ref-name="createProvisioningSession">createProvisioningSession</text:reference-ref></text:span><text:span text:style-name="T4"> is another security measure which aims to limit exhaustive attacks on </text:span><text:span text:style-name="T53">SK</text:span><text:span text:style-name="T4">. <text:s/>In most provisioning sessions only a handful of SK-related operations are actually needed.</text:span></text:p>
      <text:p text:style-name="P28">One of the most important features in SKS is the fact that the device is identified by a digital certificate, preferably issued by a known vendor of trusted hardware. <text:s/>This enables the issuer to securely identify the key-container both from a cryptographic point of view (brand, type etc) and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28">There is no protection against DoS (Denial of Service) attacks on SKS storage space due to malicious middleware.</text:p>
      <text:p text:style-name="P28">SKS does not have any notion of policy, it is up to the issuer to decide what a suitable key size is and which private keys that should be backed-up. <text:s text:c="2"/>Provisioning middleware MAY also enforce certain policies by rejecting “bad” requests.</text:p>
      <text:p text:style-name="P28"/>
      <text:h text:style-name="Heading_20_1" text:outline-level="1">Intellectual Property Rights</text:h>
      <text:p text:style-name="P28">This document contains several constructs that <text:span text:style-name="T1">could</text:span> be patentable but the author has no such interests and therefore puts the entire design in <text:span text:style-name="T1">public domain</text:span> allowing anybody to use all or parts of it at their discretion. <text:s/>In case you adopt something you found useful in this specification, feel free mentioning where you got it from <text:span text:style-name="T70"></text:span></text:p>
      <text:p text:style-name="P28">Note: it is possible that there are pieces that already are patented by <text:span text:style-name="T1">other parties</text:span> but the author is currently unaware of any IPR encumbrances.</text:p>
      <text:h text:style-name="P60"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5">
          <table:table-cell table:style-name="Table9.A5" office:value-type="string">
            <text:p text:style-name="Text_20_body"><text:reference-mark-start text:name="ECDSA"/>ECDSA<text:reference-mark-end text:name="ECDSA"/></text:p>
          </table:table-cell>
          <table:table-cell table:style-name="Table9.A5" office:value-type="string">
            <text:p text:style-name="Table_20_Contents">TBD</text:p>
          </table:table-cell>
        </table:table-row>
        <table:table-row table:style-name="Table9.5">
          <table:table-cell table:style-name="Table9.A5" office:value-type="string">
            <text:p text:style-name="Text_20_body"><text:reference-mark-start text:name="AES256-CBC"/>AES256-CBC<text:reference-mark-end text:name="AES256-CBC"/></text:p>
          </table:table-cell>
          <table:table-cell table:style-name="Table9.A5" office:value-type="string">
            <text:p text:style-name="Table_20_Contents">TBD</text:p>
          </table:table-cell>
        </table:table-row>
        <table:table-row table:style-name="Table9.5">
          <table:table-cell table:style-name="Table9.A5" office:value-type="string">
            <text:p text:style-name="P24"><text:reference-mark-start text:name="HMAC_SHA256"/>HMAC-SHA256<text:reference-mark-end text:name="HMAC_SHA256"/></text:p>
          </table:table-cell>
          <table:table-cell table:style-name="Table9.A5" office:value-type="string">
            <text:p text:style-name="Text_20_body">TBD</text:p>
          </table:table-cell>
        </table:table-row>
        <table:table-row table:style-name="Table9.5">
          <table:table-cell table:style-name="Table9.A5" office:value-type="string">
            <text:p text:style-name="P4"><text:reference-mark-start text:name="X.509"/>X.509<text:reference-mark-end text:name="X.509"/></text:p>
          </table:table-cell>
          <table:table-cell table:style-name="Table9.A5" office:value-type="string">
            <text:p text:style-name="Text_20_body">TBD</text:p>
          </table:table-cell>
        </table:table-row>
        <table:table-row table:style-name="Table9.5">
          <table:table-cell table:style-name="Table9.A5" office:value-type="string">
            <text:p text:style-name="P24"><text:reference-mark-start text:name="SHA256"/>SHA256<text:reference-mark-end text:name="SHA256"/></text:p>
          </table:table-cell>
          <table:table-cell table:style-name="Table9.A5" office:value-type="string">
            <text:p text:style-name="Text_20_body">TBD</text:p>
          </table:table-cell>
        </table:table-row>
        <table:table-row table:style-name="Table9.5">
          <table:table-cell table:style-name="Table9.A5" office:value-type="string">
            <text:p text:style-name="P24"><text:reference-mark-start text:name="TPM1.2"/>TPM 1.2<text:reference-mark-end text:name="TPM1.2"/></text:p>
          </table:table-cell>
          <table:table-cell table:style-name="Table9.A5" office:value-type="string">
            <text:p text:style-name="Text_20_body">TBD</text:p>
          </table:table-cell>
        </table:table-row>
        <table:table-row table:style-name="Table9.5">
          <table:table-cell table:style-name="Table9.A5" office:value-type="string">
            <text:p text:style-name="P24"><text:reference-mark-start text:name="dh"/>Diffie-Hellman<text:reference-mark-end text:name="dh"/></text:p>
          </table:table-cell>
          <table:table-cell table:style-name="Table9.A5" office:value-type="string">
            <text:p text:style-name="Text_20_body">TBD</text:p>
          </table:table-cell>
        </table:table-row>
        <table:table-row table:style-name="Table9.5">
          <table:table-cell table:style-name="Table9.A5" office:value-type="string">
            <text:p text:style-name="P24"><text:reference-mark-start text:name="s/mime"/>S/MIME<text:reference-mark-end text:name="s/mime"/></text:p>
          </table:table-cell>
          <table:table-cell table:style-name="Table9.A5" office:value-type="string">
            <text:p text:style-name="Text_20_body">TBD</text:p>
          </table:table-cell>
        </table:table-row>
        <table:table-row table:style-name="Table9.5">
          <table:table-cell table:style-name="Table9.A5" office:value-type="string">
            <text:p text:style-name="P24"><text:reference-mark-start text:name="utf8"/>UTF-8<text:reference-mark-end text:name="utf8"/></text:p>
          </table:table-cell>
          <table:table-cell table:style-name="Table9.A5" office:value-type="string">
            <text:p text:style-name="Text_20_body">TBD</text:p>
          </table:table-cell>
        </table:table-row>
        <table:table-row table:style-name="Table9.5">
          <table:table-cell table:style-name="Table9.A5" office:value-type="string">
            <text:p text:style-name="P24"><text:reference-mark-start text:name="xml.encrypt"/>XML Encryption<text:reference-mark-end text:name="xml.encrypt"/></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xml.dsg"/>XML Signature<text:reference-mark-end text:name="xml.dsg"/></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fips.197"/>FIPS 197<text:reference-mark-end text:name="fips.197"/></text:p>
          </table:table-cell>
          <table:table-cell table:style-name="Table9.A5" office:value-type="string">
            <text:p text:style-name="Text_20_body">TBD</text:p>
          </table:table-cell>
        </table:table-row>
        <table:table-row table:style-name="Table9.5">
          <table:table-cell table:style-name="Table9.A5" office:value-type="string">
            <text:p text:style-name="Text_20_body"><text:reference-mark-start text:name="fips.186-3"/>FIPS 186-3<text:reference-mark-end text:name="fips.186-3"/></text:p>
          </table:table-cell>
          <table:table-cell table:style-name="Table9.A5" office:value-type="string">
            <text:p text:style-name="Text_20_body">TDB</text:p>
          </table:table-cell>
        </table:table-row>
      </table:table>
      <text:p text:style-name="Text_20_body"/>
      <text:h text:style-name="P60" text:outline-level="1">Acknowledgments</text:h>
      <text:p text:style-name="Text_20_body">There is a bunch of organizations, mailing-lists, and individuals that have been instrumental for the creation of SKS. <text:s/>I need to check who would accept to be mentioned :-)</text:p>
      <text:p text:style-name="Text_20_body"/>
      <text:h text:style-name="Heading_20_1" text:outline-level="1">Author</text:h>
      <text:p text:style-name="Text_20_body">Anders Rundgren<text:a xlink:type="simple" xlink:href="mailto:anders.rundgren@telia.com"><text:line-break/>anders.rundgren@telia.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imes New Roman1" svg:font-family="'Times New Roman'"/>
    <style:font-face style:name="Arial1" svg:font-family="Arial" style:font-family-generic="swiss"/>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5, WebPKI.org, 2010-02-10<text:tab/>Page <text:page-number text:select-page="current">3</text:page-number> of <text:page-count>2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meta:initial-creator>
    <meta:creation-date>2010-01-04T17:51:27</meta:creation-date>
    <dc:creator>Anders Rundgren</dc:creator>
    <dc:date>2010-02-10T23:03:25</dc:date>
    <meta:editing-cycles>307</meta:editing-cycles>
    <meta:editing-duration>PT77H08M23S</meta:editing-duration>
    <dc:title>Secure Key Store - API and Architecture</dc:title>
    <meta:document-statistic meta:table-count="39" meta:image-count="0" meta:object-count="2" meta:page-count="29" meta:paragraph-count="903" meta:word-count="5629" meta:character-count="40283"/>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